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4"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6666ff"/>
    </style:style>
    <style:style style:name="P29"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1" style:family="paragraph" style:parent-style-name="Text_20_body">
      <style:paragraph-properties fo:margin-left="0in" fo:margin-right="0in" fo:text-align="justify" style:justify-single-word="false" fo:text-indent="0.1965in" style:auto-text-indent="false"/>
      <style:text-properties fo:color="#800000"/>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3"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4"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0"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style:font-style-asian="normal" style:font-style-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1c9672"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2aacf1"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3"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6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67" style:family="paragraph" style:parent-style-name="Text_20_body">
      <style:paragraph-properties fo:margin-left="0in" fo:margin-right="0in" fo:text-align="justify" style:justify-single-word="false" fo:text-indent="0.1965in" style:auto-text-indent="false"/>
      <style:text-properties fo:color="#0000ff"/>
    </style:style>
    <style:style style:name="P68"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6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7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7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7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7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7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7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7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8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8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8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8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8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8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officeooo:paragraph-rsid="001e1274" fo:background-color="transparent" style:font-style-asian="italic" style:font-style-complex="italic"/>
    </style:style>
    <style:style style:name="P86" style:family="paragraph" style:parent-style-name="Text_20_body">
      <style:paragraph-properties fo:text-align="justify" style:justify-single-word="false"/>
    </style:style>
    <style:style style:name="P87" style:family="paragraph" style:parent-style-name="Text_20_body">
      <style:text-properties fo:language="ru" fo:country="RU"/>
    </style:style>
    <style:style style:name="P88" style:family="paragraph" style:parent-style-name="Text_20_body">
      <loext:graphic-properties draw:fill="solid" draw:fill-color="#eeeeee" draw:opacity="100%"/>
      <style:paragraph-properties fo:background-color="#eeeeee"/>
      <style:text-properties fo:language="ru" fo:country="RU"/>
    </style:style>
    <style:style style:name="P8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90" style:family="paragraph" style:parent-style-name="Text_20_body">
      <loext:graphic-properties draw:fill="solid" draw:fill-color="#eeeeee" draw:opacity="100%"/>
      <style:paragraph-properties fo:background-color="#eeeeee"/>
    </style:style>
    <style:style style:name="P91" style:family="paragraph" style:parent-style-name="First_20_line_20_indent">
      <loext:graphic-properties draw:fill="solid" draw:fill-color="#eeeeee" draw:opacity="100%"/>
      <style:paragraph-properties fo:background-color="#eeeeee"/>
      <style:text-properties fo:language="ru" fo:country="RU"/>
    </style:style>
    <style:style style:name="P9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93" style:family="paragraph" style:parent-style-name="Text_20_body">
      <style:paragraph-properties fo:margin-left="0in" fo:margin-right="0in" fo:text-align="justify" style:justify-single-word="false" fo:text-indent="0in" style:auto-text-indent="false"/>
    </style:style>
    <style:style style:name="P94" style:family="paragraph" style:parent-style-name="Text_20_body">
      <style:paragraph-properties fo:margin-left="0in" fo:margin-right="0in" fo:text-align="justify" style:justify-single-word="false" fo:text-indent="0in" style:auto-text-indent="false"/>
      <style:text-properties fo:color="#800000"/>
    </style:style>
    <style:style style:name="P9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96" style:family="paragraph" style:parent-style-name="Text_20_body">
      <style:paragraph-properties fo:margin-left="0in" fo:margin-right="0in" fo:text-align="center" style:justify-single-word="false" fo:text-indent="0in" style:auto-text-indent="false"/>
    </style:style>
    <style:style style:name="P9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9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9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0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0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06" style:family="paragraph" style:parent-style-name="Footnote">
      <style:paragraph-properties fo:margin-left="0in" fo:margin-right="0in" fo:text-indent="0in" style:auto-text-indent="false"/>
      <style:text-properties fo:language="en" fo:country="US"/>
    </style:style>
    <style:style style:name="P107" style:family="paragraph" style:parent-style-name="Footnote">
      <style:text-properties fo:language="en" fo:country="US"/>
    </style:style>
    <style:style style:name="P108" style:family="paragraph" style:parent-style-name="Footnote">
      <style:text-properties fo:language="ru" fo:country="RU"/>
    </style:style>
    <style:style style:name="P109" style:family="paragraph" style:parent-style-name="Footnote">
      <style:text-properties style:use-window-font-color="true" fo:language="ru" fo:country="RU"/>
    </style:style>
    <style:style style:name="P11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1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1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1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1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1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1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17"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18" style:family="paragraph" style:parent-style-name="Text_20_body" style:list-style-name="L1">
      <style:paragraph-properties fo:text-align="justify" style:justify-single-word="false"/>
    </style:style>
    <style:style style:name="P119" style:family="paragraph" style:parent-style-name="Text_20_body" style:list-style-name="L1">
      <style:paragraph-properties fo:text-align="justify" style:justify-single-word="false"/>
      <style:text-properties fo:language="ru" fo:country="RU"/>
    </style:style>
    <style:style style:name="P120" style:family="paragraph" style:parent-style-name="Text_20_body" style:list-style-name="L2">
      <style:paragraph-properties fo:text-align="justify" style:justify-single-word="false"/>
      <style:text-properties fo:language="ru" fo:country="RU"/>
    </style:style>
    <style:style style:name="P121"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22" style:family="paragraph" style:parent-style-name="Text_20_body" style:list-style-name="L3">
      <style:text-properties fo:language="ru" fo:country="RU"/>
    </style:style>
    <style:style style:name="P12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2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0a249" officeooo:paragraph-rsid="003a5830" fo:background-color="transparent" style:font-style-asian="italic" style:font-style-complex="italic"/>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rsid="00340a7c" officeooo:paragraph-rsid="00340a7c" fo:background-color="transparent" style:font-style-asian="italic" style:font-style-complex="italic"/>
    </style:style>
    <style:style style:name="P12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2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8417f" fo:background-color="transparent" style:font-style-asian="italic" style:font-style-complex="italic"/>
    </style:style>
    <style:style style:name="P12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b4bd8" fo:background-color="transparent" style:font-style-asian="italic" style:font-style-complex="italic"/>
    </style:style>
    <style:style style:name="P12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32b721" fo:background-color="transparent" style:font-style-asian="italic" style:font-style-complex="italic"/>
    </style:style>
    <style:style style:name="P13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43f8fd" fo:background-color="transparent" style:font-style-asian="italic" style:font-style-complex="italic"/>
    </style:style>
    <style:style style:name="P13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4596ab" fo:background-color="transparent" style:font-style-asian="italic" style:font-style-complex="italic"/>
    </style:style>
    <style:style style:name="P13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33"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officeooo:paragraph-rsid="0048f929" fo:background-color="transparent" style:font-style-asian="italic" style:font-style-complex="italic"/>
    </style:style>
    <style:style style:name="P13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3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3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38"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39" style:family="paragraph" style:parent-style-name="Heading_20_1">
      <loext:graphic-properties draw:fill="solid" draw:fill-color="#eeeeee" draw:opacity="100%"/>
      <style:paragraph-properties fo:background-color="#eeeeee"/>
    </style:style>
    <style:style style:name="P140" style:family="paragraph" style:parent-style-name="Heading_20_1">
      <style:paragraph-properties fo:margin-left="0in" fo:margin-right="0in" fo:text-align="center" style:justify-single-word="false" fo:text-indent="0.1965in" style:auto-text-indent="false"/>
    </style:style>
    <style:style style:name="P141" style:family="paragraph" style:parent-style-name="Heading_20_2">
      <style:text-properties fo:language="en" fo:country="US"/>
    </style:style>
    <style:style style:name="P142" style:family="paragraph" style:parent-style-name="Heading_20_2">
      <style:text-properties fo:language="ru" fo:country="RU"/>
    </style:style>
    <style:style style:name="P143" style:family="paragraph" style:parent-style-name="Heading_20_2">
      <loext:graphic-properties draw:fill="solid" draw:fill-color="#eeeeee" draw:opacity="100%"/>
      <style:paragraph-properties fo:background-color="#eeeeee"/>
      <style:text-properties fo:language="ru" fo:country="RU"/>
    </style:style>
    <style:style style:name="P144" style:family="paragraph" style:parent-style-name="Heading_20_2">
      <loext:graphic-properties draw:fill="solid" draw:fill-color="#eeeeee" draw:opacity="100%"/>
      <style:paragraph-properties fo:background-color="#eeeeee"/>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ru" fo:country="RU" officeooo:rsid="001fbafa"/>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font-style="italic" style:font-style-asian="italic" style:font-style-complex="italic"/>
    </style:style>
    <style:style style:name="T10" style:family="text">
      <style:text-properties fo:language="en" fo:country="US" fo:font-weight="bold" style:font-weight-asian="bold" style:font-weight-complex="bold"/>
    </style:style>
    <style:style style:name="T11" style:family="text">
      <style:text-properties fo:language="en" fo:country="US" fo:font-weight="normal" style:font-weight-asian="normal" style:font-weight-complex="normal"/>
    </style:style>
    <style:style style:name="T12" style:family="text">
      <style:text-properties fo:language="en" fo:country="US" officeooo:rsid="001e1274"/>
    </style:style>
    <style:style style:name="T13" style:family="text">
      <style:text-properties fo:language="en" fo:country="US" officeooo:rsid="003457d2"/>
    </style:style>
    <style:style style:name="T14" style:family="text">
      <style:text-properties fo:language="en" fo:country="US" officeooo:rsid="00368160"/>
    </style:style>
    <style:style style:name="T15" style:family="text">
      <style:text-properties fo:language="en" fo:country="US" officeooo:rsid="0030a249"/>
    </style:style>
    <style:style style:name="T16" style:family="text">
      <style:text-properties fo:color="#ff3333"/>
    </style:style>
    <style:style style:name="T17" style:family="text">
      <style:text-properties fo:color="#ff3333" fo:language="ru" fo:country="RU"/>
    </style:style>
    <style:style style:name="T18" style:family="text">
      <style:text-properties fo:color="#ff3333" fo:language="ru" fo:country="RU" fo:font-style="normal" style:font-style-asian="normal" style:font-style-complex="normal"/>
    </style:style>
    <style:style style:name="T19" style:family="text">
      <style:text-properties fo:color="#ff3333" fo:font-style="normal" style:font-style-asian="normal" style:font-style-complex="normal"/>
    </style:style>
    <style:style style:name="T20" style:family="text">
      <style:text-properties fo:font-style="italic" style:font-style-asian="italic" style:font-style-complex="italic"/>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fo:background-color="transparent" loext:char-shading-value="0" style:font-style-asian="normal" style:font-style-complex="normal"/>
    </style:style>
    <style:style style:name="T25" style:family="text">
      <style:text-properties fo:color="#800000" fo:language="ru" fo:country="RU" fo:font-style="normal" style:font-style-asian="normal" style:font-style-complex="normal"/>
    </style:style>
    <style:style style:name="T26" style:family="text">
      <style:text-properties fo:color="#800000" fo:language="ru" fo:country="RU" fo:background-color="transparent" loext:char-shading-value="0"/>
    </style:style>
    <style:style style:name="T27" style:family="text">
      <style:text-properties fo:color="#800000" fo:language="en" fo:country="US"/>
    </style:style>
    <style:style style:name="T28" style:family="text">
      <style:text-properties fo:color="#800000" fo:language="en" fo:country="US" fo:font-style="normal" style:font-style-asian="normal" style:font-style-complex="normal"/>
    </style:style>
    <style:style style:name="T29" style:family="text">
      <style:text-properties fo:color="#800000" officeooo:rsid="0036816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en" fo:country="US"/>
    </style:style>
    <style:style style:name="T39" style:family="text">
      <style:text-properties style:use-window-font-color="true" fo:language="en" fo:country="US" fo:font-style="normal" style:font-style-asian="normal" style:font-style-complex="normal"/>
    </style:style>
    <style:style style:name="T40" style:family="text">
      <style:text-properties style:use-window-font-color="true" fo:language="en" fo:country="US" fo:font-style="normal" fo:background-color="transparent" loext:char-shading-value="0" style:font-style-asian="normal" style:font-style-complex="normal"/>
    </style:style>
    <style:style style:name="T41" style:family="text">
      <style:text-properties style:use-window-font-color="true" fo:language="en" fo:country="US" fo:font-weight="normal" style:font-weight-asian="normal" style:font-weight-complex="normal"/>
    </style:style>
    <style:style style:name="T42" style:family="text">
      <style:text-properties style:use-window-font-color="true" fo:font-style="normal" style:font-style-asian="normal" style:font-style-complex="normal"/>
    </style:style>
    <style:style style:name="T43" style:family="text">
      <style:text-properties style:use-window-font-color="true" fo:font-style="normal" fo:background-color="transparent" loext:char-shading-value="0" style:font-style-asian="normal" style:font-style-complex="normal"/>
    </style:style>
    <style:style style:name="T44" style:family="text">
      <style:text-properties fo:background-color="transparent" loext:char-shading-value="0"/>
    </style:style>
    <style:style style:name="T45" style:family="text">
      <style:text-properties style:text-position="super 58%"/>
    </style:style>
    <style:style style:name="T46" style:family="text">
      <style:text-properties fo:color="#c5000b"/>
    </style:style>
    <style:style style:name="T47" style:family="text">
      <style:text-properties fo:language="fr" fo:country="FR"/>
    </style:style>
    <style:style style:name="T48" style:family="text">
      <style:text-properties fo:color="#0000ff"/>
    </style:style>
    <style:style style:name="T49" style:family="text">
      <style:text-properties fo:color="#3333ff"/>
    </style:style>
    <style:style style:name="T50" style:family="text">
      <style:text-properties fo:font-style="normal" style:font-style-asian="normal" style:font-style-complex="normal"/>
    </style:style>
    <style:style style:name="T51" style:family="text">
      <style:text-properties fo:color="#0066ff"/>
    </style:style>
    <style:style style:name="T52" style:family="text">
      <style:text-properties fo:color="#0066ff" fo:language="en" fo:country="US" fo:font-style="normal" fo:background-color="transparent" loext:char-shading-value="0" style:font-style-asian="normal" style:font-style-complex="normal"/>
    </style:style>
    <style:style style:name="T53" style:family="text">
      <style:text-properties fo:background-color="#ffff00" loext:char-shading-value="0"/>
    </style:style>
    <style:style style:name="T54" style:family="text">
      <style:text-properties fo:color="#00ccff"/>
    </style:style>
    <style:style style:name="T55" style:family="text">
      <style:text-properties fo:font-weight="normal" style:font-weight-asian="normal" style:font-weight-complex="normal"/>
    </style:style>
    <style:style style:name="T56" style:family="text">
      <style:text-properties fo:font-weight="normal" officeooo:rsid="00237b85" style:font-weight-asian="normal" style:font-weight-complex="normal"/>
    </style:style>
    <style:style style:name="T57" style:family="text">
      <style:text-properties officeooo:rsid="001e1274"/>
    </style:style>
    <style:style style:name="T58" style:family="text">
      <style:text-properties officeooo:rsid="00211e47"/>
    </style:style>
    <style:style style:name="T59" style:family="text">
      <style:text-properties officeooo:rsid="002376d5"/>
    </style:style>
    <style:style style:name="T60" style:family="text">
      <style:text-properties officeooo:rsid="002509f7"/>
    </style:style>
    <style:style style:name="T61" style:family="text">
      <style:text-properties officeooo:rsid="002625bc"/>
    </style:style>
    <style:style style:name="T62" style:family="text">
      <style:text-properties style:text-underline-style="none"/>
    </style:style>
    <style:style style:name="T63" style:family="text">
      <style:text-properties style:text-underline-style="none" officeooo:rsid="002625bc"/>
    </style:style>
    <style:style style:name="T64" style:family="text">
      <style:text-properties style:text-underline-style="none" officeooo:rsid="002bd3ca"/>
    </style:style>
    <style:style style:name="T65" style:family="text">
      <style:text-properties style:text-underline-style="none" officeooo:rsid="002c2d13"/>
    </style:style>
    <style:style style:name="T66" style:family="text">
      <style:text-properties officeooo:rsid="0029280e"/>
    </style:style>
    <style:style style:name="T67" style:family="text">
      <style:text-properties officeooo:rsid="002aacf1"/>
    </style:style>
    <style:style style:name="T68" style:family="text">
      <style:text-properties officeooo:rsid="002b0f04"/>
    </style:style>
    <style:style style:name="T69" style:family="text">
      <style:text-properties officeooo:rsid="0030a249"/>
    </style:style>
    <style:style style:name="T70" style:family="text">
      <style:text-properties officeooo:rsid="003457d2"/>
    </style:style>
    <style:style style:name="T71" style:family="text">
      <style:text-properties officeooo:rsid="0035d449"/>
    </style:style>
    <style:style style:name="T72" style:family="text">
      <style:text-properties officeooo:rsid="003a3f9e"/>
    </style:style>
    <style:style style:name="T73" style:family="text">
      <style:text-properties officeooo:rsid="003a5830"/>
    </style:style>
    <style:style style:name="T74" style:family="text">
      <style:text-properties officeooo:rsid="003b4bd8"/>
    </style:style>
    <style:style style:name="T75" style:family="text">
      <style:text-properties officeooo:rsid="0040193d"/>
    </style:style>
    <style:style style:name="T76" style:family="text">
      <style:text-properties officeooo:rsid="004041e3"/>
    </style:style>
    <style:style style:name="T77" style:family="text">
      <style:text-properties officeooo:rsid="004596ab"/>
    </style:style>
    <style:style style:name="T78" style:family="text">
      <style:text-properties officeooo:rsid="0048f929"/>
    </style:style>
    <style:style style:name="T79" style:family="text">
      <style:text-properties officeooo:rsid="0049d64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0"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8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896622032196148198" text:style-name="L1">
        <text:list-item>
          <text:p text:style-name="P118">добавить детектив <text:span text:style-name="T1">(реализовано)</text:span>+ магические уроки/трактаты Старсвирла (реализовано)</text:p>
        </text:list-item>
        <text:list-item>
          <text:p text:style-name="P119">Терра несколько раз пытается убить Макса (один раз — в аквапарке). Несколько раз Макса спасает Селестия (даёт приказы Нексусу)</text:p>
        </text:list-item>
        <text:list-item>
          <text:p text:style-name="P119">Книги:</text:p>
        </text:list-item>
      </text:list>
      <text:list xml:id="list660819565108572651" text:style-name="L2">
        <text:list-item>
          <text:p text:style-name="P120">«Великие грифоны прошлого» - из канона (5<text:span text:style-name="T7">s8e)</text:span></text:p>
        </text:list-item>
        <text:list-item>
          <text:p text:style-name="P120">«Высшие заклинания в повседневном использовании: от песчинки до дворца»</text:p>
        </text:list-item>
        <text:list-item>
          <text:p text:style-name="P121">«Малоизвестные аспекты магии трансформаций»</text:p>
        </text:list-item>
        <text:list-item>
          <text:p text:style-name="P120">«...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20">Дасти Вейфарер «Зебрианская культура, быт и фольклор»</text:p>
        </text:list-item>
        <text:list-item>
          <text:p text:style-name="P120">«Краткая история Эквестрии»</text:p>
        </text:list-item>
        <text:list-item>
          <text:p text:style-name="P120">«Шедевры архитектуры Эквестрии» с разделом о Кантерлотском Королевском Дворце</text:p>
        </text:list-item>
        <text:list-item>
          <text:p text:style-name="P120">«Великие дела и великие чары». Страница 893: …</text:p>
        </text:list-item>
        <text:list-item>
          <text:p text:style-name="P120">«Природа Проклятий» - обмен</text:p>
        </text:list-item>
        <text:list-item>
          <text:p text:style-name="P120">«<text:span text:style-name="T44">Магия для Чайников</text:span>» - обмен</text:p>
        </text:list-item>
        <text:list-item>
          <text:p text:style-name="P120">«Энциклопедия Арканум» - обмен</text:p>
        </text:list-item>
        <text:list-item>
          <text:p text:style-name="P120">«О Гейсах» - обмен</text:p>
        </text:list-item>
        <text:list-item>
          <text:p text:style-name="P120">«<text:span text:style-name="T53">Тайны Тайных Наук</text:span>» - обмен</text:p>
        </text:list-item>
        <text:list-item>
          <text:p text:style-name="P121">«Основы Заклятий» - обмен</text:p>
        </text:list-item>
        <text:list-item>
          <text:p text:style-name="P120">«Мамочка, А Что Это Истекает Из Моего Рога? - Введение В Магию Для Маленьких <text:soft-page-break/>Единорогов» - обмен</text:p>
        </text:list-item>
      </text:list>
      <text:p text:style-name="P5"/>
      <text:h text:style-name="Heading_20_2" text:outline-level="2">Факты об Эквестрии <text:span text:style-name="T1">(согласовать с вики)</text:span></text:h>
      <text:list xml:id="list5528666557043251814" text:style-name="L3">
        <text:list-item>
          <text:p text:style-name="P122">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22">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22">Селестия — переменчивая пони. В одно время не строгая, а в другое может быть такой, что страшно становится</text:p>
        </text:list-item>
        <text:list-item>
          <text:p text:style-name="P122">У Селестии были такие элементы гармонии: Магия, Доброта, Смех. У Луны — Верность, Честность, Щедрость. (ксенофазия)</text:p>
        </text:list-item>
        <text:list-item>
          <text:p text:style-name="P122">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22">Около 820-ти лет назад будущий маг Лайтнинг Стар поступил на обучение к наставнику Тииспоту</text:p>
        </text:list-item>
        <text:list-item>
          <text:p text:style-name="P122">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22">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22">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22">У Селестии грива и хвост развеваются и переливаются от магического шампуня</text:p>
        </text:list-item>
        <text:list-item>
          <text:p text:style-name="P122">Тело Селестии очень крепкое — может выдержать несколько тонн земли</text:p>
        </text:list-item>
        <text:list-item>
          <text:p text:style-name="P122">Дискорд намного старше принцесс, его магия сильнее ихней на голову</text:p>
        </text:list-item>
        <text:list-item>
          <text:p text:style-name="P122">Луна младше Селестии на 3 года. Сёстрам около 5000 лет. По другим данным, Селестии около 2500 лет (Обмен).</text:p>
        </text:list-item>
        <text:list-item>
          <text:p text:style-name="P122">Принцессы начали войну с Дискордом в возрасте, когда им было около 700 лет — и продолжалась война почти сто лет</text:p>
        </text:list-item>
        <text:list-item>
          <text:p text:style-name="P122">Самый главный враг сестёр и Дискорда — скука</text:p>
        </text:list-item>
        <text:list-item>
          <text:p text:style-name="P122">В Эквестрии на одного жеребца приходится четыре - пять кобыл</text:p>
        </text:list-item>
        <text:list-item>
          <text:p text:style-name="P122">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22">Селестия в первые полторы тысячи лет путешествовала — и заварила несколько войн (две — с Эквестрией, в одной была против Луны)</text:p>
        </text:list-item>
        <text:list-item>
          <text:p text:style-name="P122">Настоящий цвет гривы Селестии — клубнично-розовая. Радужный цвет гривы и хвоста поддерживается магией</text:p>
        </text:list-item>
        <text:list-item>
          <text:p text:style-name="P122">Кроме Дискорда, старше сестёр ещё старейшина драконов</text:p>
        </text:list-item>
        <text:list-item>
          <text:p text:style-name="P122">Кэйденс не прожила и 60-ти лет и является низкорожденной</text:p>
        </text:list-item>
        <text:list-item>
          <text:p text:style-name="P122">Драконы — единственные из разумных рас мира Эквестрии, которые могут иметь потомство от <text:soft-page-break/>любого вида не прибегая к магии. И первым ребёнком всегда будет дракон (а все последующие — не драконами)</text:p>
        </text:list-item>
        <text:list-item>
          <text:p text:style-name="P122">Народ тихо фигел от нововведений и с ещё большим ожесточением продолжал делать по-своему</text:p>
        </text:list-item>
        <text:list-item>
          <text:p text:style-name="P122">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22">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22">Когда пони женятся, они обмениваются ножными браслетами</text:p>
        </text:list-item>
        <text:list-item>
          <text:p text:style-name="P122">Светилами, кроме сестёр, могут управлять единороги (группы), Дискорд, Твайлайт и Старсвирл</text:p>
        </text:list-item>
        <text:list-item>
          <text:p text:style-name="P122">Королева Кризалис — правительница Зелёной Долины</text:p>
        </text:list-item>
        <text:list-item>
          <text:p text:style-name="P122">Мать Луны и Селестии — аликорн Лорен. Мать Дискорда — Алиса (пони-человек)</text:p>
        </text:list-item>
        <text:list-item>
          <text:p text:style-name="P122">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8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8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86">Искусственный интеллект. Создан Владом и Максом. Разработан для управления корпорациями.</text:p>
      <text:h text:style-name="Heading_20_3" text:outline-level="3">Норф</text:h>
      <text:p text:style-name="P8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8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7">(2500 ?)</text:span>. Страдает о скуки.</text:p>
      <text:h text:style-name="Heading_20_3" text:outline-level="3">Луна</text:h>
      <text:p text:style-name="P8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8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8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8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9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9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9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9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9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9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9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93">Единорог. Холост, молод, мечтателен. Живёт в Кантерлоте. В свободное время рисует облака.</text:p>
      <text:h text:style-name="Heading_20_3" text:outline-level="3">Алекс</text:h>
      <text:p text:style-name="P93">Менеджер проектов, над одним из которых (Нексус) работает Макс.</text:p>
      <text:h text:style-name="Heading_20_3" text:outline-level="3">Ростик</text:h>
      <text:p text:style-name="P93">Лидер команды тестировщиков</text:p>
      <text:h text:style-name="Heading_20_3" text:outline-level="3">Стас</text:h>
      <text:p text:style-name="P93">Программист-новичок в команде Макса.</text:p>
      <text:h text:style-name="Heading_20_3" text:outline-level="3"><text:soft-page-break/>Рома</text:h>
      <text:p text:style-name="P93">Программист в команде UI-программистов</text:p>
      <text:h text:style-name="Heading_20_3" text:outline-level="3">Анджела</text:h>
      <text:p text:style-name="P93">Сисадмин. Флиртует с Максом.</text:p>
      <text:p text:style-name="P93"/>
      <text:h text:style-name="Heading_20_2" text:outline-level="2">Положения</text:h>
      <text:p text:style-name="P9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8">В <text:span text:style-name="T1">конце</text:span> каждой главы <text:span text:style-name="T1">(чтобы не спойлерить)</text:span> - рисунок мозаики, отображающий суть главы.</text:p>
      <text:p text:style-name="P28"/>
      <text:h text:style-name="P141" text:outline-level="2">1. Терра</text:h>
      <text:p text:style-name="P27">музыка - кондовая электронная, холодная и отчаянная (Electronics “Disappointed”)</text:p>
      <text:p text:style-name="P95">&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5"><text:note text:id="ftn1" text:note-class="footnote"><text:note-citation>1</text:note-citation><text:note-body><text:p text:style-name="P10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07">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7">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2"><text:span text:style-name="T1">Пиздец! Мало того, что годы без отпусков на работе просиживал, так и теперь от них не спрячешься.</text:span><text:span text:style-name="T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7">RnD-</text:span><text:span text:style-name="T1">зоны</text:span><text:span text:style-name="T1"><text:note text:id="ftn3" text:note-class="footnote"><text:note-citation>3</text:note-citation><text:note-body><text:p text:style-name="P10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7">UI</text:span>-программистов.</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6"/>
      <text:p text:style-name="P63"><text:span text:style-name="T7">&gt;\</text:span>Привет, Нексус. Это Макс.</text:p>
      <text:p text:style-name="P63"><text:span text:style-name="T7">&lt;\</text:span>Привет Макс. <text:span text:style-name="T1">Рад тебя видеть. Где ты отсутствовал три дня?</text:span></text:p>
      <text:p text:style-name="P63"><text:span text:style-name="T7">&gt;\</text:span><text:span text:style-name="T1">Неважно.</text:span><text:span text:style-name="T7"> </text:span>Выдай <text:span text:style-name="T1">общую </text:span>диагностику <text:span text:style-name="T1">на экран</text:span> в сжатом формате.</text:p>
      <text:p text:style-name="P25"/>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3"><text:span text:style-name="T7">&gt;\</text:span>Как называется наш проект?</text:p>
      <text:p text:style-name="P63"><text:span text:style-name="T7">&lt;\</text:span>Дайсон.</text:p>
      <text:p text:style-name="P63"><text:span text:style-name="T7">&gt;\</text:span>Сколько тебе лет?</text:p>
      <text:p text:style-name="P63"><text:soft-page-break/><text:span text:style-name="T7">&lt;\</text:span>Два года с начала запуска кластера.</text:p>
      <text:p text:style-name="P63"><text:span text:style-name="T7">&gt;\</text:span>Какой сейчас год?</text:p>
      <text:p text:style-name="P63"><text:span text:style-name="T7">&gt;\</text:span>202<text:span text:style-name="T1">1</text:span>-й.</text:p>
      <text:p text:style-name="P26"/>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3"><text:span text:style-name="T7">&gt;\</text:span>Нексус, отключи память <text:span text:style-name="T1">заданий</text:span> за последнюю неделю.</text:p>
      <text:p text:style-name="P63"><text:span text:style-name="T7">&lt;\</text:span>Выполнено.</text:p>
      <text:p text:style-name="P63"><text:span text:style-name="T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3"><text:span text:style-name="T7">&lt;\</text:span><text:span text:style-name="T1">Тебя понял. Читаю задачу...</text:span></text:p>
      <text:p text:style-name="P64">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64">Ограничени<text:span text:style-name="T1">е 1:</text:span><text:span text:style-name="T7"> </text:span><text:span text:style-name="T1">нельзя</text:span> подать в суд на компанию Б и ждать результатов, так как за время разбирательства компания А обанкротится.</text:p>
      <text:p text:style-name="P64">Ограничени<text:span text:style-name="T1">е 2: решение должно находиться в правовых рамках уголовного и административного кодекса.</text:span></text:p>
      <text:p text:style-name="P64">Задание:<text:span text:style-name="T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64"><text:span text:style-name="T7">&lt;\</text:span><text:span text:style-name="T1">Выполняю задачу</text:span>...</text:p>
      <text:p text:style-name="P64"><text:span text:style-name="T7">&lt;\</text:span>...</text:p>
      <text:p text:style-name="P64"><text:span text:style-name="T7">&lt;\</text:span>Решение:</text:p>
      <text:p text:style-name="P64"><text:span text:style-name="T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64"><text:span text:style-name="T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3">Подробный план действий по дням приведен в файле «Война корпораций_A_06.09.2026_23<text:span text:style-name="T7">:47.bmf»</text:span></text:p>
      <text:p text:style-name="P25"/>
      <text:p text:style-name="P34">&lt;<text:span text:style-name="T1">как-то говённо. Улучшить</text:span>&gt;</text:p>
      <text:p text:style-name="P40">Хм, не понял? Ч<text:span text:style-name="T1">ё</text:span> за хрень?</text:p>
      <text:p text:style-name="P40"/>
      <text:p text:style-name="P63"><text:span text:style-name="T7">&gt;</text:span>\Нексус, почему ты используешь жёсткие настройки <text:span text:style-name="T1">для решения задачи</text:span>?</text:p>
      <text:p text:style-name="P63"><text:span text:style-name="T7">&lt;\</text:span>Настройки правильные, <text:span text:style-name="T1">Макс</text:span>.</text:p>
      <text:p text:style-name="P26"/>
      <text:p text:style-name="P40">Хм. Кто-то из релиз-команды лажанулся <text:span text:style-name="T1">с бизнес-настройками</text:span><text:span text:style-name="T7">?</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6"/>
      <text:p text:style-name="P63"><text:span text:style-name="T7">&gt;</text:span>\Нексус, <text:span text:style-name="T1">в неком городе живёт брадобрей, который бреет всех людей, которые не бреются сами. Вопрос: кто бреет брадобрея</text:span>?</text:p>
      <text:p text:style-name="P26"/>
      <text:p text:style-name="P40">Вместо ответа Нексус выплюнул в консоль длинную строку букв и служебных символов, среди которых бросилась в глаза строка “<text:span text:style-name="T32">incompartible interface Analytics v.0.93 beta</text:span>”</text:p>
      <text:p text:style-name="P40">Ага, уже теплее.</text:p>
      <text:p text:style-name="P40"/>
      <text:p text:style-name="P63"><text:span text:style-name="T7">&gt;</text:span>\Нексус,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pan text:style-name="T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7">– </text:span>Окей. Спасибо, Макс. <text:span text:style-name="T1">Выручил.</text:span></text:p>
      <text:p text:style-name="P40"><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7">.</text:span></text:p>
      <text:p text:style-name="P70">Гудки.</text:p>
      <text:p text:style-name="P40"><text:soft-page-break/><text:span text:style-name="T1">У</text:span>ходя попрощался с охранником, <text:span text:style-name="T1">увлечённо исследующим тему педофилии</text:span>.</text:p>
      <text:p text:style-name="P40">Всё, свободен. Хотя <text:s/><text:span text:style-name="T1">воскресенье</text:span> уже испорчен<text:span text:style-name="T1">о</text:span>.</text:p>
      <text:p text:style-name="P40"/>
      <text:p text:style-name="P96">***</text:p>
      <text:p text:style-name="P96"/>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07">Junior — <text:span text:style-name="T1">младший программист.</text:span></text:p></text:note-body></text:note></text:span><text:span text:style-name="T1">, а оглянуться не успел — и уже лидер проекта, входящего в </text:span><text:span text:style-name="T7">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text:soft-page-break/>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2"><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0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3">***</text:p>
      <text:p text:style-name="P3"/>
      <text:p text:style-name="P1">Грохот улицы не достигал крыши 34-хэтажного корпуса <text:span text:style-name="T22">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2"><text:span text:style-name="T1">Блядь</text:span>, что за мысли пошли!</text:p>
      <text:p text:style-name="P1">Я вспомнил Влада, <text:span text:style-name="T7">&lt;</text:span><text:span text:style-name="T23">месяц</text:span><text:span text:style-name="T7">&gt;</text:span> назад прыгнувшего с крыши <text:span text:style-name="T1">своей</text:span> многоэтажки.</text:p>
      <text:p text:style-name="P22">Нет, это не для меня. Я сюда пришёл подышать воздухом. И только.</text:p>
      <text:p text:style-name="P1">Влад тогда совершил глупость, большую глупость. Я ему давно го<text:span text:style-name="T44">ворил </text:span><text:span text:style-name="T2">—</text:span><text:span text:style-name="T44">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4">А у нас получается... </text:span><text:span text:style-name="T2">–</text:span><text:span text:style-name="T44">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07">AI <text:span text:style-name="T2">– </text:span><text:span text:style-name="T4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20">Картинка дёрнулась и поплыла, звёзды опять стали вращаться.</text:span> </text:p>
      <text:p text:style-name="P1">Теряю сознание, что ли? Надо отойти от перил. Надо...</text:p>
      <text:p text:style-name="P22">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7">2. </text:span>Дом, любимый дом</text:h>
      <text:p text:style-name="P66">Музыка быстрая, тревожная, надорваная и печальная (Pet Shop Boys “So Hard” ?)</text:p>
      <text:p text:style-name="P29"/>
      <text:p text:style-name="P9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1"/>
      <text:p text:style-name="P33">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9"/>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7">–</text:span> Она очнулась.</text:p>
      <text:p text:style-name="P1">Сразу стало ясно три вещи.</text:p>
      <text:p text:style-name="P1">1) Единорог <text:span text:style-name="T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4">, </text:span><text:span text:style-name="T2">а от валиума таких глюков у меня ни разу не было</text:span><text:span text:style-name="T44">.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 боли <text:span text:style-name="T22">(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7">облака.&lt;</text:span><text:span text:style-name="T23">Описание получше. Подземелье</text:span><text:span text:style-name="T7">&gt; Воздух вокруг был буквально наэлектризован некой силой. Чувствовалось напряжение огромных </text:span><text:soft-page-break/><text:span text:style-name="T7">масштабов, как если бы стоял внутри трансформаторной будки.</text:span></text:p>
      <text:p text:style-name="P1"><text:span text:style-name="T1">–</text:span> Так это и есть наш <text:span text:style-name="T38">проводник</text:span>??? А?!! Ахахахахахаха! <text:span text:style-name="T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46">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7">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7">еня, </text:span>наконец,<text:span text:style-name="T7"> стошнило. Буквально вывернуло наизнанку: из носа текло, в глазах стояли слёзы. </text:span></text:p>
      <text:p text:style-name="P5"><text:span text:style-name="T7">Д</text:span>искорд сделал шаг в сторону, чтобы не попасть под брызги.</text:p>
      <text:p text:style-name="P1"><text:span text:style-name="T7">– </text:span><text:span text:style-name="T1">Присматривай получше за своим </text:span><text:bookmark text:name="result_box"/><text:span text:style-name="T47">Jack of Hearts</text:span><text:span text:style-name="T47"><text:note text:id="ftn7" text:note-class="footnote"><text:note-citation>7</text:note-citation><text:note-body><text:p text:style-name="Footnote"><text:bookmark text:name="result_box1"/><text:span text:style-name="T47">Jack of Hearts</text:span> <text:span text:style-name="T1">– Червовый валет (фр.)</text:span></text:p></text:note-body></text:note></text:span><text:span text:style-name="T47">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text:soft-page-break/>Я разогнулся и выпустил шею аликорницы. Она перевела <text:s/>взгляд на меня. Потом — на своё копыто, краешек которого оказался запачкан.</text:p>
      <text:p text:style-name="P14">Я смутился и потянулся за платком.</text:p>
      <text:p text:style-name="P14">– Я это… Извиняюсь. Сейчас вытру.</text:p>
      <text:p text:style-name="P5"><text:span text:style-name="T7">Селестия снова взглянула на меня. Н</text:span>ос её медленно сморщился. <text:span text:style-name="T7">Внезапно полускрытые чёлкой глаза сощурились в усмешке и она негромко хихикнула.</text:span></text:p>
      <text:p text:style-name="P14">–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4">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text:soft-page-break/>–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08">Спи, сестра моя родная,<text:line-break/>Спи. Усни.<text:line-break/>Крыльями тебя укрою,<text:line-break/>Спи. Усни.</text:p><text:p text:style-name="P108"><text:tab/>В чаще тёмной волки воют,<text:line-break/>Спи. Усни.</text:p><text:p text:style-name="P108"><text:tab/>В мрачном замке духи ноют,<text:line-break/>Спи. Усни.</text:p><text:p text:style-name="P108"><text:tab/>Сказки вечность нам читает,<text:line-break/>Спи. Усни.<text:line-break/>День осенний угасает,<text:line-break/>Спи. Усни.<text:line-break/>Помни только в сне глубоком,</text:p><text:p text:style-name="P10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В...»</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4">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2">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text:soft-page-break/>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7">–</text:span> Уфф! Выкарабкались. Почти без потерь, <text:span text:style-name="T7">–</text:span> заметил Дискорд, оглядывая крыло. <text:span text:style-name="T7">–</text:span> Могло быть и хуже.</text:p>
      <text:p text:style-name="P5"><text:span text:style-name="T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7">–</text:span> ТЫ!!! ТЫ!..</text:p>
      <text:p text:style-name="P5"><text:span text:style-name="T7">–</text:span> Да, я!!! <text:span text:style-name="T7">–</text:span> Дискорд подбоченился и с вызовом посмотрел на разъярённую аликорницу. <text:span text:style-name="T7">–</text:span> Можешь скинуть меня в болото, можешь превратить обратно в камень, &lt;<text:span text:style-name="T22">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7">–</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0"/>
      <text:h text:style-name="Heading_20_2" text:outline-level="2"><text:span text:style-name="T7">3. </text:span>Кантерлот</text:h>
      <text:p text:style-name="P67">Музыка медленная, фэнтезийная, средневековая, изысканая, дворцовая (стиль Dire Straits “Coyote”)</text:p>
      <text:p text:style-name="P22">Глава IV. Пределы магии</text:p>
      <text:p text:style-name="P19"/>
      <text:p text:style-name="P22">Вашему покорному слуге известны четыре предела магии: </text:p>
      <text:list xml:id="list4475259470169910975" text:style-name="L4">
        <text:list-item>
          <text:p text:style-name="P12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7"><text:s/>–</text:span> Блядь, как меня заебала эта архаика! Когда-нибудь пошлю нахер все каноны письменности и учредю свои! С блекджеком и шлюхами. <text:span text:style-name="T7">– Стар Свирл перевернулся на другой бок и обратился к учени</text:span><text:span text:style-name="T1">це</text:span><text:span text:style-name="T7">. – Это не пиши, это оффтоп.</text:span></text:p><text:p text:style-name="P106"><text:s/>Сколько страниц сегодня нахреначили?</text:p><text:p text:style-name="P107">– <text:span text:style-name="T1">Восемь, учитель!</text:span></text:p><text:p text:style-name="P107">– Отлично. Надиктую ещё две и сбегаешь за кофе.</text:p></text:note-body></text:note></text:span></text:p>
        </text:list-item>
      </text:list>
      <text:p text:style-name="P7"/>
      <text:p text:style-name="P11">Я захлопнул “Основы заклятий<text:span text:style-name="T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6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65">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65">Дискорд исчез. Последний раз драконикуса видели, когда он на своей маленькой и юркой колеснице удалялся в сторону Жеребячьих<text:span text:style-name="T22"> </text:span>гор.</text:p>
      <text:p text:style-name="P6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65">Я потянулся. Хватит на сегодня чтения. Настало время ежедневной прогулки по городу. Тем более, что у меня есть деньги.</text:p>
      <text:p text:style-name="P6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65">Так что даже на ремонт одежды и покупку необходимых в повседневной жизни мелочей у меня финансов не было. До недавнего времени. </text:p>
      <text:p text:style-name="P6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65"><text:span text:style-name="T7">Ну, понятно, в элитном придворцовом квартале, который представляет из себя </text:span><text:span text:style-name="T1">верхний город</text:span><text:span text:style-name="T7">, цены кусаются. Надо топать вниз, на окраину. Но, блин, корявые пальцы внесли свою коррективу в шопинг-план!</text:span></text:p>
      <text:p text:style-name="P65"><text:span text:style-name="T7">Как раз на спуске в нижний </text:span><text:span text:style-name="T1">город</text:span><text:span text:style-name="T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7">.</text:span></text:p>
      <text:p text:style-name="P17">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Я приоткрыл створку.</text:p>
      <text:p text:style-name="P17">–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7">– Макс. – <text:s/>отрекомендовался я. – <text:s/>Человек.</text:p>
      <text:p text:style-name="P17">–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1">Рядом с ним в ангаре на двух домкратах покоилась старая знакомая <text:span text:style-name="T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7">–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кареты делали три мастерских…</text:p>
      <text:p text:style-name="P17">–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сараю,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он картинно вскинул копыто.</text:p>
      <text:p text:style-name="P17">– “Королева Лорен ”! Встречайте!</text:p>
      <text:p text:style-name="P17">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7">–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7">Старик клюнул носом и встрепенулся. Потом он огляделся и заговорщицки подмигнул мне.</text:p>
      <text:p text:style-name="P17">–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3"> И никто ж не догадывался, что она может летать! Её Высочество, разумеется, догадывались, но только тихо посмеивались в крыло.</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7">4. </text:span>Библиотека</text:h>
      <text:p text:style-name="P18">&lt;<text:span text:style-name="T48">Mike Oldfield – Tres Lunas ”To Be Free” (Radio Edit)</text:span>&gt;</text:p>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7">– </text:span>Гм!</text:p><text:p text:style-name="Footnote"><text:span text:style-name="T7">– </text:span>Ну, ты ж понимаешь, что без таланта к магии никакое надувание щёк не поможет. <text:span text:style-name="T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67"/>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7">За прошедшие дни я уже привык и к магии, и к разумным эквиноподобным и даже </text:span><text:span text:style-name="T1">к вегетарианскому рациону</text:span><text:span text:style-name="T7">.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2"><text:span text:style-name="T8">–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50">Селестия нахмурилась и подняла крылья.</text:p>
      <text:p text:style-name="P50"><text:span text:style-name="T7">– </text:span>Не забывай, человек, я — могущественный маг и правитель Эквестрии. Ко мне нужно относиться с должным уважением!</text:p>
      <text:p text:style-name="P50"><text:span text:style-name="T7">– </text:span>А то что? Превратишь в жабу? Сошлёшь на Луну? Убьёшь нахер?</text:p>
      <text:p text:style-name="P50">Аликорница сникла. Уши её опустились.</text:p>
      <text:p text:style-name="P50"><text:span text:style-name="T7">– </text:span>Макс, не надо... Ты же знаешь, я этого не сделаю.</text:p>
      <text:p text:style-name="P50"><text:span text:style-name="T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0"><text:span text:style-name="T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7">.</text:span></text:p>
      <text:p text:style-name="P50"><text:span text:style-name="T7">Аликорница уселась н</text:span>а пол <text:span text:style-name="T7">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50"><text:span text:style-name="T7">– Лады! Вот видишь, нам легко договориться! А теперь расскажи, наконец, зачем </text:span>т<text:span text:style-name="T7">ы притащил</text:span>а<text:span text:style-name="T7"> меня сюда? Только сначала вытащи катетер из шеи </text:span>— <text:s/>он меня нервирует<text:span text:style-name="T7">. Или погоди, я сам вытащу…</text:span></text:p>
      <text:p text:style-name="P50"><text:span text:style-name="T7">Л</text:span>ампа<text:span text:style-name="T7"> отбрасывал</text:span>а<text:span text:style-name="T7"> мягкие тени на стену библиотеки. Селестия, расположи</text:span>вшись<text:span text:style-name="T7"> у моего кресл</text:span>а,<text:span text:style-name="T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7">– </text:span>Вот, читай отсюда. <text:span text:style-name="T7">– а</text:span>ликорница подчеркнула абзац копытом.</text:p>
      <text:p text:style-name="P50"><text:soft-page-break/></text:p>
      <text:p text:style-name="P52">***</text:p>
      <text:p text:style-name="P52"/>
      <text:p text:style-name="P5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6">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56">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6">Но величайшая справедливость юниверсума заключается в том, что не существует безвыходных положений. Всегда есть надежда.</text:p>
      <text:p text:style-name="P5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56">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2">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text:soft-page-break/>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text:soft-page-break/>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4">–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oft-page-break/><text:span text:style-name="T1">– Занавес. </text:span>– <text:s/><text:span text:style-name="T1">подытожил я.</text:span></text:p>
      <text:p text:style-name="P44"/>
      <text:h text:style-name="P142" text:outline-level="2"><text:span text:style-name="T7">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фиолетово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text:soft-page-break/>–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онечно! Скажи ей, что у меня сегодня день рождения, и я очень сильно огорчи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text:soft-page-break/>– Аааа, я его знаю! Мы с Шейлой ходили к нему играть, пока она не пропала. У Норфа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0">Я остался сидеть в полнейшем замешательстве. </text:p>
      <text:p text:style-name="P50"/>
      <text:p text:style-name="P52">***</text:p>
      <text:p text:style-name="P50">&lt;<text:span text:style-name="T48">Depeche Mode - Painkiller</text:span>&gt;</text:p>
      <text:p text:style-name="P56">...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0"><text:soft-page-break/>–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50"/>
      <text:p text:style-name="P50">Селестия встала, потянувшись по-кошачьи, и направилась к выходу. У двери он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 А Дискорд? Ты говорила, он от древности вообще сбрендил.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41" text:outline-level="2">6. Стыд</text:h>
      <text:p text:style-name="P50"/>
      <text:p text:style-name="P56">~~~ Завтра на семь в библиотеке ~~~</text:p>
      <text:p text:style-name="P56"/>
      <text:p text:style-name="P50">–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2">***</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50">– А как ты сама помнишь о том заклинании, если оно стёрто из бытия? – резонно подметил я.</text:p>
      <text:p text:style-name="P50">– У меня есть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49">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7">–</text:span> Постой, постой, <text:span text:style-name="T7">–</text:span> я попыталась удержать ускользающую тень сомнения. <text:span text:style-name="T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7">–</text:span> По состоянию здоровья? <text:span text:style-name="T7">–</text:span> переспросила я, не спуская с него взгяд.</text:p>
      <text:p text:style-name="P1"><text:span text:style-name="T7">–</text:span> Да, Ваше Высочество, <text:span text:style-name="T7">–</text:span> гонец потупил взгляд, глаза его забегали, <text:span text:style-name="T7">–</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7">–</text:span> Эммм… Они… м-м-м… не больны… в некотором смысле… <text:span text:style-name="T7">–</text:span> гонец изо всех сил ковырял копытом <text:s/>литку, пряча взгляд. <text:span text:style-name="T7">–</text:span> Они… мнэээ… сами… в некотором роде… кхм. Нервный срыв. Переутомление и бессонница… Кхм.</text:p>
      <text:p text:style-name="P1"><text:span text:style-name="T7">–</text:span> Сами <text:span text:style-name="T7">—</text:span> что? <text:span text:style-name="T7">–</text:span> Я постепенно начала понимать причину смущения гонца.</text:p>
      <text:p text:style-name="P1"><text:span text:style-name="T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7">—</text:span> в возможности летать. И добровольно отказаться от полётов для него <text:span text:style-name="T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3">***</text:p>
      <text:p text:style-name="P14">Семь жеребят-подростков стояли передо мною с отсутствующим видом.</text:p>
      <text:p text:style-name="P14">– Представьтесь перед вашей принцессой! – шикнул на них сопровождающий стражник.</text:p>
      <text:p text:style-name="P14">Жеребята встрепенулись.</text:p>
      <text:p text:style-name="P1"><text:span text:style-name="T7">– </text:span>Добрый день, Ваше Высочество! <text:span text:style-name="T7">–</text:span> склонились они в поклоне. После некоторого перешёптывания, они всё же назвались по очереди.</text:p>
      <text:p text:style-name="P1"><text:span text:style-name="T7">–</text:span> А где восьмой? <text:span text:style-name="T7">–</text:span> удивилась я. <text:span text:style-name="T7">–</text:span> Мне сказали, вас было восемь. Восемь отказавшихся летать.</text:p>
      <text:p text:style-name="P1"><text:span text:style-name="T7">–</text:span> Да, Ваше Высочество, п-принцесса Селестия, <text:span text:style-name="T7">–</text:span> старший из них запинался от волнения. <text:span text:style-name="T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7">–</text:span> Успокойтесь, <text:span text:style-name="T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4">старший. </text:span><text:span text:style-name="T2">–</text:span><text:span text:style-name="T44">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7">— и втайне немного завидовала этому</text:span>. Если бы сестра со своими способностями к магии умела обуздывать свои эмоции <text:span text:style-name="T7">—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text:soft-page-break/>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Тия,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7">— умение делегировать полномочия. Вечером того же дня я села за письменный стол.</text:span></text:p>
      <text:p text:style-name="P4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50"/>
      <text:p text:style-name="P52">***</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7">—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7">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text:soft-page-break/>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7">—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 Да?</text:p>
      <text:p text:style-name="P50">– Да. Зови меня Тия&lt;<text:span text:style-name="T16">Сел !!!</text:span>&gt;. Если хочешь.</text:p>
      <text:p text:style-name="P50">– Хорошо. До встречи, Тия.</text:p>
      <text:p text:style-name="P50">– До встречи, Макс.</text:p>
      <text:p text:style-name="P50"/>
      <text:h text:style-name="Heading_20_2" text:outline-level="2"><text:span text:style-name="T1">8</text:span>. <text:span text:style-name="T7">40-6</text:span></text:h>
      <text:p text:style-name="P68">Mark Knopfler — Hill Farmers Blues — или на следующую главу (прощание)</text:p>
      <text:p text:style-name="P50"/>
      <text:p text:style-name="P56">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2">Истончения </text:span>(быть может, к счастью). Всё, что я могу <text:span text:style-name="T7">— оставить тебе напутствие.</text:span></text:p>
      <text:p text:style-name="P56"><text:soft-page-break/><text:span text:style-name="T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6"><text:span text:style-name="T7">Тебе может не нравиться этот мир. Тебе могут не нравиться пони. Ты можешь быть удивлён и обижен </text:span>их <text:span text:style-name="T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6">Будь снисходителен. Будь терпелив, добр и, по возможности, мудр <text:span text:style-name="T7">— </text:span>и ты увидишь, как мир меняется к лучшему. Он очень молод и гибок. Он горит желанием изменяться. Но в этом его слабость <text:span text:style-name="T7">— </text:span>он может меняться и в плохую сторону. От тебя зависит, в какую.</text:p>
      <text:p text:style-name="P56">Эх, хотел бы я поменяться с тобой местами <text:span text:style-name="T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6">Удачи!</text:p>
      <text:p text:style-name="P44">…</text:p>
      <text:p text:style-name="P44"/>
      <text:p text:style-name="P50">Тоже мне, философ выискался, Диоген копытный! Вот не люблю, когда всякие "гуру" с глубокомысленным видом порют чушь. Эквестрия <text:span text:style-name="T9">—</text:span> отличная страна, пони <text:span text:style-name="T9">— </text:span><text:span text:style-name="T7">прекрасные создания, порядки тут отличные! Чисто, культурно, вежливо. Дворецкий </text:span><text:span text:style-name="T9">—</text:span><text:span text:style-name="T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7">– </text:span>Её Высочество Принцесса Селестия хочет видеть вас, человек Макс.</text:p>
      <text:p text:style-name="P1">Я захлопнул трактат<text:span text:style-name="T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7">–</text:span> Уже иду. Где я могу её найти?</text:p>
      <text:p text:style-name="P1"><text:span text:style-name="T7">–</text:span> Я проведу вас, человек Макс. <text:span text:style-name="T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9">— вся архитектура явно </text:span><text:span text:style-name="T35">была </text:span><text:span text:style-name="T39">заточена под крылатых. Таких, для которых приземлиться на балкон в тронном зале или уйти через портик на крыше</text:span><text:span text:style-name="T50"> </text:span><text:span text:style-name="T39">— обычное дело. </text:span><text:span text:style-name="T50">Хорошо, что 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9">—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39"> </text:span><text:span text:style-name="T35">Его центр занимал высокий </text:span><text:span text:style-name="T39">кругл</text:span><text:span text:style-name="T35">ый</text:span><text:span text:style-name="T39"> </text:span><text:span text:style-name="T35">футон</text:span><text:span text:style-name="T39"> </text:span><text:span text:style-name="T35">с</text:span><text:span text:style-name="T39"> велик</text:span><text:span text:style-name="T35">им</text:span><text:span text:style-name="T39"> множество</text:span><text:span text:style-name="T35">м</text:span><text:span text:style-name="T39">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22">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0">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text:soft-page-break/>Аликорница смутилась.</text:p>
      <text:p text:style-name="P50">–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4"><text:span text:style-name="T1">–</text:span> Мы же договорились! Тия!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Тия виновато сморщила нос.</text:p>
      <text:p text:style-name="P44"><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9">Мне печалиться не стоит</text:p><text:p text:style-name="P109">Жизнь прекрасна и ярка</text:p><text:p text:style-name="P109">Телом молода, душою —</text:p><text:p text:style-name="P109">Как дракон морской мудра</text:p><text:p text:style-name="P109"/><text:p text:style-name="P109">Я видала взлёт империй,</text:p><text:p text:style-name="P109">Я жила среди легенд,</text:p><text:p text:style-name="P109">Древней магии мистерий</text:p><text:p text:style-name="P109">Я прилежнейший студент</text:p><text:p text:style-name="P109"/><text:p text:style-name="P109">Обожаема народом,</text:p><text:p text:style-name="P109">Уважаема врагом,</text:p><text:p text:style-name="P109">Но друзей моих немного,</text:p><text:p text:style-name="P109">Но жжёт душу холодом</text:p><text:p text:style-name="P109"/><text:p text:style-name="P109">Одинока и печальна,</text:p><text:p text:style-name="P109">Недоступна и строга,</text:p><text:p text:style-name="P109">Потеряла изначальный</text:p><text:p text:style-name="P109">Смысл жизни навсегда</text:p><text:p text:style-name="P109"/><text:p text:style-name="P109">Жизнь моя теперь публична,</text:p><text:p text:style-name="P109">Жизнь моя теперь для всех,</text:p><text:p text:style-name="P109">В этом — горе, в этом — счастье,</text:p><text:p text:style-name="P10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Тии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Тие.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7">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роль правителя!</text:p>
      <text:p text:style-name="P50">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7">–</text:span> Иногда хочется забыться, <text:span text:style-name="T7">–</text:span> перехватила мой взгляд аликорница, <text:span text:style-name="T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7">–</text:span> А водку у вас принято пить?</text:p>
      <text:p text:style-name="P42"><text:span text:style-name="T7">–</text:span> Некоторые употребляют. Но правительница Эквестрии, пьющая <text:span text:style-name="T1">яблочную </text:span>водку <text:span text:style-name="T1">—</text:span> это уже черезчур. <text:span text:style-name="T7">–</text:span> засмеялась Селестия. <text:span text:style-name="T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7">— сильнейший энергетик, он многократно усиливает чувства и возможности организма, но он же и иссушает его.</text:span></text:p>
      <text:p text:style-name="P50"><text:span text:style-name="T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7">– Я несказанно рада, что, наконец-то, могу назвать тебя своим другом. </text:span>– мурлыкнула Тия. – <text:span text:style-name="T7">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7">– Это ты называешь “дружбой”? – с </text:span>улыбкой хмыкнул<text:span text:style-name="T7"> я. – </text:span>Мне нравится твоё чувство юмора.</text:p>
      <text:p text:style-name="P50">Аликорница нахмурилась.</text:p>
      <text:p text:style-name="P50"><text:span text:style-name="T7">–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7">– </text:span>Нет, что ты, Тия, не мели ерунды! Я всем доволен, я просто в восторге. Мне вообще кажется, что я попал в рай, а ты <text:span text:style-name="T7">— </text:span>мой ангел-хранитель. И называть ЭТО дружбой <text:span text:style-name="T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7">— не друг, я — нечто большее. Я тебя </text:span>лю...</text:p>
      <text:p text:style-name="P50">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text:soft-page-break/>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недели,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4">–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2">***</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p>
      <text:p text:style-name="P1"><text:span text:style-name="T39">– </text:span><text:span text:style-name="T35">Говорят, в </text:span><text:span text:style-name="T18">Додж </text:span><text:span text:style-name="T19">Джанкшн</text:span><text:span text:style-name="T35">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39">– </text:span><text:span text:style-name="T42">А из Пинто Крика уже месяц нет новостей...</text:span></text:p>
      <text:p text:style-name="P5"><text:span text:style-name="T39">– </text:span><text:span text:style-name="T42">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4"><text:span text:style-name="T42">– </text:span>“<text:span text:style-name="T1">Что я могу сделать, чтобы вернуть всё назад?</text:span>”</text:p>
      <text:p text:style-name="P14"><text:span text:style-name="T42">– </text:span><text:span text:style-name="T35">Так и сказала?</text:span></text:p>
      <text:p text:style-name="P1"><text:span text:style-name="T39">–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4"><text:span text:style-name="T42">– </text:span><text:span text:style-name="T35">Что бы это значило, Флер?</text:span></text:p>
      <text:p text:style-name="P14"><text:span text:style-name="T42">– </text:span><text:span text:style-name="T35">Ума не приложу. У неё был ужасно расстроенный вид. Могу допустить, что Её Высочество жалеет об условиях подписанного на днях договора с Империей Зебр...</text:span></text:p>
      <text:p text:style-name="P50">…</text:p>
      <text:p text:style-name="P62">–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2">– Куда проваливаться?</text:p>
      <text:p text:style-name="P62">– Они не знают. В тех провалах не видно дна...</text:p>
      <text:p text:style-name="P62">…</text:p>
      <text:p text:style-name="P62"/>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2">– Леди и джентлькольты! Приём окончен! Её Высочество Принцесса Селестия будет рада видеть <text:s/>вас в следующую среду!</text:p>
      <text:p text:style-name="P62">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7">–</text:span> Ты? <text:span text:style-name="T7">–</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pan text:style-name="T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7">олоски и даже целые пряди розового цвета выбивались </text:span><text:span text:style-name="T1">и</text:span><text:span text:style-name="T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7"> </text:span><text:span text:style-name="T1">И даже м</text:span><text:span text:style-name="T7">астерски наложенный макияж не мог скрыть мешки под глазами.</text:span></text:p>
      <text:p text:style-name="P43"><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7">–</text:span> Пятьдесят шесть из шестидесяти четырёх? Хренасе! <text:span text:style-name="T7">–</text:span> я вспомнил рассказ Селестии про восьмёрку пегасов прошлогоднего выпуска. <text:span text:style-name="T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8">—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8">—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7">–</text:span> А почему вы не поселитесь в более пригодном для земледелия месте?</text:p>
      <text:p text:style-name="P43">–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6">растеря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7">– </text:span><text:span text:style-name="T1">Она</text:span><text:span text:style-name="T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7">– </text:span><text:span text:style-name="T1">горько заметила аликорница. </text:span><text:span text:style-name="T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 Может, мне поговорить с ней?</text:p>
      <text:p text:style-name="P42"><text:span text:style-name="T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8">— так точно.</text:span></text:p>
      <text:p text:style-name="P44"><text:soft-page-break/>–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2"><text:span text:style-name="T8">&lt;</text:span><text:span text:style-name="T28">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8">&gt;</text:span></text:p>
      <text:p text:style-name="P1"><text:span text:style-name="T40">&lt;</text:span><text:span text:style-name="T52">Mark Knopfler - </text:span><text:span text:style-name="T51">Hill Farmer's Blues</text:span><text:span text:style-name="T40">&gt;</text:span></text:p>
      <text:p text:style-name="P47">***</text:p>
      <text:p text:style-name="P44"/>
      <text:p text:style-name="P4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49">–<text:span text:style-name="T1"> Но магия есть и сейчас, мам!</text:span></text:p>
      <text:p text:style-name="P4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6">Так возникли пони и многие другие.</text:p>
      <text:p text:style-name="P4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9">–<text:span text:style-name="T1"> Весь мир как Вечнодикий лес?</text:span></text:p>
      <text:p text:style-name="P56">–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6">– Мааам, а со мной связан элементаль?</text:p>
      <text:p text:style-name="P56">– Конечно, Эйприл. В каждом из нас есть её бессмертная искорка.</text:p>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49"><text:span text:style-name="T1">– Конечно, мам! «День горящего очага» </text:span>— <text:span text:style-name="T1">верно?</text:span></text:p>
      <text:p text:style-name="P56">–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56">Так возникли аликорны.</text:p>
      <text:p text:style-name="P56">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56">Имя её было Селестия.</text:p>
      <text:p text:style-name="P56">За ней последовала и сестра её, Луна.</text:p>
      <text:p text:style-name="P5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56">То есть, всегда.</text:p>
      <text:p text:style-name="P56">Тут и сказке конец. А теперь, Эйприл, залазь на полку и закрывай глазки.</text:p>
      <text:p text:style-name="P56">– Ну мааам! Раскажи ещё что-нибудь! Про Сомбру!</text:p>
      <text:p text:style-name="P56">– Про Сомбру <text:span text:style-name="T7">— в следующий раз. А е</text:span>сли мы не уснём в ближайшие десять минут, придёт древесный волк и заберёт меня в Вечнодикий лес!</text:p>
      <text:p text:style-name="P56"><text:soft-page-break/>– А почему только тебя? А меня? А дядю-горгулия?</text:p>
      <text:p text:style-name="P56">– <text:s/>Тебя я забрать ему не дам. А в дядю не тыкай копытом, это невежливо! Спи уже, мой маленький!</text:p>
      <text:p text:style-name="P56">– Поцелуй меня на ночь, мам!</text:p>
      <text:p text:style-name="P56">– Конечно, мой хороший...</text:p>
      <text:p text:style-name="P56"/>
      <text:p text:style-name="P44">Вагоны убаюкивающе перестукивались по рельсам, унося меня прочь от Кантерлота. Я перевернулся на другой бок и провалился в сон.</text:p>
      <text:p text:style-name="P44"/>
      <text:h text:style-name="Heading_20_2" text:outline-level="2">10. Понивилль</text:h>
      <text:p text:style-name="P44"/>
      <text:p text:style-name="P14">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4">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2">—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4"><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4">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4">Гостинницу я сразу отверг <text:span text:style-name="T42">—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4"/>
      <text:p text:style-name="P21">***</text:p>
      <text:p text:style-name="P14"/>
      <text:p text:style-name="P14">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4">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 А вот...</text:p>
      <text:p text:style-name="P1"><text:span text:style-name="T39">–</text:span><text:span text:style-name="T35"> Эй, верзила, поосторожнее, лягать тя в круп! Куда прёшься-то?</text:span></text:p>
      <text:p text:style-name="P14">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4">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я сводить на кино с конфетами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text:soft-page-break/>–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30">Додж Джанкшена.</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 </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ом джеме.</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39">–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5">под твоим руководством</text:span><text:span text:style-name="T39">. Подожди немного, я отсистематизирую нужную информацию и расскажу тебе, насколько далеко смогла продвинуться.</text:span></text:p>
      <text:p text:style-name="P42">“Вот неугомонная” <text:span text:style-name="T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6">***</text:p>
      <text:p text:style-name="P44"/>
      <text:p text:style-name="P97"><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листок назад, перевернув его обратно.</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7">— то есть крыльев. И я подумала: а что, если…</text:span></text:p>
      <text:p text:style-name="P50"><text:span text:style-name="T7">– Вот ещё! </text:span>– возмутился дракончик. – Никогда на такое не соглашусь!</text:p>
      <text:p text:style-name="P50">– Но ты сам подумай, как было бы здорово обладать крыльями! – мечтательно возразила Твайлайт.</text:p>
      <text:p text:style-name="P50"><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50">– Угу. Только шар ты же и прожёг, соревнуясь с Рэйнбоу Дэш по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7">— потом меня отстранили от экспериментов. И после этого от меня требуют ускорить исследования!&lt;</text:span><text:span text:style-name="T27">Луна является изо сна и запрещает Твайлайт дальнейшие исследования – потом Макс встречается с ней во сне</text:span><text:span text:style-name="T7">&gt;</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2">***</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56"/>
      <text:p text:style-name="P56">– Ага, он был закладкой в четвёртом номере «PlayMare», в разделе «Тридцать две позы, которые удивят вашего френдкольта».</text:p>
      <text:p text:style-name="P56">– Спайк! Немедленно ложись спать!</text:p>
      <text:p text:style-name="P56">– Уже иду. Кукурузу доем только и иду.</text:p>
      <text:p text:style-name="P56">– Кстати, а почему Индре считали одержимым?</text:p>
      <text:p text:style-name="P56">–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1">— далеко не у всякого опытного мага хватит силы его вызвать</text:span>.</text:p>
      <text:p text:style-name="P56">– Так у вас знают про людей? Вот это новость!. В Кантерлоте, да и в Понивилле все обращаются со мной, как с диковинкой.</text:p>
      <text:p text:style-name="P56">–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56">–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7">—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7">. Это поможет мне в моей монографии на тему аликорнизации.</text:span></text:p>
      <text:p text:style-name="P50">Я уселась на пуфике, а подруги заняли места на матрасах…</text:p>
      <text:p text:style-name="P56"><text:soft-page-break/></text:p>
      <text:p text:style-name="P56">– Спайк, будь добр, принеси дневник эксперимента. Он в подвале, за шкафом с ретортами, в...</text:p>
      <text:p text:style-name="P56">– В сейфе, я в курсе.</text:p>
      <text:p text:style-name="P56"/>
      <text:p text:style-name="P58">***</text:p>
      <text:p text:style-name="P67">&lt;Seal — Amazing <text:span text:style-name="T1">(T</text:span><text:span text:style-name="T7">hin White Duke Remix)</text:span>&gt;</text:p>
      <text:p text:style-name="P56">Дата: 12.04.1003 А.С.</text:p>
      <text:p text:style-name="P56">Эксперимент: заклинание Воплощения Индрэ</text:p>
      <text:p text:style-name="P56">Испытуемая: Эпплджек</text:p>
      <text:p text:style-name="P56">Синопсис: запись сна со слов испытуемой</text:p>
      <text:p text:style-name="P56">Замечания: замечаний нет</text:p>
      <text:p text:style-name="P56"/>
      <text:p text:style-name="P1">Я посмотрела на застывшее у моих ног<text:span text:style-name="T1"> тело</text:span>.</text:p>
      <text:p text:style-name="P22">“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2">“Как её зовут? Запамятовала... Дочка Бловбола, я его ещё последним втащила, прежде чем дверь затворилась. Как же её зовут-то?”</text:p>
      <text:p text:style-name="P6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2">“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2"><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1">— солнце. Моё солнце.</text:span><text:span text:style-name="T5">»</text:span></text:p>
      <text:p text:style-name="P12">Я остановилась перед дверью. Два фута брони отделяли меня от Эквестрии. Два фута и двадцать пять лет.</text:p>
      <text:p text:style-name="P22"><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1">—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5">Я прошла сквозь дверь.</text:p>
      <text:p text:style-name="P5">Снаружи вставало солнце.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7">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56"/>
      <text:p text:style-name="P56">Примечания: ПипБак? Стойло? Двойники? Параллельные Эквестрии?</text:p>
      <text:p text:style-name="P1"/>
      <text:p text:style-name="P3">***</text:p>
      <text:p text:style-name="P1"/>
      <text:p text:style-name="P56">Дата: 12.04.1003 А.С.</text:p>
      <text:p text:style-name="P56">Эксперимент: заклинание Воплощения Индрэ</text:p>
      <text:p text:style-name="P56">Испытуемая: Рэйнбоу Дэш</text:p>
      <text:p text:style-name="P56">Синопсис: описание пробуждения испытуемой</text:p>
      <text:p text:style-name="P56">Замечания: испытуемая отказалась дать описание сна. «Гы-гы... Хренасе... Человеки рулят...» <text:span text:style-name="T10">—</text:span><text:span text:style-name="T11"> </text:span><text:span text:style-name="T55">всё, что удалось от неё добиться.</text:span></text:p>
      <text:p text:style-name="P1"/>
      <text:p text:style-name="P22">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50">&lt;<text:span text:style-name="T54">d.notive — Talking Flight</text:span>&gt;</text:p>
      <text:p text:style-name="P56">Дата: 12.04.1003 А.С.</text:p>
      <text:p text:style-name="P56">Эксперимент: заклинание Воплощения Индрэ</text:p>
      <text:p text:style-name="P56">Испытуемая: Рэрити</text:p>
      <text:p text:style-name="P56">Синопсис: запись сна со слов испытуемой</text:p>
      <text:p text:style-name="P56">Замечания: замечаний нет</text:p>
      <text:p text:style-name="P56"/>
      <text:p text:style-name="P1"><text:span text:style-name="T35">Я летела сквозь мглу, усеянную звёздочками, к той единственной, к которой меня тянуло с </text:span><text:soft-page-break/><text:span text:style-name="T35">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7">—</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22">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22">Примечания: очевидно, что причина исчезновений пони<text:span text:style-name="T55"> </text:span><text:span text:style-name="T41">— чёрный экран. Он высасывает из </text:span>эгрегора Эквестрии (места, откуда берутся и куда уходят <text:span text:style-name="T1">всепони</text:span><text:span text:style-name="T5">, </text:span><text:span text:style-name="T41">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56"/>
      <text:p text:style-name="P58">***</text:p>
      <text:p text:style-name="P56"/>
      <text:p text:style-name="P56">Дата: 12.04.1003 А.С.</text:p>
      <text:p text:style-name="P56">Эксперимент: заклинание Воплощения Индрэ</text:p>
      <text:p text:style-name="P56">Испытуемая: Флаттершай</text:p>
      <text:p text:style-name="P56">Синопсис: описание пробуждения испытуемой</text:p>
      <text:p text:style-name="P56">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6"/>
      <text:p text:style-name="P56">* Примечания: при виде кексиков истерика случилась с Пинки Пай.</text:p>
      <text:p text:style-name="P56"/>
      <text:p text:style-name="P52">***</text:p>
      <text:p text:style-name="P50"/>
      <text:p text:style-name="P56">Дата: 12.04.1003 А.С.</text:p>
      <text:p text:style-name="P56">Эксперимент: заклинание Воплощения Индрэ</text:p>
      <text:p text:style-name="P56">Испытуемая: Пинки Пай</text:p>
      <text:p text:style-name="P56">Синопсис: описание пробуждения испытуемой</text:p>
      <text:p text:style-name="P56">Замечания: испытуемая отказалась дать описание сна.</text:p>
      <text:p text:style-name="P56"/>
      <text:p text:style-name="P56">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6"/>
      <text:p text:style-name="P56">Примечания: через месяц волосы Пинки пришли в обычное состояние, хотя при встрече с Рэйнбоу Дэш она по прежнему прячет глаза.</text:p>
      <text:p text:style-name="P1"/>
      <text:p text:style-name="P3">***</text:p>
      <text:p text:style-name="P1"/>
      <text:p text:style-name="P22">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2"/>
      <text:p text:style-name="P24">Принцесса Луна</text:p>
      <text:p text:style-name="P1"/>
      <text:h text:style-name="Heading_20_2" text:outline-level="2">12. День сурка</text:h>
      <text:p text:style-name="P14">&lt;<text:span text:style-name="T49">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7">—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7">—</text:span> так и в дурку попасть недолго. Вот и сейчас перегар такой, что снег плавится. Пройди реабилитацию и вернись в проект. А не примут <text:span text:style-name="T7">— найти новую работу. Так даже лучше: быстрее забудешь всю эту хренотень с рогатыми кобылами. </text:span>Будь мужиком, блеать! <text:span text:style-name="T7">Найди себе бабу и заживи сытой, размеренной жизнью городского ублюдка. Что ещё нужно, чтобы спокойно сдохнуть?</text:span></text:p>
      <text:p text:style-name="P7">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5">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text:soft-page-break/>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2">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Тия?</text:p>
      <text:p text:style-name="P5">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50"><text:soft-page-break/>–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7">Солнечный лучик настойчиво пробивался сквозь плотно сомкнутые веки. Ветерок через открытое окно </text:span><text:span text:style-name="T1">щекотал уши и шуршал</text:span><text:span text:style-name="T7"> </text:span><text:span text:style-name="T1">занавесками</text:span><text:span text:style-name="T7">. Я раскрыл глаза, в который раз наслаждаясь ясной головой и абсолютной выспанностью </text:span><text:span text:style-name="T39">—</text:span><text:span text:style-name="T7"> роскошью, недоступной мне </text:span><text:span text:style-name="T1">годами</text:span><text:span text:style-name="T7">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text:span><text:span text:style-name="T6">вы</text:span><text:span text:style-name="T1">плюнул в окно. В ответ мне </text:span><text:span text:style-name="T6">с попутным ветерком прилетела из сада бумажка и прилипла к </text:span><text:span text:style-name="T1">фейсу. Я снял её с лица, </text:span><text:span text:style-name="T6">скомкал</text:span><text:span text:style-name="T1"> и машинально положил в карман.</text:span></text:p>
      <text:p text:style-name="P5">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text:span text:style-name="T58">глубине сада в </text:span>приземистой кирпичной будке с массивными воротами. И вот из <text:span text:style-name="T58">этой-</text:span>то <text:span text:style-name="T58">будки</text:span> отчётливо раздавалась перебранка.</text:p>
      <text:p text:style-name="P5">…</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7">— и о</text:span>н<text:span text:style-name="T7"> з</text:span>нает, как приготовить<text:span text:style-name="T7"> </text:span>из них особенный вольт-сидр, который больше никто не сделает<text:span text:style-name="T7">.</text:span></text:p>
      <text:p text:style-name="P44">– Эээ! Это что же получается? Выходит, зря я яблоки <text:span text:style-name="T1">притащила</text:span>? Нам же не сидр нужен?</text:p>
      <text:p text:style-name="P44">–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 По поводу полётов.</text:span></text:p>
      <text:p text:style-name="P50">– А, по-моему, ты перепутала, Скуталу. Мыслью направляется <text:span text:style-name="T7">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text:soft-page-break/>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text:p>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7">— то ли я был глух к магии, то ли она ко мне, но с заклинаниями у меня не складывалось.</text:span></text:p>
      <text:p text:style-name="P50">Закрыв дверь, я отправился в город.</text:p>
      <text:p text:style-name="P50">…</text:p>
      <text:p text:style-name="P50">– Ты не понимаешь! Магия подобна струе воды, исходящей из садового шланга. А заклинание <text:span text:style-name="T7">—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7">—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7">—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9"> </text:span><text:span text:style-name="T35">Мощнее ускорителя только магия драконов, аликорнов и Элементов Гармонии. Если бы я была...</text:span><text:span text:style-name="T7"> </text:span>Ааай!</text:p>
      <text:p text:style-name="P1">Твайлайт, погружённая в свои мысли, не заметила вылезшего из своей корзинки зевающего Спайка.</text:p>
      <text:p text:style-name="P1"><text:span text:style-name="T7">–</text:span> Элементы-шмелементы, <text:span text:style-name="T7">–</text:span> проворчал Спайк, выкарабкиваясь из-под Твайлайт, <text:span text:style-name="T7">–</text:span> доброе утро, Макс. Твай, ты не ушиблась?.</text:p>
      <text:p text:style-name="P1"><text:span text:style-name="T7">–</text:span> Дет, всё в порядке. <text:span text:style-name="T7">–</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7">–</text:span> Если дело только в силе,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4">– Да, это вариант. – единорожка не выглядела обрадованной. – Потому что с драконами нам совсем не светит.</text:p>
      <text:p text:style-name="P1"><text:span text:style-name="T7">– Вот и отлично. Итак, на чём мы остановились? Я уговариваю Селестию помочь тебе с заклинанием </text:span><text:soft-page-break/><text:span text:style-name="T7">Индрэ, усиленным ускорителем. Мы проводим эксперимент, я рассказываю, чего там увидел, а дальше по обстоятельствам</text:span><text:span text:style-name="T39">. Годится?</text:span></text:p>
      <text:p text:style-name="P1"><text:span text:style-name="T7">–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7">– </text:span><text:span text:style-name="T1">Ерунда! Там стоит запрет только для пони. На приматах Луна экспериментировать не запрещала</text:span><text:span text:style-name="T35">.</text:span></text:p>
      <text:p text:style-name="P50">…</text:p>
      <text:p text:style-name="P50">Вырвавшись от всезнайки на свежий воздух, я направился в центр.</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7">– </text:span>Привет, Эй-Джей! У тебя проблемы?</text:p>
      <text:p text:style-name="P50"><text:span text:style-name="T7">– </text:span>Привет, сахарок. <text:span text:style-name="T7">– </text:span>озабоченно поприветствовала меня поняшка. <text:span text:style-name="T7">– </text:span>Да, и ещё какие! Большой Мак, Дискорд его побери,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7">– </text:span>А ты, Большой Мак, вместо того, чтоб хихикать, лучше б тележку починил! Уже полдень! Не успеем распродать яблоки <text:span text:style-name="T7">—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7">–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7">– </text:span>Хошь сказать, ты в Кантерлоте у Селестии под крылышком телеги чинил? Или Рэр сбрехала?</text:p>
      <text:p text:style-name="P50">Я мысленно ругнулся на языкатую единорожку и молча достал пенал с инструментами.</text:p>
      <text:p text:style-name="P50">…</text:p>
      <text:p text:style-name="P50">Собрав инструмент, я потолкал тележку назад-вперёд.</text:p>
      <text:p text:style-name="P50"><text:span text:style-name="T7">– Г</text:span>отово. Принимай работу, хозяйка!</text:p>
      <text:p text:style-name="P50">Эпплджек стиснула меня в сокрушающих объятиях.</text:p>
      <text:p text:style-name="P50"><text:span text:style-name="T7">–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7">–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7">– </text:span>Чегой-то вы тут скрытничаете, а?</text:p>
      <text:p text:style-name="P50">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50"><text:span text:style-name="T7">– </text:span>Бери, сахарок. Для тебя <text:span text:style-name="T7">— </text:span>самые <text:span text:style-name="T7">о</text:span>тборные. И помни: в Яблочной Аллее тебе всегда будут рады!</text:p>
      <text:p text:style-name="P50"><text:soft-page-break/>Телега с яблоками укатилась по направлению к рынку. Я проводил её глазами, чувствуя, что хочу жрать и удовлетворение от сделанной работы <text:span text:style-name="T11">— </text:span><text:span text:style-name="T55">именно в такой последовательности.</text:span></text:p>
      <text:p text:style-name="P50">Яблоки Эпплджек лишь раздразнили голод,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1">— </text:span><text:span text:style-name="T55">объявляла вывеска.</text:span></text:p>
      <text:p text:style-name="P50">Внутри царил полумрак. Свет из небольших круглых окошек в крыше падал на посыпанный опилками пол. Над барной стойкой в зал выходили окошки съёмных комнат. Там же, между окнами, <text:s/>висели большие часы в форме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7">– </text:span>Свободно? <text:span text:style-name="T7">– </text:span>спросил я у единственной пони, сидящей за столиком.</text:p>
      <text:p text:style-name="P50"><text:span text:style-name="T7">– </text:span>Да-да, конечно. <text:span text:style-name="T7">–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0"><text:span text:style-name="T7">– <text:s/></text:span>Пирог с грибами, яишницу и чизкейк<text:span text:style-name="T7"> – </text:span>сообщил я подошедшей официантке.</text:p>
      <text:p text:style-name="P50"><text:span text:style-name="T7">– </text:span>Советую выбрать салат «по-Кантерлотски». <text:span text:style-name="T7">– </text:span>так же убито пробормотала моя соседка по столу. <text:span text:style-name="T7">– </text:span>Очень вкусно. Копыта оближешь. И мягкий.</text:p>
      <text:p text:style-name="P50"><text:span text:style-name="T7">– </text:span>И салат «по-Кантерлотски».</text:p>
      <text:p text:style-name="P53">Пока я ел, пони мрачно смотрела на меня, положив голову на стол. Мне стало неловко от её тяжёлого взгляда и я попытался завести разговор.</text:p>
      <text:p text:style-name="P53"><text:span text:style-name="T7">– </text:span>Вы, наверное, ждёте кого-то?</text:p>
      <text:p text:style-name="P53"><text:span text:style-name="T7">– </text:span>Неа.</text:p>
      <text:p text:style-name="P53"><text:span text:style-name="T7">– </text:span>Просто обедаете?</text:p>
      <text:p text:style-name="P53"><text:span text:style-name="T7">– </text:span>Неа.</text:p>
      <text:p text:style-name="P53"><text:span text:style-name="T7">– </text:span>Просто сидите и мрачно смотрите на меня?</text:p>
      <text:p text:style-name="P53"><text:span text:style-name="T7">– </text:span>Неа.</text:p>
      <text:p text:style-name="P53">Хм, а эта пони не из разговорчивых. Ну ладно.</text:p>
      <text:p text:style-name="P53"><text:span text:style-name="T7">– </text:span>А что же вы делаете?</text:p>
      <text:p text:style-name="P53"><text:span text:style-name="T7">– </text:span>Веселюсь. <text:span text:style-name="T7">– </text:span>мрачно заявила пони.</text:p>
      <text:p text:style-name="P53"><text:span text:style-name="T7">– </text:span>Если я вас достал, то так и скажите. Извините.</text:p>
      <text:p text:style-name="P53">Я продолжил есть молча.</text:p>
      <text:p text:style-name="P53">Неожиданно пони улыбнулась и подмигнула мне. Её сморщенная мордочка разгладилась и стала весьма милой.</text:p>
      <text:p text:style-name="P53"><text:span text:style-name="T7">– </text:span>Привет, Макс!</text:p>
      <text:p text:style-name="P53">Вот Дискорд! То есть, чёрт! Обитатели этого городка в который раз поражали меня своей проницательностью. У меня на лбу, что ли, написано?!</text:p>
      <text:p text:style-name="P53"><text:span text:style-name="T7">– </text:span>Мы с вами раньше встречались?</text:p>
      <text:p text:style-name="P53"><text:span text:style-name="T7">– </text:span>Неа! <text:span text:style-name="T7">– </text:span>пони улыбалась уже широкой улыбкой от уха и до уха. <text:span text:style-name="T7">– </text:span>Это моя пинки-чуйка! Она вернулась!! И поэтому я знаю, что тебя зовут Макс, и ты программист, и тебе сорок три года,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3">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text:soft-page-break/>опередила.</text:p>
      <text:p text:style-name="P53"><text:span text:style-name="T7">– </text:span>Оставь, Салвер.<text:span text:style-name="T7"> </text:span>Ему за счёт заведения.</text:p>
      <text:p text:style-name="P50"><text:span text:style-name="T7">– </text:span>Ясно, мисс Пинки. <text:span text:style-name="T7">– </text:span>официантка кивнула и ушла.</text:p>
      <text:p text:style-name="P50"><text:span text:style-name="T7">– Ч</text:span>его-о-о?<text:span text:style-name="T7"> </text:span>Так это твой бар?</text:p>
      <text:p text:style-name="P50"><text:span text:style-name="T7">– </text:span>Агась. <text:span text:style-name="T7">– </text:span>поняха пожала плечами. <text:span text:style-name="T7">– </text:span>Надо же мне было чем-то заниматься после увольнения от Кейков<text:span text:style-name="T7">? </text:span>Ты даже не представляешь, в какой депрессии я была! Я даже смотреть на кексики не могла, не то, что дела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7">– </text:span>Пинки понизила голос до шёпота, <text:span text:style-name="T7">–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7">– </text:span>Тихо-тихо. <text:span text:style-name="T7">– </text:span>я оглянулся на посетителей. Шёпот Пинки, наверное, был слышен даже на улице. <text:span text:style-name="T7">– </text:span>Не вспоминай опять. Давай лучше выпьем на брудершафт. За знакомство.</text:p>
      <text:p text:style-name="P50"><text:span text:style-name="T7">– </text:span>Агась! <text:span text:style-name="T7">– </text:span>кивнула пони, придвигая ко мне бутылку. <text:span text:style-name="T7">– </text:span>Хотя <text:span text:style-name="T59">т</text:span>ы и так уже знаком <text:span text:style-name="T59">со мной</text:span>, глупенький человек, я не прочь познакомиться ещё раз!</text:p>
      <text:p text:style-name="P50">Ну да, поняха меня таки уела, я помни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7">– </text:span>У меня есть идея получше. <text:span text:style-name="T7">– </text:span>на свет показалась фляга Большого Макинтоша.</text:p>
      <text:p text:style-name="P50"><text:span text:style-name="T7">– </text:span>Ух ты-ы-ы! <text:span text:style-name="T7">– </text:span>Пинки понюхала горлышко. <text:span text:style-name="T7">–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7">– </text:span>Починил телегу. Только молчок про самогон, раз уж ты в курсе. <text:span text:style-name="T7">– </text:span>я разлил сидр по чашкам.</text:p>
      <text:p text:style-name="P50"><text:span text:style-name="T7">– </text:span>Да ты что?! Чтоб я выболтала главную тайну Биг Мака, про которую не знают целых две пони в Понивилле? За кого ты меня принимаешь? <text:span text:style-name="T7">– </text:span>Пинки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7">–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pan text:style-name="T7">– У </text:span>тебя такая смешная мордочка! <text:span text:style-name="T7">– </text:span>захихикала Пинки, покачиваясь. <text:span text:style-name="T7">– </text:span>Как будто ты <text:span text:style-name="T55">подкову </text:span>в пироге обнаружил. Или Селестию в ванной.</text:p>
      <text:p text:style-name="P50">Её сравнение пробудило во мне полузабытое воспоминание.</text:p>
      <text:p text:style-name="P50"><text:span text:style-name="T7">– </text:span>Эммм... Скажи-ка мне, мой друг П-п-пинки... Легенда про фаэри <text:span text:style-name="T11">— </text:span><text:span text:style-name="T55">эт правда?</text:span></text:p>
      <text:p text:style-name="P50"><text:span text:style-name="T11">– </text:span><text:span text:style-name="T55">Какая из? Их много, вообще-то. Ик!</text:span></text:p>
      <text:p text:style-name="P50"><text:span text:style-name="T11">– </text:span><text:span text:style-name="T55">Про принцесс. Про то, что они были фаэри и спустились с неба во плоти, чтоб помогать пони управлять Эквестрией?</text:span></text:p>
      <text:p text:style-name="P50"><text:span text:style-name="T11">– </text:span><text:span text:style-name="T55">Макс, </text:span><text:span text:style-name="T11">– </text:span><text:span text:style-name="T55">захихикала Пинки, взъерошив копытами розовые кудряшки и попытавшись соорудить из них бороду, </text:span><text:span text:style-name="T11">– </text:span><text:span text:style-name="T55">если бы я могла ответить на этот вопрос, то я была бы не Пинки Пай, а Стар Свирлом Бородатым, не меньше. Моё пинки-чутьё не работает по заказу. </text:span><text:span text:style-name="T56">Ик!</text:span><text:span text:style-name="T55">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А почему тебе интересна эта тема? Ик!</text:span></text:p>
      <text:p text:style-name="P50"><text:span text:style-name="T11">– </text:span><text:span text:style-name="T55">Да так. Всё думаю, насколько это одиноко — быть бессмертной в мире смертных. Когда сам никого не любишь, и тебя никто не любит...</text:span></text:p>
      <text:p text:style-name="P50"><text:soft-page-break/><text:span text:style-name="T11">– </text:span><text:span text:style-name="T55">Ты что-о-о! Нельзя любить фаэри! Она похитит твоё сердце, и ты будешь искать её, пока не... </text:span><text:span text:style-name="T11">– </text:span><text:span text:style-name="T55">Пинки погрузилась в так и не съеденный салат «по-Кантерлотски» и захрапела.</text:span></text:p>
      <text:p text:style-name="P50"><text:span text:style-name="T11">– </text:span><text:span text:style-name="T55">Пока не умру?</text:span></text:p>
      <text:p text:style-name="P50"><text:span text:style-name="T11">– </text:span><text:span text:style-name="T55">Нет, глупенький, </text:span><text:span text:style-name="T11">– </text:span><text:span text:style-name="T55">пробулькала Пинки из миски. </text:span><text:span text:style-name="T11">– </text:span><text:span text:style-name="T55">Пока не найдёшь.</text:span></text:p>
      <text:p text:style-name="P54">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text:span text:style-name="T60">салфетку</text:span>, прилетевшую ко мне утром из сада, достал её и вытер Пинки мордочку. Присев рядом, я скомкал <text:span text:style-name="T60">бумажку снова</text:span> и кинул е<text:span text:style-name="T60">ё</text:span> в мусорное ведро. Бумажный шарик ударился о бортик и отскочил к моей ноге. Я заметил на салфетке часть рисунка.</text:p>
      <text:p text:style-name="P54">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text:span text:style-name="T60">И</text:span>ЕРВЕРКОВ». Голова пони обозначалась стрелочкой, как «СКУТАЛУ И ДР. АСОБ. ЧАСТИЦЫ». В низу листочка была приписка: «<text:span text:style-name="T60">з</text:span>апуск ускарителя <text:span text:style-name="T60">ровна</text:span> в 6 вечера».</text:p>
      <text:p text:style-name="P54">Холодок незаметно прокрался мне в душу и прояснил мозги. Я кинул взгляд на часы на стене. Было без десяти шесть.</text:p>
      <text:p text:style-name="P54">Бля!</text:p>
      <text:p text:style-name="P54">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бежать между двумя фонарями.</text:p>
      <text:p text:style-name="P54">БАМММ!!!</text:p>
      <text:p text:style-name="P54">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4"><text:span text:style-name="T7">– </text:span>Судя по тому, как ты стремительно сбежал от меня не попрощавшись, у тебя проблемы. <text:span text:style-name="T7">– </text:span>заметила с укором кобылка.</text:p>
      <text:p text:style-name="P54"><text:span text:style-name="T7">– </text:span>Пинки, <text:span text:style-name="T7">– </text:span>несчастным голосом сообщил я ей. <text:span text:style-name="T7">– </text:span>Если я до шести не окажусь дома, проблемы будут у одной маленькой пони. Очень большие проблемы.</text:p>
      <text:p text:style-name="P54"><text:span text:style-name="T7">– </text:span>Хм. <text:span text:style-name="T7">– </text:span>кобылка через окно посмотрела на часы в баре. <text:span text:style-name="T7">– </text:span>Тогда нам надо поторопиться! У нас есть шесть минут!</text:p>
      <text:p text:style-name="P54"><text:span text:style-name="T7">– </text:span>У нас?</text:p>
      <text:p text:style-name="P54">Пинки молча поддела меня носом и буквально закинула на спину.</text:p>
      <text:p text:style-name="P54">Вся последующая дорога до моего дома была быстрой и мучительной. Я практически лежал на лошадке, обняв её за шею руками и стуча по мостовой пятк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полне выветрился из кудрявой головки — и иногда мы впечатывались боками в стены домов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4">Но недостаточное.</text:p>
      <text:p text:style-name="P54">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4"><text:soft-page-break/><text:span text:style-name="T7">– </text:span>Стооой! <text:span text:style-name="T7">– </text:span>заорал я. <text:span text:style-name="T7">– </text:span>Выпрыгивай из бочки!!!</text:p>
      <text:p text:style-name="P54">Кобылка улыбнулась и постукала копытцем по шлему, показывая, что не слышит меня.</text:p>
      <text:p text:style-name="P54"><text:span text:style-name="T7">– </text:span>Выпрыгивааа... <text:span text:style-name="T7">– </text:span>мой крик утонул в рёве рвущихся фейерверков.</text:p>
      <text:p text:style-name="P54">Удивительным было то, что несмотря на хлипкость и несбалансированность конструкции, агрегат всё же начал взлетать. Извергая фонтаны разноцветных искр, бочколёт поднялся было над крышей дома, когда один из ускорителей оторвался от его борта и отправился в самостоятельное путешествие. Аппарат резко накренился и принялся падать по параболе, постепенно разгоняясь оставшимися ускорител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о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4">Радужная молния пересекла курс падающего аппарата и выхватила пилота из бочки. Вместе они скрылись за горизонтом под восторжённый писк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4"><text:span text:style-name="T7">– </text:span>Эммм... Уже можно открывать? <text:span text:style-name="T7">– л</text:span>имонная поняшка отняла копыта от висков и открыла глаза. <text:span text:style-name="T7">– </text:span>Ух ты-ы-ы! Он всамделишную работает! Слышь, Свити, ускоритель Скуталу сработал!</text:p>
      <text:p text:style-name="P54">Поняшка ткнула в бок белоснежную пони-единорога. Та раскрыла глаза и осмотрелась.</text:p>
      <text:p text:style-name="P54"><text:span text:style-name="T7">– </text:span>Смотри, вот те и ответ на вопрос, куда деваются пони!</text:p>
      <text:p text:style-name="P54"><text:span text:style-name="T7">– </text:span>Где? <text:span text:style-name="T7">– </text:span>единорожка начала оглядываться.</text:p>
      <text:p text:style-name="P54"><text:span text:style-name="T7">– </text:span>Да ты не туда, ты сюда смотри! Вишь, прямо перед тобой! <text:span text:style-name="T7">– </text:span>жёлтая ткнула копытом прямо в меня. <text:span text:style-name="T7">–</text:span> Вот! Его тут до икс-пи-ри-мен-та не было. А терь он есть! Значит, это и есть ответ! Смекаешь?</text:p>
      <text:p text:style-name="P54"><text:span text:style-name="T7">– </text:span>И что? Я всё равно не пойму, куда они деваются?</text:p>
      <text:p text:style-name="P54"><text:span text:style-name="T7">– М</text:span>ожет, он их ест? Вот и Скуталу куда-то пропала...</text:p>
      <text:p text:style-name="P54">Две поняши некоторое время сидели смирно, переваривая информацию. Потом, как по команде, они сорвались с места и пронзительно пища, пропали из виду...</text:p>
      <text:p text:style-name="P54"/>
      <text:p text:style-name="P55">***<text:line-break/></text:p>
      <text:p text:style-name="P5">Со скрипом восстановив в памяти предыдущий день, я начал подниматься с крыльца. Взгляд упал на <text:span text:style-name="T79">конверт</text:span>, машинально свёрнут<text:span text:style-name="T79">ый</text:span> трубочкой в кулаке.</text:p>
      <text:p text:style-name="P7"/>
      <text:p text:style-name="P7">Кому: Человеку Максу, Понивилль.</text:p>
      <text:p text:style-name="P7">От кого: Принцессы Селестии, Кантерлот, дворец.</text:p>
      <text:p text:style-name="P50"/>
      <text:p text:style-name="P59">Приветствую тебя, мой маленький человек!</text:p>
      <text:p text:style-name="P59">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юношеский дух противоречия и стремление доказать всем (мне в особенности) свою самостоятельность!</text:p>
      <text:p text:style-name="P59">Разумеется, я окажу тебе полное содействие в контроле магии при эксперименте с усиленным заклинанием <text:span text:style-name="T71">Индрэ</text:span>. <text:span text:style-name="T14">&lt;</text:span><text:span text:style-name="T29">Описание заклинания и объяснение, почему Селестия не использовала его</text:span><text:span text:style-name="T14">&gt; </text:span>Из того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о сне видела эгрегор Эквестрии <text:span text:style-name="T7">— </text:span>место, из которого приходят в мир при рождении и куда в конечном итоге <text:soft-page-break/>возвращаются всепони. И в её сне можно наблюдать крайне тревожащую меня вещь: утечку эгрегора. Вот т<text:span text:style-name="T57">у</text:span> цепочку пони, уходящую в <text:span text:style-name="T57">чёрный</text:span> экран. Разгадка экрана <text:span text:style-name="T7">— </text:span>ключ к разгадке тайны исчезновения пони.</text:p>
      <text:p text:style-name="P59"><text:span text:style-name="T12">C</text:span>он, <text:span text:style-name="T57">увиденный Эпплджек, поверг меня в шок. </text:span>Не знаю, ЧТО могло породить катаклизм, превративший Эквестрию в выжженую пустыню, но, судя по мыслям и воспоминаниям Элемента Честности, это мы сами. Мне страшно и горько от осознания этого. <text:span text:style-name="T57">Если бы это был обычный сон, от него можно было бы просто отмахнуться, как от ещё одного баловства моей сестры. Но, к моему горю, это не так. Заклинание Индрэ показывает только то, что существует. </text:span>В какой-то из параллельных реальностей мы породили ужасную, изломанную Эквестрию. Эквестрию, в которой страдания столь велики, что стали обыденностью бытия. Могу только сказать одно: пока я жива, подобного <text:span text:style-name="T68">у нас </text:span>не случится!</text:p>
      <text:p text:style-name="P85"><text:span text:style-name="T57">Этот сон </text:span>не так легко читается, <text:span text:style-name="T57">как сон Рэрити</text:span>, но всё же в нём просматриваются <text:span text:style-name="T61">очертания другой проблемы</text:span>. <text:span text:style-name="T61">В конце видения можно видеть множество параллельных миров Эквестрии. Не знаю, что это означает, но заклинание явно хотело обратить на это внимание.</text:span></text:p>
      <text:p text:style-name="P60"><text:span text:style-name="T62">Флаттершай, скорее всего, видела уже знакомый жеребятам пегасов кошмар с радужной фабрикой. Могу предположить, что подобные видения из параллельных реальностей наблюдали и Пинки Пай с Рэйнбоу Дэш. </text:span><text:span text:style-name="T63">Проблема здесь ясна и уже описана моей сестрой: </text:span><text:span text:style-name="T64">наша </text:span><text:span text:style-name="T63">реальность истончается и сквозь дыры к нам начинают просачиваться другие миры. </text:span><text:span text:style-name="T65">Причину истончения нам предстоит определить.</text:span></text:p>
      <text:p text:style-name="P61"><text:span text:style-name="T66">Думаю </text:span>обра<text:span text:style-name="T66">титься</text:span> <text:span text:style-name="T66">за помощью </text:span>к Луне. Она н<text:span text:style-name="T66">а</text:span>много лучше меня ориентируется в этой теме. <text:span text:style-name="T67">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ться с вами подольше!</text:span></text:p>
      <text:p text:style-name="P127">Со своей стороны, к сожалению, не могу тебя обрадовать. <text:span text:style-name="T69">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span></text:p>
      <text:p text:style-name="P128"><text:span text:style-name="T69">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падающего фонаря просто не достигают исследователей. Луна была права </text:span><text:span text:style-name="T13">— </text:span><text:span text:style-name="T74">прорехи в ткани действительности появились и в реальном мире.</text:span></text:p>
      <text:p text:style-name="P124">Я сейчас писала сухим стилем моего советника <text:span text:style-name="T72">по экономике</text:span>, чтобы только сдержать себя в копытах. Мне очень не хочется загружать тебя экономическими проблемами, но я вынуждена это сделать, чтобы ты понял, почему я отказываю тебе в запросе на ускоритель. <text:span text:style-name="T73">Псинтел </text:span><text:span text:style-name="T7">— </text:span><text:span text:style-name="T75">мэйнхэттенская к</text:span>омпания алмазных псов, производящая рубиновые резонаторы для ускорителей <text:span text:style-name="T13">—</text:span> перестала существовать вместе с их подземным городом. <text:span text:style-name="T73">Провал под Мэйнхэттеном самый большой из обнаруженных. В Эквестрии больше нет производства магических ускорителей.</text:span></text:p>
      <text:p text:style-name="P125">Возможно, в <text:span text:style-name="T70">Фетлоке, в демонстрационном</text:span> <text:span text:style-name="T70">павильоне Псинтела, </text:span>остались <text:span text:style-name="T76">их выставочные образцы. Посылаю тебе заверенный Королевской Печатью мандат на изъятие любой пригодной для вас аппаратуры. Надеюсь, он поможет тебе.</text:span></text:p>
      <text:p text:style-name="P131"><text:span text:style-name="T77">Мне крайне неудобно подгонять тебя </text:span><text:span text:style-name="T15">— </text:span><text:span text:style-name="T77">догадываюсь, что ты устал, помогая Твайлайт </text:span><text:span text:style-name="T15">— </text:span><text:span text:style-name="T77">но у нас очень немного времени, чтобы исправить ситуацию. Даже если отвлечься от экономических и социальных проблем </text:span><text:span text:style-name="T15">— </text:span><text:span text:style-name="T77">из мира продолжает уходить магия. Наконец-то это почувствовали всепони. Магия единорогов слабеет, пегасам стало труднее летать. И даже земнопони удручены своими результатами по работе с землёй. Нам нужно торопиться, чтобы у нас осталось достаточно сил для нужных заклинаний.</text:span></text:p>
      <text:p text:style-name="P131"/>
      <text:p text:style-name="P131"/>
      <text:p text:style-name="P129"><text:soft-page-break/></text:p>
      <text:p text:style-name="P59"/>
      <text:p text:style-name="P35">P.S. <text:span text:style-name="T1">Посылаю это письмо не через Спайка, а обычной почтой, так как не хочу, чтобы Твайлайт узнала про реальное состояние дел в Эквестрии. Её это может отвлечь от исследований.</text:span></text:p>
      <text:p text:style-name="P49">P.S.P.S. <text:span text:style-name="T1">Я немного обострила ТОГДА твою восприимчивость к алкоголю, чтобы ты не перегружал свой организм токсинами, и стобы ТОЙ реальности было сложнее охотиться за тобой. Ну, ты в курсе.</text:span></text:p>
      <text:p text:style-name="P56"/>
      <text:p text:style-name="P5">&lt;<text:span text:style-name="T22">Селестия отсылает письмо с Дёрпи, а не Спайком, чтобы его не прочла Твайлайт и не узнала о бедственном положении Эквестрии и самой Селестии. Макс в ответ шлёт ей письмо Спайком о том, что он решил принять участие в эксперименте с заклинанием Индрэ для того, чтобы всемерно помось. Но пискьо не отправляется — при попытке Спайка его отослать, оно возвращается и ударяет Спайка по голове (Селестия уже пропала)</text:span>&gt;</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Селестию в очереди на вылет. Видит, куда ведёт чёрный экран. ).&gt;&gt;&gt;</text:p>
      <text:p text:style-name="P44"/>
      <text:p text:style-name="P44"/>
      <text:p text:style-name="P44">&lt;<text:span text:style-name="T23">Заговорщики таки подняли восстание после исчезновения Селестии. Они обвинили Луну и Макса в узурпации власти</text:span>&gt;</text:p>
      <text:p text:style-name="P37">&lt;<text:span text:style-name="T1">Добавить рассуждения на этическую тему на грани катастрофы</text:span>&gt;</text:p>
      <text:p text:style-name="P133"><text:span text:style-name="T78">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p>
      <text:p text:style-name="P133"/>
      <text:p text:style-name="P44">&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8">- В соответствии с законом от … «Об отсутствии одного из соправителей диархии» принимаю всю власть на себя!</text:p>
      <text:p text:style-name="P38">-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3">- В законе не указана конкретный соправитель Диархии!</text:span>&gt;</text:p>
      <text:p text:style-name="P50"/>
      <text:p text:style-name="P130"/>
      <text:p text:style-name="P50"/>
      <text:p text:style-name="P50"/>
      <text:p text:style-name="P14"><text:span text:style-name="T42">&lt;</text:span><text:span text:style-name="T25">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text:span><text:soft-page-break/><text:span text:style-name="T25">ведёт на обрывистый берег реки. Потом встреча с Луной — Макс встречается с ней во сне и она приходит к нему наяву после бегства</text:span><text:span text:style-name="T42">&gt;</text:span></text:p>
      <text:p text:style-name="P14"/>
      <text:p text:style-name="P50">Но реальная пони здорово отличалась от сериальной (как и все остальные, надо сказать). </text:p>
      <text:p text:style-name="P50"/>
      <text:p text:style-name="P50"/>
      <text:p text:style-name="P2"><text:span text:style-name="T7">–</text:span> Заклинания Свирла Бородатого обычно срабатывают без ошибок.</text:p>
      <text:p text:style-name="P2"><text:span text:style-name="T7">–</text:span> Если их правильно вызывают, <text:span text:style-name="T7">–</text:span> пробурчал возвратившийся Спайк, укладываясь в корзинку.</text:p>
      <text:p text:style-name="P2"><text:span text:style-name="T7">–</text:span> Что он имел ввиду?</text:p>
      <text:p text:style-name="P2"><text:span text:style-name="T7">–</text:span> Нууу, - Твайлайт смутилась, <text:span text:style-name="T7">–</text:span> заклинание сработало со второй попытки. В первый раз, с <text:span text:style-name="T30">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7">–</text:span> Единорожка опустила голову.</text:p>
      <text:p text:style-name="P2"/>
      <text:p text:style-name="P2"><text:span text:style-name="T7">&lt;</text:span><text:span text:style-name="T22">Селестия проснётся на Терре в облике кибермозга, т.к. в своём мире она на ступень выше пони (а кибермозг на Терре на ступень выше людей)</text:span><text:span text:style-name="T7">&gt;</text:span></text:p>
      <text:p text:style-name="P2"><text:span text:style-name="T7">–</text:span> Да, печально получилось <text:span text:style-name="T7">&lt;</text:span><text:span text:style-name="T23">и всего-то</text:span><text:span text:style-name="T1">?</text:span><text:span text:style-name="T7">&gt;</text:span>. Но вернёмся к заклинанию. Во второй раз вы вызвали его правильно <text:span text:style-name="T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7">–</text:span> Нет, она мне ничего не говорила. Но, видишь ли, ваше королевство и вы сами описаны в моём мире в детском сериале.</text:p>
      <text:p text:style-name="P2"><text:span text:style-name="T7">–</text:span> Мы? Описаны? <text:span text:style-name="T7">–</text:span> Твайлайт от удивления открыла рот. <text:span text:style-name="T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7">–</text:span> Вряд ли кто-то из людей побывал здесь до меня. До вас ведь никто не вызывал это заклинание Свирла?</text:p>
      <text:p text:style-name="P2"><text:span text:style-name="T7">–</text:span> Нет. Собрание столь сильных магов запомнилось бы.</text:p>
      <text:p text:style-name="P2"><text:span text:style-name="T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7">–</text:span> Вам нравятся рассказы про Эквестрию? <text:span text:style-name="T7">–</text:span> Твайлайт улыбнулась.</text:p>
      <text:p text:style-name="P2"><text:span text:style-name="T7">–</text:span> Да, достаточно сильно. Я, впрочем, не отношусь к брони <text:span text:style-name="T1">—</text:span> так, посмотрел несколько историй про <text:soft-page-break/>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7">–</text:span> Брони?</text:p>
      <text:p text:style-name="P2"><text:span text:style-name="T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7">–</text:span> Ого! У нас есть поклонники! Интересно было бы поговорить об этом с твоим другом.</text:p>
      <text:p text:style-name="P2"><text:span text:style-name="T7">–</text:span> Его нет. Он погиб полгода назад.</text:p>
      <text:p text:style-name="P2"><text:span text:style-name="T7">–</text:span> О, мои соболезнования! <text:span text:style-name="T7">–</text:span> Твайлайт подошла ко мне и положила переднюю ногу мне на плечо (когда я сидел, она вполне могла достать до него). <text:span text:style-name="T7">–</text:span> Друзей терять очень тяжко.</text:p>
      <text:p text:style-name="P2"><text:span text:style-name="T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7">–</text:span> Подумать только! <text:span text:style-name="T7">–</text:span> бормотала она про себя, <text:span text:style-name="T1">—</text:span> мы и наша страна описана в жеребячьих книжках в другом мире!</text:p>
      <text:p text:style-name="P50"/>
      <text:p text:style-name="P50"/>
      <text:p text:style-name="P2">Я помолчал, собираясь с мыслями. Мысли собирались туго, но самое тупое решение мне пришло в голову ещё в Кантерлоте.</text:p>
      <text:p text:style-name="P2"><text:span text:style-name="T7">–</text:span> Я помню, ваша магия Элементов Гармонии обладает большой силой.</text:p>
      <text:p text:style-name="P2"><text:span text:style-name="T7">–</text:span> Да. <text:span text:style-name="T7">–</text:span> <text:span text:style-name="T1">к</text:span>ивнула Твайлайт. <text:span text:style-name="T7">–</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7">–</text:span> Для восстановления гармонии, говришь, <text:span text:style-name="T7">–</text:span> я почесал затылок.</text:p>
      <text:p text:style-name="P2"><text:span text:style-name="T7">–</text:span> Ну да, это так. Большие возмущения гармонии можно исправить только с помощью… Ой!..</text:p>
      <text:p text:style-name="P2"><text:span text:style-name="T7">–</text:span> Угу, вот именно. Сейчас имеем “большое возмущение гармонии”.</text:p>
      <text:p text:style-name="P2">Твайлайт прижала копыта к вискам.</text:p>
      <text:p text:style-name="P15"/>
      <text:p text:style-name="P2"><text:span text:style-name="T7">–</text:span> Ты не понимаешь… Я сейчас расскажу.</text:p>
      <text:p text:style-name="P2"/>
      <text:p text:style-name="P2"/>
      <text:p text:style-name="P2"/>
      <text:p text:style-name="P2"><text:span text:style-name="T7">–</text:span> Найтмэр Мун и Дискорд не разорвались и не сгорели.</text:p>
      <text:p text:style-name="P2"><text:span text:style-name="T7">–</text:span> Они очень могущественные маги, одни из лучших. У них сильный антимагический иммунитет. К тому же они биологически бессмертны.</text:p>
      <text:p text:style-name="P15"><text:soft-page-break/>&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0">***</text:p>
      <text:p text:style-name="P57">&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7">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9">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7">&lt;</text:span><text:span text:style-name="T23">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7">&gt;</text:span></text:p>
      <text:p text:style-name="P1"><text:span text:style-name="T7">&lt;</text:span><text:span text:style-name="T31">В разговоре в Кантерлоте с Луной после исчезновения Селестии Макс узнаёт, что она (Селестия) холодна к сексу.</text:span><text:span text:style-name="T7">&gt;</text:span></text:p>
      <text:p text:style-name="P1"/>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50"/>
      <text:h text:style-name="P144" text:outline-level="2"><text:soft-page-break/>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4">***</text:p>
      <text:p text:style-name="P2"/>
      <text:p text:style-name="P2"><text:span text:style-name="T7">&lt;</text:span><text:span text:style-name="T22">Влад рассказывает Максу о своём сне </text:span><text:span text:style-name="T27">—</text:span><text:span text:style-name="T22"> как он был поняхой, а потом проснулся в мире Терры</text:span><text:span text:style-name="T7">&gt;</text:span></text:p>
      <text:p text:style-name="P15"/>
      <text:p text:style-name="P2"><text:span text:style-name="T7">– </text:span>... я слишком приблизилась к экрану и меня стало тянуть к нему. Пони, ждущий своей очереди, еле увернулся от меня <text:span text:style-name="T7">—</text:span> так быстро я неслась к экрану, <text:span text:style-name="T7">–</text:span> возбуждённо говорила Рэрити, <text:span text:style-name="T7">–</text:span> но тут… <text:span text:style-name="T7">–</text:span> она запнулась.</text:p>
      <text:p text:style-name="P2"><text:span text:style-name="T7">–</text:span> Да? Что “тут”? <text:span text:style-name="T7">–</text:span> Твайлайт была вся внимание.</text:p>
      <text:p text:style-name="P2"><text:span text:style-name="T7">–</text:span> Тут я проснулась.</text:p>
      <text:p text:style-name="P2"><text:span text:style-name="T7">–</text:span> О, понятно. Я была вынуждена прервать ваше сновидение, так как Макс очень плохо выглядел. <text:span text:style-name="T7">–</text:span> <text:span text:style-name="T1">о</text:span>бъяснила Твайлайт. <text:span text:style-name="T7">–</text:span> В твоих манекенах в бутике больше жизни, чем тогда было в нём <text:span text:style-name="T7">–</text:span> она указала копытом на меня. <text:span text:style-name="T7">–</text:span> Но даже то, что ты успела увидеть, очень интересно. Сфера из светящихся пони <text:span text:style-name="T7">–</text:span> это, конечно же, Эгрегор Эквестрии. Место, откуда берутся и куда уходят все пони</text:p>
      <text:p text:style-name="P2">(<text:span text:style-name="T7">&lt;</text:span><text:span text:style-name="T22">согласовать с тем, что говорил Анакорн о Р/Д</text:span><text:span text:style-name="T7">&gt;</text:span>). </text:p>
      <text:p text:style-name="P2">Об этом Эгрегоре пишется в книге <text:span text:style-name="T7">&lt;</text:span><text:span text:style-name="T22">Изменчивой Магии</text:span><text:span text:style-name="T7">&gt;</text:span>. То, что Рэрити удалось его увидеть <text:span text:style-name="T7">—</text:span> 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7">–</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5"/>
      <text:p text:style-name="P2"><text:span text:style-name="T7">&lt;</text:span><text:span text:style-name="T22">обоснование сна для Р/Д. РД видит несколько вариантов историй с Mane6 </text:span><text:span text:style-name="T27">—</text:span><text:span text:style-name="T22"> и с собой + Леро </text:span><text:span text:style-name="T27">—</text:span><text:span text:style-name="T22"> намёк на несовместимые фанфики</text:span></text:p>
      <text:p text:style-name="P2"><text:span text:style-name="T22">Пинки видит кошмар (кексики) и сходит с ума. И ещё она видит как Селестия стала Матрицей (подпрограммой Нексуса)</text:span><text:span text:style-name="T7">&gt;</text:span></text:p>
      <text:p text:style-name="P2"/>
      <text:p text:style-name="P2"><text:span text:style-name="T7">–</text:span> Хммм… <text:span text:style-name="T7">–</text:span> Твайлайт в задумчивости остановилась перед одной из полок. <text:span text:style-name="T7">–</text:span> Переселение душ? <text:soft-page-break/>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7">–</text:span> И самое главное… <text:span text:style-name="T7">–</text:span> Рэрити задумчиво потерла висок. <text:span text:style-name="T7">–</text:span> В той очереди, совсем близко к экрану стояла она…</text:p>
      <text:p text:style-name="P2"><text:span text:style-name="T7">–</text:span> Кто <text:span text:style-name="T7">—</text:span> она? <text:span text:style-name="T7">–</text:span> повернулась Твайлайт.</text:p>
      <text:p text:style-name="P2"><text:span text:style-name="T7">–</text:span> Её Высочество, принцесса Селестия...</text:p>
      <text:p text:style-name="P51"/>
      <text:p text:style-name="P50"/>
      <text:p text:style-name="P2"><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
      <text:p text:style-name="P2"/>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4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44"><text:soft-page-break/></text:p>
      <text:p text:style-name="P44"/>
      <text:p text:style-name="P44">&lt;<text:span text:style-name="T22">–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2"><text:span text:style-name="T7">–</text:span> М-м-м. В описании заклинания Свирл упоминал гармонию. Я и подумал, а что, если это кат-то связано с тобой и твоими друзьями?</text:p>
      <text:p text:style-name="P2"><text:span text:style-name="T7">–</text:span> Хм. Ты так думаешь? <text:span text:style-name="T7">–</text:span> Единорожка вытащила с помощью магии засаленый том из угловой полки с знакомым названием: “Основы магического искусства”.</text:p>
      <text:p text:style-name="P2"><text:span text:style-name="T7">–</text:span> М-м-м… “...на укрепление гармонии нашего континуума...”.</text:p>
      <text:p text:style-name="P44">&gt;</text:p>
      <text:p text:style-name="P1"/>
      <text:p text:style-name="P4">***</text:p>
      <text:p text:style-name="P2"><text:span text:style-name="T7">–</text:span> Нууу, я не думаю, что это описан наша Терра. У нас ничего подобного не водится.</text:p>
      <text:p text:style-name="P2"><text:span text:style-name="T7">–</text:span> Да? Ну ладно. В конце-концов, это всего лишь миф. Свирл Бородатый, правда, упоминал о двух случаях встреч с существами, похожими на вас. <text:span text:style-name="T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7">–</text:span> Печенье испёк Спайк. Он на удивление искусный повар, когда на него находит вдохновение.</text:p>
      <text:p text:style-name="P2"><text:span text:style-name="T7">–</text:span> М-м-м. Вкусно. Очень вкусно.</text:p>
      <text:p text:style-name="P15"/>
      <text:p text:style-name="P2"><text:span text:style-name="T7">&lt;</text:span><text:span text:style-name="T22">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7">&gt;</text:span></text:p>
      <text:p text:style-name="P15"/>
      <text:p text:style-name="P2"><text:span text:style-name="T7">–</text:span> Хорошо, у тебя есть какие-то встречные предложения?</text:p>
      <text:p text:style-name="P2">Твайлайт задумчиво прошлась вдоль книжной полки.</text:p>
      <text:p text:style-name="P2"><text:span text:style-name="T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7">–</text:span> Для духа я слишком материален.</text:p>
      <text:p text:style-name="P2"><text:span text:style-name="T7">–</text:span> Я знаю. Но ничего более подходящего в голову не приходит. Приходи завтра после обеда. Хорошо?</text:p>
      <text:p text:style-name="P2"><text:span text:style-name="T7">–</text:span> Хорошо, Твайлайт. Приду. Спокойной ночи!</text:p>
      <text:p text:style-name="P2"><text:span text:style-name="T7">–</text:span> Спокойной ночи, Макс!</text:p>
      <text:p text:style-name="P14"/>
      <text:p text:style-name="P14"/>
      <text:p text:style-name="P14"/>
      <text:p text:style-name="P15"><text:span text:style-name="T44">&lt;</text:span><text:span text:style-name="T26">самолёт в эквестрию проваливается во время </text:span><text:span text:style-name="T24">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3">&gt;</text:span></text:p>
      <text:p text:style-name="P48">&lt;<text:span text:style-name="T1">О рейде пони-рейнджеров Максу рассказывает Луна во время его возвращения в Кантерлот после исчезновения Селестии.</text:span>&gt;</text:p>
      <text:p text:style-name="P44"/>
      <text:p text:style-name="P51"><text:soft-page-break/>&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1"/>
      <text:p text:style-name="P2"><text:span text:style-name="T7">–</text:span> Ты могла бы нести меня телекинезом. Я, после того, как узнал о ваших способностях, удивлялся, почему ты этого не сделала?</text:p>
      <text:p text:style-name="P2"><text:span text:style-name="T7">–</text:span> Шутишь? <text:span text:style-name="T7">–</text:span> Селестия скосила на меня фиалковый глаз, продолжая колдовать с мешочком. <text:span text:style-name="T7">–</text:span> Ты бы потом не захотел бы видеть меня от перенесенного унижения.</text:p>
      <text:p text:style-name="P32"><text:span text:style-name="T7">&lt;Селестия </text:span>хочет любым способом (34) расположить к себе Макса, чтоб получить союзника в борьбе за спасение Эквестрии<text:span text:style-name="T7">&gt;</text:span></text:p>
      <text:p text:style-name="P2"/>
      <text:p text:style-name="P2"><text:span text:style-name="T7">–</text:span> А дальше всё было хуже, намного хуже...</text:p>
      <text:p text:style-name="P2"/>
      <text:p text:style-name="P1"/>
      <text:p text:style-name="P2"/>
      <text:p text:style-name="P4">***</text:p>
      <text:p text:style-name="P15"/>
      <text:p text:style-name="P2"><text:span text:style-name="T7">&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7">&gt;</text:span></text:p>
      <text:p text:style-name="P15"/>
      <text:h text:style-name="P144" text:outline-level="2">Рейд пони-рэйнджеров</text:h>
      <text:p text:style-name="P2">&lt;Магия изо всех окраин Эквестрии бежит к её центру — в Вечнодикий лес&gt;</text:p>
      <text:p text:style-name="P30">(леденящий душу триллер, музыка тревожная)</text:p>
      <text:p text:style-name="P6">&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text:soft-page-break/>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7">–</text:span> Тьфу ты, б-бестия! <text:span text:style-name="T7">–</text:span> Мэдтроттер принялся протирать окровавленное лезвие. <text:span text:style-name="T7">–</text:span> Впервые такую тварь встречаю.</text:p>
      <text:p text:style-name="P2"><text:span text:style-name="T7">–</text:span> Не думаю, что она появится ещё. <text:span text:style-name="T7">–</text:span> Калрус вслушивался в лесной шум. Уши его поворачивались по ветру. <text:span text:style-name="T7">–</text:span> Ты её хорошенько угостил. По первому разряду!</text:p>
      <text:p text:style-name="P2"><text:span text:style-name="T7">–</text:span> У нас, в Аппалузе, это называется “салют легионера”, <text:span text:style-name="T7">–</text:span> усмехнулся Хорст. <text:span text:style-name="T7">–</text:span> Мало кто из врагов его переживает.</text:p>
      <text:p text:style-name="P2"><text:span text:style-name="T7">–</text:span> Первым дежуришь ты, Мэдди. Потом я. Калрус <text:span text:style-name="T7">—</text:span> последним, <text:span text:style-name="T7">–</text:span> решил я. <text:span text:style-name="T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7">–</text:span> Что за чертовщина? <text:span text:style-name="T7">–</text:span> Мэдтроттер трогал копытом лежащую на земле плеть лианы, которая медленно уползала в чащу, сворачиваясь в колючий клубок.</text:p>
      <text:p text:style-name="P2"><text:span text:style-name="T7">–</text:span> Не нравится мне это, <text:span text:style-name="T7">–</text:span> пробормотал Калрус, стряхивая с крыла зелёную плеть, свесившуюся с дерева и попытавшуюся обвить его махательный сустав. <text:span text:style-name="T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7">–</text:span> Да уж, <text:span text:style-name="T7">–</text:span> Мэдтроттер обнажил алебарду и закрепил её на ноге остриём вверх. <text:span text:style-name="T7">–</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7">–</text:span> Шанту?</text:p>
      <text:p text:style-name="P2"><text:span text:style-name="T7">–</text:span> Ваше Высочество? Мы никогда не встречали такое существо раньше и я…</text:p>
      <text:p text:style-name="P2"><text:span text:style-name="T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7">–</text:span> Хотя кое-кто за за тысячу лет воздержания накопил столько силы, что может жонглировать планетами, не думаю, что он <text:span text:style-name="T7">&lt;</text:span><text:span text:style-name="T21">вот эту-то энергию Дискорд и потратил на превращение в дракона в мире Терры</text:span><text:span text:style-name="T7">&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7">&lt;</text:span><text:span text:style-name="T23">Добавить кокатрикса, мантикору и древесных волков. Тентаклианы переименовать в пландерсиды</text:span><text:span text:style-name="T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7">–</text:span> Что за ерунда? <text:span text:style-name="T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7">–</text:span> Не знаю, что за ерунда, но теперь становится ясно, откуда тут те черепа. <text:span text:style-name="T7">–</text:span> Я вытер накрыльный нож о траву и показал на две продолговатости, тускло белевшие в траве у самого ствола граба. <text:span text:style-name="T7">–</text:span> Не <text:soft-page-break/>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7">–</text:span> Пхе, будет несколько <text:span text:style-name="T7">—</text:span> выберешь для них самый подходящий! <text:span text:style-name="T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7">&lt;</text:span><text:span text:style-name="T22">короткий</text:span><text:span text:style-name="T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7">–</text:span> Ходят слухи, Стар <text:span text:style-name="T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7">–</text:span> Мечтательно разглагольствовал Калрус.</text:p>
      <text:p text:style-name="P2"><text:span text:style-name="T7">–</text:span> Смотри, как бы ты сам после такой встречи не стал чудным материалом для <text:s/>чудовища, <text:span text:style-name="T7">–</text:span> проворчал Мэдтроттер. <text:span text:style-name="T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7">–</text:span> Странно, кто-то ходил к замку после того, как он был заброшен, <text:span text:style-name="T7">–</text:span> пробормотал Мэдтроттер. <text:span text:style-name="T7">–</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7">–</text:span> Дискорд! Что их убило? <text:span text:style-name="T7">–</text:span> присвистнул обошедший Хорста с другой стороны Калрус.</text:p>
      <text:p text:style-name="P2"><text:span text:style-name="T7">–</text:span> Что бы их ни убило, нам с этим знакомиться ни к чему, <text:span text:style-name="T7">–</text:span> пробормотал Мэдтроттер озираясь. <text:span text:style-name="T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7">–</text:span> Это королевский конвой. Такие были на службе у принцесс ещё лет двадцать назад, до Раздора.</text:p>
      <text:p text:style-name="P2"><text:span text:style-name="T7">–</text:span> Такое впечатление, что… <text:span text:style-name="T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7">–</text:span> ...тут была засада <text:span text:style-name="T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7">—</text:span> туда мы и помчались, сопровождаемые хлопками и свистом вращающихся шаров.</text:p>
      <text:p text:style-name="P4">***</text:p>
      <text:p text:style-name="P2"><text:span text:style-name="T7">–</text:span> Откуда там останки пегасов? Кто мог поймать их там? Они могут уйти от любой засады.</text:p>
      <text:p text:style-name="P2"><text:span text:style-name="T7">–</text:span> Не знаю, как насчёт летунов, принцессса, но когда мы осматривали кости, на нас было совершено нападение...</text:p>
      <text:p text:style-name="P2"><text:soft-page-break/><text:span text:style-name="T7">–</text:span> Вот как? На королевскую стражу в центре Эквестрии? Кто же это был?</text:p>
      <text:p text:style-name="P2"><text:span text:style-name="T7">–</text:span> Лианы, принцесса. <text:span text:style-name="T7">–</text:span> Кимеринн отчеканил последнюю фразу, глядя прямо перед собой. <text:span text:style-name="T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7">– </text:span>сорок. Мы назвали их <text:span text:style-name="T7">&lt;</text:span><text:span text:style-name="T22">???</text:span><text:span text:style-name="T7">&gt;</text:span></text:p>
      <text:p text:style-name="P2">Луна обошла Кимеринна. </text:p>
      <text:p text:style-name="P2"><text:span text:style-name="T7">–</text:span> У вас рассечен бок. И колотая рана на шее.</text:p>
      <text:p text:style-name="P2"><text:span text:style-name="T7">–</text:span> Не уследил за лианой, Ваше Высочество. Ерунда. Калрус вовремя отсёк плеть. <text:span text:style-name="T7">–</text:span> Голубые глаза Кимеринна смотрели прямо сквозь Луну, не мигая.</text:p>
      <text:p text:style-name="P2"><text:span text:style-name="T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7">–</text:span> Я ценю вашу службу и хочу достойно наградить вас. Спрашивайте.</text:p>
      <text:p text:style-name="P2"><text:span text:style-name="T7">–</text:span> Мне… мне ничего не нужно, Ваше Высочество. <text:span text:style-name="T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7">–</text:span> Кимеринн, вы окажете своей принцессе услугу, если согласитесь <text:s/>принять от неё награду! <text:span text:style-name="T7">–</text:span> Если бы он понял… Как когда-то понял Амарок… Аликорны <text:span text:style-name="T7">—</text:span> тоже живые существа. И они очень одиноки…</text:p>
      <text:p text:style-name="P2"><text:span text:style-name="T7">–</text:span> Хорошо, Ваше Высочество. <text:span text:style-name="T7">–</text:span> Кимеринн смотрел не мигая в точку прямо перед собой. <text:span text:style-name="T7">–</text:span> Я хочу… в награду… обращаться к вам на “ты”!</text:p>
      <text:p text:style-name="P2">Туман застилал глаза Луне. Она смотрела на него <text:span text:style-name="T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7">–</text:span> Ну что же… Я рада оказать такую услугу… Тебе…</text:p>
      <text:p text:style-name="P2"><text:span text:style-name="T7">–</text:span> Принцесса…</text:p>
      <text:p text:style-name="P2"><text:span text:style-name="T7">–</text:span> Луна, мой дорогой. Для тебя <text:span text:style-name="T7">—</text:span> Луна…</text:p>
      <text:p text:style-name="P2">...</text:p>
      <text:p text:style-name="P2"/>
      <text:h text:style-name="P144" text:outline-level="2">Рейд пони-рэйнджеров-2 (<text:span text:style-name="T22">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text:soft-page-break/>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7">&lt;</text:span><text:span text:style-name="T22">гидрорысью</text:span><text:span text:style-name="T7">&gt;</text:span> и нападением <text:span text:style-name="T7">&lt;</text:span><text:span text:style-name="T22">тентаклиан</text:span><text:span text:style-name="T7">&gt;</text:span> казался мне ещё опаснее. А если этот корабль обследовать как следует…</text:p>
      <text:p text:style-name="P2"><text:span text:style-name="T7">–</text:span> Заночуем внутри. - <text:span text:style-name="T1">р</text:span>ешил я.</text:p>
      <text:p text:style-name="P2"><text:span text:style-name="T7">&lt;</text:span><text:span text:style-name="T22">Нужен ли тут самолёт? Нужен артефакт из Fallout Equestria - летучий корабль</text:span>?<text:span text:style-name="T7">&gt;</text:span></text:p>
      <text:p text:style-name="P2">Утро встретило нас туманом. Я пытался рассмотреть руины замка на противоположном берегу.</text:p>
      <text:p text:style-name="P2"><text:span text:style-name="T7">–</text:span> Идти опасно. Засаду прозевать <text:span text:style-name="T7">—</text:span> как два пера об мостовую. Хорст, я слетаю в разведку. Не нравится мне это болото.</text:p>
      <text:p text:style-name="P2"><text:span text:style-name="T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7">–</text:span> Заметил что-то. <text:span text:style-name="T7">–</text:span> Хорст приставил копыто ко лбу, пытаясь рассмотретьчто-то против солнца. <text:span text:style-name="T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7">–</text:span> Поворачивайте, уходите от болота! <text:span text:style-name="T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oft-page-break/><text:span text:style-name="T7">–</text:span> Не в крыло, а в ногу, <text:span text:style-name="T7">–</text:span> проворчал я, стаскивая зубами с задней ноги толстую плеть плюща, гладко отрубленную стилетом. <text:span text:style-name="T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7">– </text:span>Схватил бы за крыло <text:span text:style-name="T7">—</text:span> я бы не вырвался.</text:p>
      <text:p text:style-name="P2">Я взглянул вверх. На металлической стенке чётко отпечатались четыре полукруга копыт. </text:p>
      <text:p text:style-name="P2"><text:span text:style-name="T7">–</text:span> И пришлось бы тебе за меня во дворце отдуваться.</text:p>
      <text:p text:style-name="P2"><text:span text:style-name="T7">–</text:span> Нашел что-нибудь интересное в развалинах?</text:p>
      <text:p text:style-name="P2"><text:span text:style-name="T7">–</text:span> А как же! Странное такое. Похожее на обезьяну. Но стройнее и грациознее. И оно было одето…</text:p>
      <text:p text:style-name="P2"><text:span text:style-name="T7">–</text:span> Одето?</text:p>
      <text:p text:style-name="P2"><text:span text:style-name="T7">–</text:span> Да, в потёртые джинсы и куртку. И на спине было что-то вроде перемётной сумки. Не успел как следует расмотреть <text:span text:style-name="T7">—</text:span> оно скрылось в кустах. Что его отличало от обезьяны <text:span text:style-name="T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7">–</text:span> Ещ одно неизвестное чудовище! <text:s/>Что-то их тут много развелось.</text:p>
      <text:p text:style-name="P2">Я крепко задумался. Принцесса приказывала <text:span text:style-name="T7">—</text:span> нет, не приказывала <text:span text:style-name="T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7">–</text:span> Куда идём, Кэп? <text:span text:style-name="T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7">–</text:span> Вы ведь в неопасное место идёте, да?</text:p>
      <text:p text:style-name="P2"><text:span text:style-name="T7">–</text:span> Да, Силк Мэйн, в неопасное.</text:p>
      <text:p text:style-name="P2"><text:span text:style-name="T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7">–</text:span> Силк, не волнуйся, если будет опасно, мы сразу же повернём. (И пойдём другой дорогой <text:span text:style-name="T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text:soft-page-break/>взятого в рамку, неба.</text:p>
      <text:p text:style-name="P2">Опять таки, шансы для Мэда и Калруса <text:s/>пройти через болото <text:span text:style-name="T7">—</text:span> ничтожны.</text:p>
      <text:p text:style-name="P2"><text:span text:style-name="T7">–</text:span> Возвращаемся, Мэдди, <text:span text:style-name="T7">–</text:span> решил я. <text:span text:style-name="T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44"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7">–</text:span> Пони умеют переносить тяготы, Макс. <text:span text:style-name="T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7">&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7">&gt;</text:span></text:p>
      <text:p text:style-name="P2"><text:span text:style-name="T7">&lt;</text:span><text:span text:style-name="T22">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7">&gt;</text:span></text:p>
      <text:p text:style-name="P2"/>
      <text:p text:style-name="P2"/>
      <text:p text:style-name="P2"/>
      <text:p text:style-name="P2"><text:span text:style-name="T7">–</text:span> Тия, я…</text:p>
      <text:p text:style-name="P2"><text:span text:style-name="T7">–</text:span> Не говори ничего! Твайлайт нашла в архиве северного крыла полузаконченное заклинание <text:span text:style-name="T7">C</text:span>вирла Бородатого. “Защита от неведомой угрозы” <text:span text:style-name="T7">—</text:span> так он назвал его. Синопсис восстановить не удалось <text:span text:style-name="T7">—</text:span> Свирл записал его на некачественной бумаге. Треть заклинания Твайли восстановила экстраполяцией <text:span text:style-name="T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7">—</text:span> всего лишь появился ты! <text:span text:style-name="T7">–</text:span> это слово Селестия выдохнула мне в лицо, буквально ткнув меня носом. <text:span text:style-name="T7">–</text:span> И всё это время я думала <text:span text:style-name="T7">—</text:span> кто ты? Наше спасение, или всего лишь горькая шутка судьбы? И я до сих пор не знаю. </text:p>
      <text:p text:style-name="P2">Ты извини, Макс, я разнервничалась/ <text:span text:style-name="T7">–</text:span> Селестия отвернулась от меня. Я протянул руку и осторожно поправил локон переливающейся гривы. <text:span text:style-name="T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7">–</text:span> Остальное ты знаешь. И я была бы счастлива, если бы ты дал мне хотя бы намёк на то, почему <text:soft-page-break/>заклинание призвало тебя сюда. Хотя бы намёк.</text:p>
      <text:p text:style-name="P2"><text:span text:style-name="T7">–</text:span> Я не смогу сделать тебя счастливой, Тия, <text:span text:style-name="T7">–</text:span> я покачал головой. <text:span text:style-name="T7">– </text:span>Я не знаю, чем вам помочь. Скорее всего, я попал сюда случайно.</text:p>
      <text:p text:style-name="P2"><text:span text:style-name="T7">–</text:span> Я так и думала, <text:span text:style-name="T7">–</text:span> кивнула головой Селестия. <text:span text:style-name="T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84"/>
      <text:p text:style-name="P51">Она вытянула шею и начала по очереди сгибать-разгибать ноги, разминая суставы.</text:p>
      <text:p text:style-name="P51"><text:span text:style-name="T7">–</text:span> Слишком поздно, <text:span text:style-name="T7">–</text:span> пробормотала она, глядя через панорамное окно на ночное небо. <text:span text:style-name="T7">–</text:span> Даже, скорее, рано. Сестра скоро вернётся.</text:p>
      <text:p text:style-name="P2"/>
      <text:p text:style-name="P2"><text:span text:style-name="T7">–</text:span> Макс, <text:span text:style-name="T7">–</text:span> обернулась она ко мне, <text:span text:style-name="T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44" text:outline-level="2">В библиотеке замка Селестии</text:h>
      <text:p text:style-name="P90"/>
      <text:p text:style-name="P3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7">&lt;</text:span><text:span text:style-name="T22">название книги</text:span><text:span text:style-name="T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7">&lt;</text:span><text:span text:style-name="T22">название библиотеки</text:span><text:span text:style-name="T7">&gt;</text:span>, пытаясь найти хоть какую-нибудь зацепку. Но всё тщётно.</text:p>
      <text:p text:style-name="P2">Если верить заклинанию, я <text:span text:style-name="T7">—</text:span> внешняя сила, и если меня хорошо попросить <text:span text:style-name="T7">&lt;</text:span><text:span text:style-name="T22">см. выше - ночь с Селестией</text:span><text:span text:style-name="T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text:soft-page-break/>Может, эти гармонии как-то взаимосвязаны? Конечно, взаимосвязь притянута за уши, но, как говорится, на безрыбье и рыбу раком…</text:p>
      <text:p text:style-name="P2"/>
      <text:h text:style-name="P144" text:outline-level="2">Понивилль</text:h>
      <text:p text:style-name="P2"/>
      <text:h text:style-name="P144"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oft-page-break/><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oft-page-break/>-<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69"/>
      <text:h text:style-name="P144" text:outline-level="2">Первый сеанс двойного сна. Рэрити</text:h>
      <text:p text:style-name="P2"/>
      <text:p text:style-name="P2"><text:span text:style-name="T7">&lt;</text:span><text:span text:style-name="T22">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2">Сон одновременно смотрели Рэрити, Пинки и РД. Флатти и ЭйДжей не успели подойти вовремя, т.к. жили за городом.</text:span><text:span text:style-name="T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7">–</text:span> Кровать для тебя маловата, Макс, <text:span text:style-name="T7">–</text:span> извиняющимся тоном сообщила Твайлайт. <text:span text:style-name="T7">–</text:span> Мы сдвинули два матраса на полу. Вы с Рэрити должны поместиться.</text:p>
      <text:p text:style-name="P2"><text:span text:style-name="T7">–</text:span> Может, и поместимся. Но, вообще, я во сне верчусь.</text:p>
      <text:p text:style-name="P2"><text:span text:style-name="T7">–</text:span> Не страшно, ты не успеешь… <text:span text:style-name="T7">–</text:span> её слова были заглушены звоном входного колокольчика. Хлопнула дверь и в читальный зал вошла светлая единорожка.</text:p>
      <text:p text:style-name="P2"><text:span text:style-name="T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7">—</text:span> всё это придавало Рэрити неожиданный шарм.</text:p>
      <text:p text:style-name="P2"><text:span text:style-name="T7">–</text:span> Рэрити, ты выглядишь… Замечательно выглядишь! <text:span text:style-name="T7">–</text:span> растерянно пролепетала Твайлайт.</text:p>
      <text:p text:style-name="P2"><text:span text:style-name="T7">–</text:span> Дааааааа… Замечательно! <text:span text:style-name="T7">–</text:span> наконец-то смог закрыть рот <text:span text:style-name="T1">и втянуть слюни </text:span>Спайк.</text:p>
      <text:p text:style-name="P2"><text:span text:style-name="T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7">–</text:span> смущённо сказала Рэрити, глядя мимо меня своими фиолетовыми глазами.</text:p>
      <text:p text:style-name="P2"><text:span text:style-name="T7">–</text:span> Спасибо, Рэрити. Ты выглядишь потрясно. <text:span text:style-name="T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7">–</text:span> Ну что же, если готовы <text:span text:style-name="T1">—</text:span> ложитесь на матрас и расслабьтесь. Вы должны касаться друг-друга. <text:span text:style-name="T7">–</text:span> <text:span text:style-name="T1">с</text:span>командовала Твайлайт.</text:p>
      <text:p text:style-name="P2"><text:soft-page-break/>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7">–</text:span> Готовы? <text:span text:style-name="T7">–</text:span> Спросила Твайлайт.</text:p>
      <text:p text:style-name="P2"><text:span text:style-name="T7">–</text:span> Я готова. <text:span text:style-name="T7">–</text:span> <text:span text:style-name="T1">о</text:span>тозвалась Рэрити.</text:p>
      <text:p text:style-name="P2"><text:span text:style-name="T7">–</text:span> Готов. <text:span text:style-name="T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44" text:outline-level="2">Сон Макса</text:h>
      <text:p text:style-name="P90"/>
      <text:p text:style-name="P2"><text:span text:style-name="T7">&lt;</text:span><text:span text:style-name="T22">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2">...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7">–</text:span><text:span text:style-name="T22"> Готова, </text:span><text:span text:style-name="T27">–</text:span><text:span text:style-name="T22"> процедила она.</text:span><text:span text:style-name="T7">&gt;</text:span></text:p>
      <text:p text:style-name="P4">***</text:p>
      <text:p text:style-name="P2"><text:span text:style-name="T7">–</text:span> Вставай, Макс! <text:span text:style-name="T7">–</text:span> Маленькое копыто надавливало мне на грудь, делая энергичные круговые движения.</text:p>
      <text:p text:style-name="P2"><text:span text:style-name="T7">–</text:span> Твайлайт? <text:span text:style-name="T7">–</text:span> Взгляд сфокусировался на лавандовой единорожке, озабоченно осматривающей меня и продолжающей массаж в области сердца.</text:p>
      <text:p text:style-name="P2"><text:span text:style-name="T7">–</text:span> Мне не понравился цвет твоей мордочки. Ты стал слишком бледный. Я решила прервать твой сон. Как ты себя ...</text:p>
      <text:p text:style-name="P2"><text:span text:style-name="T7">–</text:span> … чувствуешь, дорогая Рэрити?! Я могу чем-нибудь помочь? Вот, выпей воды! <text:span text:style-name="T7">–</text:span> <text:span text:style-name="T1">д</text:span>ракончик метался вокруг светлой единорожки, в волнении заламывая лапки.</text:p>
      <text:p text:style-name="P2"><text:span text:style-name="T7">–</text:span> Спасибо, Спайк! Ты очень любезен! <text:span text:style-name="T7">–</text:span> Рэрити приподнялась на матрасе и сделала пару глотков из услужливо поднесенного Спайком стакана.</text:p>
      <text:p text:style-name="P2"><text:span text:style-name="T7">–</text:span> Я в порядке. Что-то удалось узнать? <text:span text:style-name="T7">–</text:span> обратился я к Рэрити.</text:p>
      <text:p text:style-name="P2"><text:span text:style-name="T7">–</text:span> Я всё расскажу, <text:span text:style-name="T7">–</text:span> кивнула единорожка. <text:span text:style-name="T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7">–</text:span> Годится, <text:span text:style-name="T7">–</text:span> кивнула Твайлайт. <text:span text:style-name="T7">–</text:span> Тогда до завтрашнего вечера каждый свободен и занимается своими делами.</text:p>
      <text:p text:style-name="P2"><text:span text:style-name="T7">– </text:span>Да, Макс?</text:p>
      <text:p text:style-name="P2"><text:span text:style-name="T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text:soft-page-break/>Твайлайт растерялась.</text:p>
      <text:p text:style-name="P2"><text:span text:style-name="T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7">–</text:span> Я помогу-у-у-у! <text:span text:style-name="T7">–</text:span> <text:span text:style-name="T1">з</text:span>апрыгала на месте Пинки.</text:p>
      <text:p text:style-name="P2"><text:span text:style-name="T7">–</text:span> Я помогу! <text:span text:style-name="T7">–</text:span> <text:span text:style-name="T1">н</text:span>еожиданно вызвалась Рэйнбоу Дэш, до этого безучастно наблюдавшая за нами.</text:p>
      <text:p text:style-name="P2"/>
      <text:p text:style-name="P36"/>
      <text:p text:style-name="P2"/>
      <text:p text:style-name="P2"><text:span text:style-name="T7">–</text:span> Я первая предложила! <text:span text:style-name="T7">–</text:span> возмутилась Пинки.</text:p>
      <text:p text:style-name="P2"><text:span text:style-name="T7">–</text:span> Предложила не ты, а Твайлайт. <text:span text:style-name="T7">–</text:span> <text:span text:style-name="T1">п</text:span>арировала Рэйнбоу Дэш.</text:p>
      <text:p text:style-name="P2"><text:span text:style-name="T7">–</text:span> Не ссорьтесь, <text:span text:style-name="T1">кобылки</text:span>! Давайте сегодня мне показывает Понивилль Пинки, а завтра <text:span text:style-name="T1">—</text:span> ты, Рэйнбоу. <text:span text:style-name="T7">–</text:span> <text:span text:style-name="T1">п</text:span>редложил я. <text:span text:style-name="T7">–</text:span> Годится?</text:p>
      <text:p text:style-name="P2"><text:span text:style-name="T7">–</text:span> Лады. <text:span text:style-name="T7">–</text:span> проворчала пегаска. <text:span text:style-name="T7">–</text:span> Приходи завтра на девять к библиотеке. Нет, лучше на десять.</text:p>
      <text:p text:style-name="P2"><text:span text:style-name="T7">–</text:span> Хорошо, Рэйнбоу Дэш. Договорились.</text:p>
      <text:p text:style-name="P2"><text:span text:style-name="T7">–</text:span> Пошли-пошли-пошли-пошли, <text:span text:style-name="T7">–</text:span> подталкивала меня головой к выходу Пинки. <text:span text:style-name="T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44"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7">–</text:span> <text:span text:style-name="T1">э</text:span>нергия Пинки была неиссякаема.</text:p>
      <text:p text:style-name="P2"><text:span text:style-name="T7">–</text:span> Ффух! Дай отдышаться.</text:p>
      <text:p text:style-name="P2"><text:span text:style-name="T7">–</text:span> Устал? <text:span text:style-name="T7">–</text:span> <text:span text:style-name="T1">у</text:span>частливо спросила Пинки.</text:p>
      <text:p text:style-name="P2"><text:span text:style-name="T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7">–</text:span> Да? Тогда пойдём перекусим.</text:p>
      <text:p text:style-name="P2">Манерный пони-оффициант выслушал наши пожелания и удалился.</text:p>
      <text:p text:style-name="P2"><text:span text:style-name="T7">–</text:span> А какой у тебя был образ жизни?</text:p>
      <text:p text:style-name="P2"><text:span text:style-name="T7">–</text:span> В основном, <text:span text:style-name="T1">э</text:span>сидячий.</text:p>
      <text:p text:style-name="P2"><text:span text:style-name="T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7">–</text:span> А у нас сидячая работа в порядке вещей.</text:p>
      <text:p text:style-name="P2"><text:span text:style-name="T7">–</text:span> Ужас-ужас! <text:span text:style-name="T7">–</text:span> Пинки прижала копыта передних ног к голове. <text:span text:style-name="T7">–</text:span> Тогда я понимаю… Я, наверное, тебя загоняла. Извини, Макс! Тогда отдыхай, увидимся завтра вечером у Твайлайт!</text:p>
      <text:p text:style-name="P2"><text:soft-page-break/>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7">&lt;</text:span><text:span text:style-name="T22">Рэйнбоу объясняет Максу, почему Пинки расплатилась за него </text:span><text:span text:style-name="T23">—</text:span><text:span text:style-name="T22"> и вспоминает, что когда-то уже объясняла нечто подобное (Леро)</text:span></text:p>
      <text:p text:style-name="P2"/>
      <text:h text:style-name="P144"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7">–</text:span> Привет! Куда это ты собрался? <text:span text:style-name="T7">–</text:span> <text:span text:style-name="T1">п</text:span>розвучало из листвы, как только я взялся за ручку двери. С ветки на землю спланировала Рэйнбоу Дэш.</text:p>
      <text:p text:style-name="P2"><text:span text:style-name="T7">–</text:span> Она ещё спит. Вчера пересидела за книгами. Не стоит её будить. <text:span text:style-name="T7">–</text:span> пегаска <text:span text:style-name="T1">к</text:span>ивнула на дверь. <text:span text:style-name="T7">–</text:span> Ну, пошли?</text:p>
      <text:p text:style-name="P2"><text:span text:style-name="T7">–</text:span> Пошли, Рэйнбоу Дэш. А куда?</text:p>
      <text:p text:style-name="P2"><text:span text:style-name="T7">–</text:span> Слушай, зови меня Дэш. А то и мне придётся звать тебя полным именем, а я этого не выношу.</text:p>
      <text:p text:style-name="P2"><text:span text:style-name="T7">–</text:span> Договорились, Дэш. Так куда мы идём?</text:p>
      <text:p text:style-name="P2"><text:span text:style-name="T7">–</text:span> К <text:span text:style-name="T7">&lt;</text:span><text:span text:style-name="T22">водопаду</text:span><text:span text:style-name="T7">&gt;</text:span>. Там здоровски красивое место.</text:p>
      <text:p text:style-name="P2"><text:span text:style-name="T7">–</text:span> А я думал, ты хочешь показать мне Понивилль.</text:p>
      <text:p text:style-name="P2"><text:span text:style-name="T7">–</text:span> Да ладно, <text:span text:style-name="T7">–</text:span> засмеялась пегаска, скосив на меня смущёную мордочку, <text:span text:style-name="T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7">–</text:span> Макс, <text:span text:style-name="T7">–</text:span> нарушила молчание Дэш, <text:span text:style-name="T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7">–</text:span> Дежа вю? Ты об этом?</text:p>
      <text:p text:style-name="P2"><text:span text:style-name="T7">– </text:span>Что? Какое ещё дежавю?</text:p>
      <text:p text:style-name="P2"><text:span text:style-name="T7">–</text:span> Ложные воспоминания. Ты помнишь о чём-то, чего на самом деле никогда не было.</text:p>
      <text:p text:style-name="P2"><text:span text:style-name="T7">–</text:span> Хм. Может, и дежавю… Может… А если всё же было? Но ты не помнишь когда и как?</text:p>
      <text:p text:style-name="P2"><text:span text:style-name="T7">–</text:span> Дэш, не говори загадками. Если хочешь услышать внятный ответ, задавай внятный вопрос.</text:p>
      <text:p text:style-name="P2"><text:span text:style-name="T7">–</text:span> Не готова я… задать внятный вопрос. <text:span text:style-name="T7">–</text:span> <text:span text:style-name="T1">п</text:span>робормотала пегаска. <text:span text:style-name="T7">–</text:span> Нам туда.</text:p>
      <text:p text:style-name="P2">Дэш указала на тропку, уводящую от путей в молодой берёзово-кленовый лесок.</text:p>
      <text:p text:style-name="P2"><text:span text:style-name="T7">–</text:span> Ну-у-у, так мы до вечера не дойдём. <text:span text:style-name="T7">–</text:span> <text:span text:style-name="T1">н</text:span>едовольно заметила Дэш через пару минут. <text:span text:style-name="T7">–</text:span> Пробежимся?</text:p>
      <text:p text:style-name="P2"><text:span text:style-name="T7">–</text:span> Из меня бегун тот ещё. <text:s/>Я проплыть могу больше, чем пробежать.</text:p>
      <text:p text:style-name="P2"><text:soft-page-break/><text:span text:style-name="T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7">–</text:span> Всё, Дэш. Я больше не могу.</text:p>
      <text:p text:style-name="P2"><text:span text:style-name="T7">–</text:span> Ты шутишь? Мы и полмили не пробежали.</text:p>
      <text:p text:style-name="P2"><text:span text:style-name="T7">–</text:span> Понимаешь, бег <text:span text:style-name="T1">—</text:span> не моя сильная сторона. Никогда не умел долго бегать.</text:p>
      <text:p text:style-name="P2"><text:span text:style-name="T7">–</text:span> Как же ты жил тогда? <text:span text:style-name="T7">–</text:span> недоумённо уставилась на меня пегаска. <text:span text:style-name="T7">– </text:span><text:span text:style-name="T1">Летать-то ты тоже не умеешь?</text:span></text:p>
      <text:p text:style-name="P2"><text:span text:style-name="T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7">–</text:span> Ничего себе “скорее исключение, чем правило”, <text:span text:style-name="T7">–</text:span> удивлённо повторила Дэш. <text:span text:style-name="T7">–</text:span> Да у нас это такое же исключение, как нелетающий пегас! Какое уж там “правило”! Дискорд, что же нам делать? Так мы не успеем…</text:p>
      <text:p text:style-name="P2"><text:span text:style-name="T7">–</text:span> Мы можем вернуться. А это место ты покажешь мне в другой раз. Выберемся туда в двухдневный поход.</text:p>
      <text:p text:style-name="P2"><text:span text:style-name="T7">–</text:span> Нет уж! Никаких “вернуться”. Если вернёмся, то никогда уже там не побываем. <text:span text:style-name="T7">–</text:span> <text:span text:style-name="T1">с</text:span>ерьёзно заявила Дэш. <text:span text:style-name="T7">–</text:span> Уж поверь мне. Вот что. У тебя передние лапы <text:span text:style-name="T1">—</text:span> те, которые с пальцами, <text:span text:style-name="T1">—</text:span> сильные?</text:p>
      <text:p text:style-name="P2"><text:span text:style-name="T7">&lt;</text:span><text:span text:style-name="T22">Cначала описать попытку усесться сверху. На первой попытке Макс поранился об брошь в гриве РД в виде радужной молнии</text:span><text:span text:style-name="T7">&gt;</text:span></text:p>
      <text:p text:style-name="P2"><text:span text:style-name="T7">–</text:span> Сможешь меня удержать?</text:p>
      <text:p text:style-name="P2"><text:span text:style-name="T7">–</text:span> Ты про руки, что ли? Смогу. А зачем?</text:p>
      <text:p text:style-name="P2"><text:span text:style-name="T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7">–</text:span> <text:span text:style-name="T1">н</text:span>ачала оправдываться Дэш.</text:p>
      <text:p text:style-name="P2"><text:span text:style-name="T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7">–</text:span> Ну да, не сообразила сразу насчёт баланса, <text:span text:style-name="T7">–</text:span> рассмеялась пегаска, вставая на ноги. <text:span text:style-name="T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7">–</text:span> Ю-у-у-у-ху-у-у-у!!! <text:span text:style-name="T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7">&lt;</text:span><text:span text:style-name="T22">Дэш расплачивается за Макса в кафе. Когда тот спрашивает, почему она и Пинки платят за него, </text:span><text:soft-page-break/><text:span text:style-name="T22">Дэш, вместо ответа, говорит:</text:span></text:p>
      <text:p text:style-name="P2"><text:span text:style-name="T27">–</text:span><text:span text:style-name="T22"> Пинки? </text:span><text:span text:style-name="T27">–</text:span><text:span text:style-name="T22"> Дэш сморщила нос. </text:span><text:span text:style-name="T27">–</text:span><text:span text:style-name="T22"> Я скажу ей, чтоб больше не </text:span><text:span text:style-name="T27">платила.</text:span><text:span text:style-name="T7">&gt;</text:span></text:p>
      <text:p text:style-name="P2"><text:span text:style-name="T7">Хотя</text:span> за то немногое время, что мы провели вместе, я понял, что ожидать от голубой пегаски предсказуемости <text:span text:style-name="T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7">—</text:span> скажем, 35 <text:span text:style-name="T7">– </text:span>40 метров (на 50 я без дыхательной подготовки давно не замахиваюсь, а о 75-ти уже даже и не вспоминаю), но в такой воде <text:span text:style-name="T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7">–</text:span> Ф-р-р-р. Тьфу! Бр-р-р.</text:p>
      <text:p text:style-name="P2">Дэш выплюнула меня на берег и сама упала рядом.</text:p>
      <text:p text:style-name="P2"><text:span text:style-name="T7">–</text:span> Что ж? Ты? Не? Сказал? Что? <text:s/>Не? Умеешь? Плавать? <text:span text:style-name="T7">–</text:span> <text:span text:style-name="T1">в</text:span> промежутках между вздохами процедила Дэш.</text:p>
      <text:p text:style-name="P2"><text:span text:style-name="T7">–</text:span> С чего ты взяла? Я умею.</text:p>
      <text:p text:style-name="P2"><text:span text:style-name="T7">–</text:span> Ты ушёл под воду! И не выныривал! <text:span text:style-name="T7">–</text:span> <text:span text:style-name="T1">о</text:span>т возмущения пегаска даже забыла дышать.</text:p>
      <text:p text:style-name="P2"><text:span text:style-name="T7">–</text:span> Я не выныривал, потому что решил поплавать под водой. Я, вообще, это дело люблю.</text:p>
      <text:p text:style-name="P2"><text:span text:style-name="T7">–</text:span> Что??! И ты не предупредил меня?!! Знаешь, как я испугалась?!! Ни одна пони без магии столько под водой не продержится!!</text:p>
      <text:p text:style-name="P2"><text:span text:style-name="T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7">–</text:span> Да. Это я виновата. Я дура. Извини, <text:span text:style-name="T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7">&lt;</text:span><text:span text:style-name="T22">В Кантерлоте Макс присутствует на церемонии прощания с Кимеринном</text:span><text:span text:style-name="T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7">–</text:span> Ух ты! <text:span text:style-name="T7">–</text:span> <text:span text:style-name="T1">о</text:span>т открывшегося вида захватило дух.</text:p>
      <text:p text:style-name="P2"><text:soft-page-break/>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7">–</text:span> Как тут…</text:p>
      <text:p text:style-name="P2"><text:span text:style-name="T7">–</text:span> Красиво, правда? <text:span text:style-name="T7">–</text:span> Дэш отследила мой взгляд и кивнула.</text:p>
      <text:p text:style-name="P2"><text:span text:style-name="T7">–</text:span> Красиво <text:span text:style-name="T1">—</text:span> это не то <text:span text:style-name="T1">чувство</text:span>. Тут чудесно! Просто слов нет…</text:p>
      <text:p text:style-name="P2"><text:span text:style-name="T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7">–</text:span> А сейчас? Сейчас у тебя есть такое чувство?</text:p>
      <text:p text:style-name="P2"><text:span text:style-name="T7">–</text:span> Сейчас мне хочется, чтобы ты это видел. Не знаю почему. То есть, не совсем чтобы не знаю. <text:span text:style-name="T7">–</text:span> Дэш отпрянула и посмотрела мне в глаза. <text:span text:style-name="T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7">–</text:span> Это исключено, Дэш. Я никак не мог повстречаться с тобой в своём мире.</text:p>
      <text:p text:style-name="P2"><text:span text:style-name="T7">–</text:span> Да? Странно. Откуда же это чувство, будто я тебя знаю? <text:span text:style-name="T7">–</text:span> <text:span text:style-name="T1">п</text:span>робормотала пегаска. <text:span text:style-name="T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7">–</text:span> Тебе надо просушить шерсть. Снимай-ка одежду! <text:span text:style-name="T7">–</text:span> <text:span text:style-name="T1">с</text:span>командовала Дэш.</text:p>
      <text:p text:style-name="P2"><text:span text:style-name="T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7">–</text:span> Куда это ты спрятался? <text:span text:style-name="T7">–</text:span> <text:span text:style-name="T1">з</text:span>аросли вербы раздвинулись, пропуская пегаску.</text:p>
      <text:p text:style-name="P2"><text:span text:style-name="T7">–</text:span> Оп-па! <text:span text:style-name="T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7">–</text:span> Ты чего? <text:span text:style-name="T7">–</text:span> <text:span text:style-name="T1">в</text:span> конце-концов озадаченно спросила она. <text:span text:style-name="T7">–</text:span> Что-то не так?</text:p>
      <text:p text:style-name="P2"><text:span text:style-name="T7">–</text:span> Не так, <text:span text:style-name="T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7">–</text:span> А с кем не так? Со мной? С тобой? Или вообще? <text:span text:style-name="T7">–</text:span> <text:span text:style-name="T1">д</text:span>опытывалась пегаска.</text:p>
      <text:p text:style-name="P2"><text:span text:style-name="T7">–</text:span> Наверное, со мной. <text:span text:style-name="T7">–</text:span> <text:span text:style-name="T1">я</text:span> завязал рукава куртки за спиной и вышел из-за куста. <text:span text:style-name="T7">–</text:span> Видишь ли, у нас, у людей, не принято находиться без одежды в обществе других… людей.</text:p>
      <text:p text:style-name="P2"><text:span text:style-name="T7">–</text:span> Ну и?</text:p>
      <text:p text:style-name="P2"><text:span text:style-name="T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7">–</text:span> А какой смысл в этом правиле? Какую цель оно преследует?</text:p>
      <text:p text:style-name="P2"><text:span text:style-name="T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7">–</text:span> Я знаю, что такое социальное табу, <text:span text:style-name="T7">–</text:span> важно кивнула Дэш. <text:span text:style-name="T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oft-page-break/><text:span text:style-name="T7">–</text:span> Вот видишь, ты меня правильно поняла. Описанные тобой табу у нас, кстати, тоже есть.</text:p>
      <text:p text:style-name="P2"><text:span text:style-name="T7">–</text:span> Но, с другой стороны, <text:span text:style-name="T7">–</text:span> продолжала пегаска, подходя ко мне поближе, <text:span text:style-name="T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7">–</text:span> Дэш подошла вплотную, <text:span text:style-name="T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7">–</text:span> Дэш!.. Блин! <text:span text:style-name="T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7">– </text:span>Ты так смешно выглядишь, когда пытаешься спрятаться. <text:span text:style-name="T7">–</text:span> <text:span text:style-name="T1">п</text:span>егаска, немного наклонив голову, наблюдала за моими попытками скрестить ноги и обнять колени руками. <text:span text:style-name="T7">–</text:span> Ты выглядишь как Флаттершай, когда её попросили спеть на празднике <text:span text:style-name="T7">&lt;</text:span><text:span text:style-name="T27">zxcbzxcvb</text:span><text:span text:style-name="T7">&gt;</text:span>.</text:p>
      <text:p text:style-name="P2">Я не ответил.</text:p>
      <text:p text:style-name="P2">Пегаска подошла поближе и села, прижавшись тёплым боком ко мне.</text:p>
      <text:p text:style-name="P2"><text:span text:style-name="T7">–</text:span> Ты молчишь. Я опять рассердила тебя, да? У меня постоянно с этим проблемы. <text:span text:style-name="T7">–</text:span> Дэш напряжённо смотрела в одну точку прямо перед собой. Её шерсть не могла скрыть мелко дрожи. <text:span text:style-name="T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7">–</text:span> А-ХА-ХА-ХА-ХА!!! <text:span text:style-name="T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7">–</text:span> У тебя оригинальный способ исповедаться, Дэш, <text:span text:style-name="T7">–</text:span> наконец закашлялся я. <text:span text:style-name="T7">–</text:span> Затащить в укромное местечко, попытаться утопить, а под конец сорвать штаны и… <text:span text:style-name="T7">–</text:span> тут Дэш сама прыснула от смеха.</text:p>
      <text:p text:style-name="P2">Вдоволь отсмеявшись, Дэш ткнула меня носом в грудь и спросила:</text:p>
      <text:p text:style-name="P2"><text:span text:style-name="T7">–</text:span> И?</text:p>
      <text:p text:style-name="P2"><text:span text:style-name="T7">–</text:span> Что “и”?</text:p>
      <text:p text:style-name="P2"><text:span text:style-name="T7">–</text:span> Ты сказал: “ А под конец сорвать штаны и…” <text:span text:style-name="T7">–</text:span> вот я и хочу знать, что “и”?</text:p>
      <text:p text:style-name="P2">Я смутился.</text:p>
      <text:p text:style-name="P2"><text:span text:style-name="T7">–</text:span> Да ничего… Не бери в голову.</text:p>
      <text:p text:style-name="P2"><text:span text:style-name="T7">–</text:span> А я хочу брать! Какой ты всё-таки… <text:span text:style-name="T7">–</text:span> Дэш встала, потянувшись сначала передней половиной, потом задней.</text:p>
      <text:p text:style-name="P2"><text:span text:style-name="T7">–</text:span> Какой?</text:p>
      <text:p text:style-name="P2"><text:span text:style-name="T7">–</text:span> Скучный <text:span text:style-name="T1">—</text:span> вот какой! <text:span text:style-name="T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7">–</text:span> Короче, решай. <text:span text:style-name="T7">–</text:span> <text:span text:style-name="T1">е</text:span>ё нос почти касался моего. <text:span text:style-name="T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7">–</text:span> Дэш, ты..?</text:p>
      <text:p text:style-name="P2"><text:soft-page-break/><text:span text:style-name="T7">–</text:span> Да, Дискорд тебя забери! Я предлагаю тебе ЗА-НЯТЬ-СЯ СЕК-СОМ со мной! <text:span text:style-name="T7">–</text:span> <text:span text:style-name="T1">п</text:span>очти зло отчеканила пегаска. <text:span text:style-name="T7">–</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7">–</text:span> Дэш!</text:p>
      <text:p text:style-name="P2"><text:span text:style-name="T7">–</text:span> Да? <text:span text:style-name="T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7">–</text:span> Ничего себе!</text:p>
      <text:p text:style-name="P2"><text:span text:style-name="T7">–</text:span> А ты как думал, откуда взялись пони-пегасы и пони-единороги?</text:p>
      <text:p text:style-name="P2"><text:span text:style-name="T7">–</text:span> Я думал, они всегда были.</text:p>
      <text:p text:style-name="P2"><text:span text:style-name="T7">–</text:span> Не всегда. Пегасы произошли от земных пони и грифонов. Пони-единороги <text:span text:style-name="T7">–</text:span> от земных пони и диких единорогов.</text:p>
      <text:p text:style-name="P2"><text:span text:style-name="T7">–</text:span> А что это за дикие единороги?</text:p>
      <text:p text:style-name="P2"><text:span text:style-name="T7">–</text:span> Сейчас они почти не встречаются. У них хвосты как у льва <text:span text:style-name="T1">—</text:span> с кисточкой на конце. И раздвоенные копыта.</text:p>
      <text:p text:style-name="P2"><text:span text:style-name="T7">–</text:span> А аликорны от кого произошли? От пегасов и единорогов?</text:p>
      <text:p text:style-name="P2"><text:span text:style-name="T7">–</text:span> Нет, <text:span text:style-name="T7">–</text:span> отрицательно покачала головой Дэш. <text:span text:style-name="T7">–</text:span> Никто не знает, как появились аликорны. Одно я знаю точно: если единорог спарится с пегасом, аликорна не получится.</text:p>
      <text:p text:style-name="P2"><text:span text:style-name="T7">–</text:span> Что ж, спасибо, что просветила. Однако…</text:p>
      <text:p text:style-name="P2"><text:span text:style-name="T7">–</text:span> Что?</text:p>
      <text:p text:style-name="P2"><text:span text:style-name="T7">–</text:span> Ты лежишь на мне.</text:p>
      <text:p text:style-name="P2"><text:span text:style-name="T7">–</text:span> Ну да, лежу, <text:span text:style-name="T7">–</text:span> Дэш ехидно улыбнулась и заёрзала животом. <text:span text:style-name="T7">–</text:span> А что?</text:p>
      <text:p text:style-name="P2"><text:span text:style-name="T7">–</text:span> А то, что в таком положении я до тебя не достану! У тебя слишком высоко расположена... ммм… анатомия.</text:p>
      <text:p text:style-name="P2"><text:span text:style-name="T7">–</text:span> Потерпи чуть-чуть, <text:span text:style-name="T7">–</text:span> пегаска хихикнула и снова заёрзала животом, прижав его ко мне. <text:span text:style-name="T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7">–</text:span> Дэш, <text:span text:style-name="T7">–</text:span> прошептал я, <text:span text:style-name="T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7">–</text:span> Я чувствую тебя, <text:span text:style-name="T7">–</text:span> промурлыкала Дэш. <text:span text:style-name="T7">–</text:span> Видишь, это совсем не страшно, что я кобыла не твоего вида.</text:p>
      <text:p text:style-name="P2"><text:soft-page-break/>Я начал почёсывать её шею у основания гривы. Её грива щекотала мне грудь и я перебросил её на другую сторону.</text:p>
      <text:p text:style-name="P2"><text:span text:style-name="T7">–</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7">–</text:span> Эт-то магия-а-а-а. <text:span text:style-name="T7">–</text:span> <text:span text:style-name="T1">т</text:span>яжело дышала пегаска. <text:span text:style-name="T7">–</text:span> Фактическая поверхность крыльев с помощью магии увеличивается в несколько раз. И... м-м-м… силы отталкивания хватает на то, чтобы… уффф... <text:span text:style-name="T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7">–</text:span> Чтобы поднять в воздух вес своего тела и ещё примерно такой же… <text:span text:style-name="T7">–</text:span> прошептала пегаска и закрыла глаза, уткнувшись носом мне в предплечье. Дыхание у неё стало прерывистым.</text:p>
      <text:p text:style-name="P2"><text:span text:style-name="T7">–</text:span> А как вы удерживаетесь на облаках? Ведь вы при этом не машете крыльями? <text:span text:style-name="T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7">–</text:span> Макс, не издевайся, <text:span text:style-name="T7">–</text:span> пегаска нервно хихикнула и вдруг стала нежно, кончиками губ, жевать мочку моего уха. <text:span text:style-name="T7">–</text:span> Я не-мо-гу думать в та-ком… ммм… состоянии.</text:p>
      <text:p text:style-name="P2"><text:span text:style-name="T7">–</text:span> Дэш, <text:span text:style-name="T7">–</text:span> рассмеялся я, <text:span text:style-name="T7">–</text:span> отпусти ухо!</text:p>
      <text:p text:style-name="P2"><text:span text:style-name="T7">–</text:span> Отпускаю, <text:span text:style-name="T7">–</text:span> шепнула пегаска мне в ухо. <text:span text:style-name="T7">–</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7">–</text:span> Мы опаздываем! Рэрити назначила на восемь часов вечера у Твайлайт!</text:p>
      <text:p text:style-name="P2"><text:span text:style-name="T7">&lt;</text:span><text:span text:style-name="T22">Р/Д отправляется в сон до Рэрити и там вспоминает Леро/Листа.</text:span><text:span text:style-name="T7">&gt;</text:span></text:p>
      <text:p text:style-name="P2">Пока я одевался, пегаска в нетерпении рыла копытом землю.</text:p>
      <text:p text:style-name="P2"><text:span text:style-name="T7">–</text:span> Оделся? Хватайся! <text:span text:style-name="T7">–</text:span> Дэш подпрыгнула и зависла у меня над головой, давая схватиться за ноги.</text:p>
      <text:p text:style-name="P2">И мы понеслись…</text:p>
      <text:p text:style-name="P2"/>
      <text:p text:style-name="P90"/>
      <text:p text:style-name="P90"/>
      <text:p text:style-name="P90"/>
      <text:p text:style-name="P90"/>
      <text:p text:style-name="P2"><text:span text:style-name="T7">&lt;</text:span><text:span text:style-name="T22">Подходя к замку Принцесс, Дэш рассказывает Максу обо сне, который она утаила - с Леро.</text:span><text:span text:style-name="T7">&gt;</text:span> </text:p>
      <text:p text:style-name="P2"><text:span text:style-name="T7">&lt;</text:span><text:span text:style-name="T22">Кто следующий готов рассказывать?</text:span></text:p>
      <text:p text:style-name="P32">Пинки дёрнулась на месте, но промолчала.</text:p>
      <text:p text:style-name="P2"><text:span text:style-name="T27">–</text:span><text:span text:style-name="T22"> Я расскажу, - шагнула вперёд радужная пегаска. </text:span><text:span text:style-name="T27">–</text:span><text:span text:style-name="T22"> Хотя вряд ли ты узнаешь что-то полезное. Там галиматья какая-то…</text:span><text:span text:style-name="T7">&gt;</text:span></text:p>
      <text:p text:style-name="P2"><text:span text:style-name="T7">&lt;</text:span><text:span text:style-name="T22">После рассказа РД рассказывает Пинки. При расказе становится ясно её безумие </text:span><text:span text:style-name="T27">—</text:span><text:span text:style-name="T22"> она становится Пинкаминой из-за её сна </text:span><text:span text:style-name="T27">—</text:span><text:span text:style-name="T22"> “Кексиков”. Также она видит во сне центр Эгрегора Эквестрии </text:span><text:span text:style-name="T27">—</text:span><text:span text:style-name="T22"> Селестию. И она видит, как Селестия превращается в набор цифр и уходит в экран </text:span><text:span text:style-name="T27">—</text:span><text:span text:style-name="T22"> в мир Терры.</text:span></text:p>
      <text:p text:style-name="P32"><text:soft-page-break/>После чего происходит исчезновение Селестии. Макс + Шестёрка (без Пинки и Рэрити <text:span text:style-name="T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2">В мире Терры они ищут Селестию. В конце-концов Макс находит её в кибермозге </text:span><text:span text:style-name="T27">—</text:span><text:span text:style-name="T22">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7">—</text:span><text:span text:style-name="T22"> Эгрегором Эквестрии. После чего пееренос на Землю на 10 лет назад. Начало написания “Последнего фанфика”.</text:span><text:span text:style-name="T7">&gt;</text:span></text:p>
      <text:p text:style-name="P15"/>
      <text:p text:style-name="P2"><text:span text:style-name="T7">–</text:span> Ну ладно, посижу ночью над книгами. Кто следующий? <text:span text:style-name="T7">– </text:span>Твайлайт посмотрела на Пинки, но та только тёрла копытом висок и морщила лоб, словно пытаясь что-то вспомнить.</text:p>
      <text:p text:style-name="P2"><text:span text:style-name="T7">–</text:span> Я расскажу, - шагнула вперёд радужная пегаска. <text:span text:style-name="T7">–</text:span> Хотя вряд ли ты узнаешь что-то полезное. Там дискордовщина какая-то…</text:p>
      <text:p text:style-name="P2"/>
      <text:h text:style-name="P144" text:outline-level="2"/>
      <text:p text:style-name="P4">***</text:p>
      <text:p text:style-name="P2"><text:span text:style-name="T7">–</text:span> А дальше ты спихнула меня с него и стала приводить его в чувство. <text:span text:style-name="T7">–</text:span> <text:span text:style-name="T1">з</text:span>акончила рассказа Рэйнбоу Дэш.</text:p>
      <text:p text:style-name="P2"><text:span text:style-name="T7">–</text:span> Хм. Несколько эпизодов, включая рекурсивный сон. И опять сфера из светящихся точек. <text:span text:style-name="T7">–</text:span> <text:span text:style-name="T1">о</text:span>тметила Твайлайт.</text:p>
      <text:p text:style-name="P2"><text:span text:style-name="T7">–</text:span> Что такое “рекурсивный сон”?</text:p>
      <text:p text:style-name="P2"><text:span text:style-name="T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7">–</text:span> <text:span text:style-name="T1">п</text:span>овернулась Твайлайт к розовой земнопони.</text:p>
      <text:p text:style-name="P2"/>
      <text:h text:style-name="P144" text:outline-level="2">Исчезновение Селестии</text:h>
      <text:p text:style-name="P32">Для помощи в открытии коридора в мир Макса, находят в горах Дискорда и упрашивают его помочь.</text:p>
      <text:p text:style-name="P2"><text:span text:style-name="T7">–</text:span> И в твоём мире нет пони-пегасов и пони-единорогов? Есть только земнопони? <text:span text:style-name="T7">–</text:span> допытывалась РД.</text:p>
      <text:p text:style-name="P2"><text:span text:style-name="T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7">&lt;</text:span><text:span text:style-name="T23">название</text:span><text:span text:style-name="T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7">–</text:span> Ну хорошо, а кто вами правит? Аликорн? Драконикус? Какой-нибудь человек с рогом во лбу? Или у вас нет правителя?</text:p>
      <text:p text:style-name="P2"><text:span text:style-name="T7">–</text:span> Нет, почему? Правитель есть. Только он не постоянный. Его избирают. Раз в несколько лет.</text:p>
      <text:p text:style-name="P2"><text:span text:style-name="T7">–</text:span> Но это же полная ерунда! <text:span text:style-name="T7">–</text:span> <text:span text:style-name="T1">в</text:span>оскликнула Д<text:span text:style-name="T1">эш</text:span>. <text:span text:style-name="T7">–</text:span> С какой стати он будет заботиться о королевстве как о своём, если будет знать, что через несколько лет оно будет не его? <text:span text:style-name="T7">&lt;</text:span><text:span text:style-name="T23">изменить причину удивления</text:span><text:span text:style-name="T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text:soft-page-break/>Сосредоточиться мешал шум. Сначала это была тихая дробь на грани слышимости, но постепенно она переросла в звонкое цоканье.</text:p>
      <text:p text:style-name="P2"><text:span text:style-name="T7">–</text:span> Хм. Узнаю походку Твайлайт. Что-то случилось. <text:span text:style-name="T7">–</text:span> заметила <text:span text:style-name="T1">пегаска</text:span>.</text:p>
      <text:p text:style-name="P2">И впрямь, на запыхавшейся единорожке лица не было.</text:p>
      <text:p text:style-name="P2"><text:span text:style-name="T7">–</text:span> Она исчезла!!! <text:span text:style-name="T7">–</text:span> Твайлайт не могла отдышаться.</text:p>
      <text:p text:style-name="P2"><text:span text:style-name="T7">–</text:span> Кто <text:span text:style-name="T1">—</text:span> она??? <text:span text:style-name="T7">–</text:span> <text:span text:style-name="T1">х</text:span>ором воскликнули мы и переглянулись.</text:p>
      <text:p text:style-name="P2"><text:span text:style-name="T7">–</text:span> Прин-цес-са Се-лес-ти-я! <text:span text:style-name="T7">–</text:span> <text:span text:style-name="T1">п</text:span>о слогам отчеканила Твайлайт. <text:span text:style-name="T7">–</text:span> Только это между нами. Государственная тайна. Нас вызывают в Кантерлот.</text:p>
      <text:p text:style-name="P2"><text:span text:style-name="T7">–</text:span> Ну и дела, <text:span text:style-name="T7">–</text:span> покачала головой Д<text:span text:style-name="T1">эш</text:span>. <text:span text:style-name="T7">–</text:span> Я слетаю за остальными. Мы ещё успеем на вечерний поезд.</text:p>
      <text:p text:style-name="P2"><text:span text:style-name="T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7">–</text:span> Рада видеть вас, мои дорогие, <text:span text:style-name="T7">–</text:span> поприветствовала Луна кобылок. Я удостоился едва заметного кивка. <text:span text:style-name="T7">–</text:span> А где элементы Щедрости и Веселья?</text:p>
      <text:p text:style-name="P2"><text:span text:style-name="T7">–</text:span> Рэрити осталась ухаживать за Пинки. Та очень больна, <text:span text:style-name="T7">–</text:span> выступила за всех Твайлайт. <text:span text:style-name="T7">–</text:span> Что произошло? Стража сказала нам…</text:p>
      <text:p text:style-name="P2"><text:span text:style-name="T7">–</text:span> Увы, они не солгали. Моя сестра пропала вчера утром. Стража видела её накануне вечером, но утром нашли только примятую постель. Я знаю, <text:span text:style-name="T7">–</text:span> тут Луна повернулась ко мне и с едва заметным сарказмом продолжила, <text:span text:style-name="T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7">–</text:span> Не могу ничем помочь. Я знаю не больше твоего.</text:p>
      <text:p text:style-name="P2">Луна как будто ожидала такой ответ.</text:p>
      <text:p text:style-name="P2"><text:span text:style-name="T7">–</text:span> В таком случае мне понадобится твоя помощь, <text:span text:style-name="T7">–</text:span> Луна кивнула Твайлайт. <text:span text:style-name="T7">–</text:span> Ты была её ближайшей и лучшей ученицей и, я надеюсь, поможешь понять мне, где она находится сейчас.</text:p>
      <text:p text:style-name="P2"><text:span text:style-name="T7">–</text:span> Приложу все усилия, Ваше Высочество. Но мне понадобится провести некоторое время в библиотеке Кантерлота.</text:p>
      <text:p text:style-name="P2"><text:span text:style-name="T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44" text:outline-level="2">Поиск решения</text:h>
      <text:p text:style-name="P90"/>
      <text:p text:style-name="P2"><text:span text:style-name="T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text:soft-page-break/>“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5">&lt;<text:span text:style-name="T23">Луна приносит в жертву свою кровь, чтобы путешествие к замку прошло без потерь. Жертва не принимается — Дэш погибает</text:span>&gt;</text:p>
      <text:p text:style-name="P2"><text:span text:style-name="T7">&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7">&gt;</text:span></text:p>
      <text:p text:style-name="P15"/>
      <text:p text:style-name="P2"><text:span text:style-name="T7">&lt;</text:span><text:span text:style-name="T22">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7">—</text:span><text:span text:style-name="T22"> Луна создаёт обратный коридор </text:span><text:soft-page-break/><text:span text:style-name="T22">в срок.</text:span><text:span text:style-name="T7">&gt;</text:span></text:p>
      <text:p text:style-name="P2"/>
      <text:h text:style-name="P144"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7">—</text:span> виднелось под листвой плюща.</text:p>
      <text:p text:style-name="P2">“Откуда здесь взялся рухнувший Боинг?” <text:span text:style-name="T7">&lt;</text:span><text:span text:style-name="T23">Дуглас </text:span><text:span text:style-name="T27">—</text:span><text:span text:style-name="T23"> </text:span><text:span text:style-name="T27">DC-3</text:span><text:span text:style-name="T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5"/>
      <text:p text:style-name="P2"><text:span text:style-name="T7">&lt;</text:span><text:span text:style-name="T22">высоко летать нельзя из-за молний</text:span><text:span text:style-name="T7">&gt;</text:span></text:p>
      <text:p text:style-name="P15"/>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text:soft-page-break/>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text:soft-page-break/>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7">—</text:span> помогают идти Твайлайт. Макс и Дэш <text:span text:style-name="T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7">&lt;</text:span><text:span text:style-name="T22">двухмесячной</text:span><text:span text:style-name="T7">&gt;</text:span> давности осталось лишь направление движения.</text:p>
      <text:p text:style-name="P2">И опять, как <text:span text:style-name="T7">&lt;</text:span><text:span text:style-name="T22">два</text:span><text:span text:style-name="T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text:soft-page-break/>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text:soft-page-break/>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7">&lt;</text:span><text:span text:style-name="T22">основного потока</text:span><text:span text:style-name="T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7">&lt;</text:span><text:span text:style-name="T22">Поиски Селестии — сюжет:</text:span></text:p>
      <text:p text:style-name="P32">Базовое положение: Селестия физически находится на компе Влада в соседнем с максовым доме, в качестве этической подпрограммы к Нексусу.</text:p>
      <text:p text:style-name="P32">Кратко:</text:p>
      <text:p text:style-name="P3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2">Эпизод 1:</text:p>
      <text:p text:style-name="P32">За столом на кухне Эй-Джей готовит еду и читает письмо от Дискорда. Он в Австралии (ранее был в <text:soft-page-break/>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2">…</text:p>
      <text:p text:style-name="P32">Итого:</text:p>
      <text:p text:style-name="P3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2">Эпизод 3.5 (необязательный): День из жизни Дискорда (впечатления от нового мира, интерес путешествия, нежелание возвращаться).</text:p>
      <text:p text:style-name="P32">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7">&gt;</text:span></text:p>
      <text:p text:style-name="P2"/>
      <text:h text:style-name="P144"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7">&lt;</text:span><text:span text:style-name="T22">три месяца</text:span><text:span text:style-name="T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44"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7">&gt;</text:span>\Привет, Нексус. Это Макс.</text:p>
      <text:p text:style-name="P2"><text:soft-page-break/><text:span text:style-name="T7">&lt;\</text:span>Привет, Макс. Рад тебя видеть.</text:p>
      <text:p text:style-name="P23">Хм. Блок эмоций? Или просто модификация стандартного приветствия?</text:p>
      <text:p text:style-name="P2"><text:span text:style-name="T7">&gt;\</text:span>Нексус, отключи память событий за последнюю неделю.</text:p>
      <text:p text:style-name="P2"><text:span text:style-name="T7">&lt;\</text:span>Выполнено, Макс.</text:p>
      <text:p text:style-name="P2"><text:span text:style-name="T7">&gt;</text:span>\Задача по корпоративной логике. Выдай наиболее оптимальное решение.</text:p>
      <text:p text:style-name="P2"><text:span text:style-name="T7">&lt;\</text:span>Жду с нетерпением, Макс.</text:p>
      <text:p text:style-name="P2"><text:span text:style-name="T7">&gt;\</text:span>Постановка задачи.</text:p>
      <text:p text:style-name="P2"><text:span text:style-name="T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7">&gt;\</text:span>Ограничения.</text:p>
      <text:p text:style-name="P2"><text:span text:style-name="T7">&gt;\</text:span>Ты не можешь подать в суд на компанию Б и ждать результатов, так как за время разбирательства компания А обанкротится.</text:p>
      <text:p text:style-name="P2"><text:span text:style-name="T7">&gt;\</text:span>Задание.</text:p>
      <text:p text:style-name="P2"><text:span text:style-name="T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7">&lt;\</text:span>Задача принята...</text:p>
      <text:p text:style-name="P2"><text:span text:style-name="T7">&lt;\</text:span>...</text:p>
      <text:p text:style-name="P2"><text:span text:style-name="T7">&lt;\</text:span>...</text:p>
      <text:p text:style-name="P2"><text:span text:style-name="T7">&lt;\</text:span>Решение:</text:p>
      <text:p text:style-name="P2"><text:span text:style-name="T7">&lt;\&lt;</text:span><text:span text:style-name="T22">Не следует противопоставлять злу ещё большее зло - это только усилит его — </text:span><text:span text:style-name="T23">кодовая фраза</text:span><text:span text:style-name="T27">&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3">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text:soft-page-break/>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text:soft-page-break/>–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7">&lt;</text:span><text:span text:style-name="T22">трёх</text:span><text:span text:style-name="T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7">&lt;</text:span><text:span text:style-name="T22">три месяца</text:span><text:span text:style-name="T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5"/>
      <text:p text:style-name="P2"><text:span text:style-name="T7">&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7">&gt;</text:span></text:p>
      <text:p text:style-name="P15"/>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44" text:outline-level="2">Безнадёжность</text:h>
      <text:p text:style-name="P15">&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7">&lt;</text:span><text:span text:style-name="T22">расширить</text:span><text:span text:style-name="T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7">&lt;</text:span><text:span text:style-name="T22">расширить</text:span><text:span text:style-name="T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7">&lt;</text:span><text:span text:style-name="T22">клоунов/санта-клаусов</text:span><text:span text:style-name="T7">&gt;</text:span>, подстерегавших меня на подходе к офису. Возвратившись домой я с удивлением обнаружил сзади <text:span text:style-name="T7">&lt;</text:span><text:span text:style-name="T22">пять</text:span><text:span text:style-name="T7">&gt;</text:span>длинную прореху в куртке, <text:span text:style-name="T7">&lt;</text:span><text:span text:style-name="T22">как будто сделанную пятернёй с металлическими когтями</text:span><text:span text:style-name="T7">&gt;</text:span>явно сделанную ударом ножа вдогонку наотмашь <text:span text:style-name="T7">&lt;</text:span><text:span text:style-name="T22">Эпплджек понадобилось два часа, чтобы зашить её</text:span><text:span text:style-name="T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7">&lt;</text:span><text:span text:style-name="T22">подать фонарь под другим сосусом</text:span><text:span text:style-name="T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text:soft-page-break/>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7">&lt;</text:span><text:span text:style-name="T22">уменьшить подозрения — о них должен догадаться Макс</text:span><text:span text:style-name="T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7">&lt;</text:span><text:span text:style-name="T22">улучшить</text:span><text:span text:style-name="T7">&gt;</text:span>. А тот случай, когда мне пришлось зашивать тебе куртку после нападения убийц <text:span text:style-name="T7">&lt;</text:span><text:span text:style-name="T22">клоунов/санта-клаусов</text:span><text:span text:style-name="T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text:soft-page-break/>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44" text:outline-level="2">След?</text:h>
      <text:p text:style-name="P90"/>
      <text:p text:style-name="P2"><text:span text:style-name="T7">&lt;</text:span><text:span text:style-name="T22">сначала эпизод - проверка сумки в серверной</text:span><text:span text:style-name="T7">&gt;</text:span></text:p>
      <text:p text:style-name="P2"><text:span text:style-name="T7">&lt;</text:span><text:span text:style-name="T27">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7">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7">&lt;</text:span><text:span text:style-name="T22">“Последний Единорог” Питера Бигла</text:span><text:span text:style-name="T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text:soft-page-break/>–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5"/>
      <text:p text:style-name="P2"><text:span text:style-name="T7">&lt;</text:span><text:span text:style-name="T22">расширить. Перед кафешкой - диалог с Флатти и ЭйДжей. Все думают, что наконец-то нашли Селестию. Все ликуют</text:span><text:span text:style-name="T7">&gt;</text:span></text:p>
      <text:p text:style-name="P15"/>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7">&lt;</text:span><text:span text:style-name="T22">Расширить сцену в кафе. Ожидание, подьём и… падение ожиданий</text:span><text:span text:style-name="T7">&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7">&lt;</text:span><text:span text:style-name="T22">упомянуть болезнь Флатти в соответствующем разделе</text:span><text:span text:style-name="T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44" text:outline-level="2">Озарение</text:h>
      <text:p text:style-name="P2"/>
      <text:p text:style-name="P2"><text:soft-page-break/><text:span text:style-name="T7">&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7">&gt;</text:span></text:p>
      <text:p text:style-name="P74"/>
      <text:p text:style-name="P7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74"/>
      <text:p text:style-name="P71">Разговор не клеился.</text:p>
      <text:p text:style-name="P7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74"><text:span text:style-name="T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74"><text:span text:style-name="T7">–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74"><text:span text:style-name="T7">– </text:span>Ну хорошо. Убедила. В конце-концов, можем поступить так. Вы с Флатти вернётесь обратно а я продолжу поиски здесь.</text:p>
      <text:p text:style-name="P74"><text:span text:style-name="T7">– </text:span>А как мы узнаем, что ты нашёл принцессу? – хмуро отозвалась Эпплджек. – Сами вы вряд ли сможете отсюда создать коридор к Эквестрии.</text:p>
      <text:p text:style-name="P74"><text:span text:style-name="T7">– </text:span>Вы можете связываться со мной раз в месяц по коридору.</text:p>
      <text:p text:style-name="P74"><text:span text:style-name="T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74"><text:span text:style-name="T7">– </text:span>Ну, не раз в месяц <text:span text:style-name="T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74">Эпплджек недоверчиво хмыкнула.</text:p>
      <text:p text:style-name="P74"><text:span text:style-name="T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74"><text:span text:style-name="T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text:soft-page-break/>дни.</text:p>
      <text:p text:style-name="P74"><text:span text:style-name="T7">– </text:span>Конечно оставаться. Кто ещё, кроме нас, может найти её?</text:p>
      <text:p text:style-name="P74"><text:span text:style-name="T7">– </text:span>Я думал, ты не сможешь оставить Энджела и всех остальных надолго.</text:p>
      <text:p text:style-name="P74"><text:span text:style-name="T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9"><text:span text:style-name="T7">– </text:span>Извини, Флаттершай, забылся.</text:p>
      <text:p text:style-name="P79"><text:span text:style-name="T7">– </text:span>Та ладно, я ж не против, – возразила Эпплджек. – Не парься, Флатти. Было б хуже, если б он <text:s/>назвал меня Эпплджек на людях.</text:p>
      <text:p text:style-name="P79"><text:span text:style-name="T7">– </text:span>Ты так... – запнулась Флаттершай. – Так быстро забыла свою ферму. И...</text:p>
      <text:p text:style-name="P79"><text:span text:style-name="T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9"><text:span text:style-name="T7">– </text:span>Как ты можешь так говорить? – расплакалась Флаттершай.</text:p>
      <text:p text:style-name="P79"><text:span text:style-name="T7">– </text:span>Эй, девушки, не ссорьтесь! Мы — одна команда! И надеюсь, останемся ею и в дальнейшем. </text:p>
      <text:list xml:id="list4725987678706339064" text:style-name="L5">
        <text:list-header>
          <text:p text:style-name="P13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9"><text:span text:style-name="T7">– </text:span>А если нет? – Эпплджек смотрела мне мне прямо в глаза.</text:p>
      <text:list xml:id="list130846010448885" text:continue-numbering="true" text:style-name="L5">
        <text:list-header>
          <text:p text:style-name="P134">Я молча пожал плечами. Эпплджек уверенно продолжила.</text:p>
        </text:list-header>
      </text:list>
      <text:p text:style-name="P79"><text:span text:style-name="T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9"><text:span text:style-name="T7">– </text:span>Спасибо, ЭйДжей.</text:p>
      <text:p text:style-name="P79"><text:span text:style-name="T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30844559835587" text:continue-numbering="true" text:style-name="L5">
        <text:list-header>
          <text:p text:style-name="P134">Флаттершай пробормотала нечто, показавшееся мне знакомым.</text:p>
        </text:list-header>
      </text:list>
      <text:p text:style-name="P79"><text:span text:style-name="T7">– </text:span>Флатти, ты что-то сказала? Я не расслышал.</text:p>
      <text:p text:style-name="P79"><text:span text:style-name="T7">– </text:span>Намерение Изменяет Реальность.</text:p>
      <text:p text:style-name="P79"><text:span text:style-name="T7">– </text:span>Эээ. А где ты слышала эту фразу, если не секрет?</text:p>
      <text:p text:style-name="P79"><text:span text:style-name="T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30845570121745" text:continue-numbering="true" text:style-name="L5">
        <text:list-header>
          <text:p text:style-name="P134">У меня как будто вспыхнула лампочка в мозгу. Кирпичики быстро выстраивались в целостную картину. Я ринулся в прихожую.</text:p>
        </text:list-header>
      </text:list>
      <text:p text:style-name="P79"><text:span text:style-name="T7">– </text:span>Флатти, ЭйДжей, буду через час. Ждите!</text:p>
      <text:p text:style-name="P74"/>
      <text:h text:style-name="P143" text:outline-level="2">Почти.</text:h>
      <text:p text:style-name="P88"/>
      <text:p text:style-name="P79">В офисе меня встретил лыбящийся Стас.</text:p>
      <text:p text:style-name="P7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9">Я уставился на Стаса и он, захлёбываясь от торопливости, начал <text:span text:style-name="T7">расказывать</text:span>.</text:p>
      <text:p text:style-name="P79"><text:soft-page-break/>–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9">– Ты его уничтожил?</text:p>
      <text:p text:style-name="P79">– Кого?</text:p>
      <text:p text:style-name="P79">– Этический модуль. Селестию.</text:p>
      <text:p text:style-name="P7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9">– Ты его уничтожил?</text:p>
      <text:p text:style-name="P7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9">– То есть, на домашнем компьютере Влада модуль работает и дальше?</text:p>
      <text:p text:style-name="P79">– Ага. К нему-то у меня доступа нету. Но в кластер к Нексусу он больше не пролезет.</text:p>
      <text:p text:style-name="P79">– Спасибо, Стас. Ты молодец.</text:p>
      <text:p text:style-name="P79">Ниточка, чуть было не прервавшаяся в офисе, повела в квартиру Влада.</text:p>
      <text:p text:style-name="P79"/>
      <text:h text:style-name="P143" text:outline-level="2">Дискорд</text:h>
      <text:p text:style-name="P90"/>
      <text:p text:style-name="P88">Девушки поспешно собирались, пока я растолковывал им задачу.</text:p>
      <text:p text:style-name="P88"><text:span text:style-name="T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8"><text:span text:style-name="T7">– </text:span>Это тот твой приятель, который разбился с полгода назад? – спросила Эпплджек.</text:p>
      <text:p text:style-name="P88"><text:span text:style-name="T7">– </text:span>Да, это он.</text:p>
      <text:p text:style-name="P88"><text:span text:style-name="T7">– </text:span>А как мы попадём в его квартиру? Там сейчас кто-то живёт? – Флаттершай прыгала на одной ноге, натягивая кед.</text:p>
      <text:p text:style-name="P88"><text:span text:style-name="T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9">В гараже я обошёл старый верный <text:span text:style-name="T7">Nissan Navara</text:span> и направился к маленькому электрическому <text:span text:style-name="T7">Eva. </text:span>Для того, чтоб не привлекать внимание, самое оно. <text:s/><text:span text:style-name="T7">&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7">&gt;</text:span></text:p>
      <text:p text:style-name="P8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text:soft-page-break/>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7">&lt;</text:span><text:span text:style-name="T22">Плохо написано!</text:span><text:span text:style-name="T7">&gt;</text:span></text:p>
      <text:p text:style-name="P89">Я поднёс брелок пропуска к домофону, но дверь подъезда не открылась. Замигала красная лампочка и зажужжал зуммер.</text:p>
      <text:p text:style-name="P89">Я выругался.</text:p>
      <text:p text:style-name="P89"><text:span text:style-name="T7">– </text:span>Макс, что случилось? У нас проблемы?</text:p>
      <text:p text:style-name="P89"><text:span text:style-name="T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9"><text:span text:style-name="T7">– </text:span>Так что, будем ломать дверь? – Эпплджек критически осмотрелась, подмечая бабулек на лавочке и зевак во внутреннем скверике.</text:p>
      <text:p text:style-name="P89"><text:span text:style-name="T7">– </text:span>Нет нужды. Лучше станьте-ка сзади меня так, чтобы заслонить от этих бабулек и от вооон той камеры наблюдения.</text:p>
      <text:list xml:id="list7719411564894813705" text:style-name="L6">
        <text:list-header>
          <text:p text:style-name="P135">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9">Раздался лёгкий «кряк» и дверь подалась.</text:p>
      <text:p text:style-name="P110"><text:span text:style-name="T7">– </text:span>Девушки, заходим.</text:p>
      <text:p text:style-name="P7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7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9">Прихожая встретила нас толстым слоем пыли. Мы тихонько прошли внутрь и я закрыл дверь изнутри.</text:p>
      <text:p text:style-name="P74"><text:span text:style-name="T1">Компьютер</text:span> стоял там же, где и обычно <text:span text:style-name="T1">— в личном кабинете Влада на столе у окна.</text:span></text:p>
      <text:p text:style-name="P110"><text:span text:style-name="T7">– </text:span>Макс, тут окно разбито! И верёвка какая-то висит. – крикнула Флаттершай из кухни.</text:p>
      <text:p text:style-name="P110"><text:span text:style-name="T7">– </text:span>Оставь, Флатти, не сейчас! – отмахнулся я.</text:p>
      <text:p text:style-name="P117">Лампочка питания на ноутбуке горела, <text:s/>но подключенный монитор оставался тёмным. Я постучал по пробелу, но безрезультатно.</text:p>
      <text:p text:style-name="P110"><text:span text:style-name="T7">– </text:span>Может, стукни его хорошенько? – посоветовала Эпплджек. – Я всегда так делаю, когда у твоего компа интернет тормозит. Почти всегда помогает...</text:p>
      <text:p text:style-name="P110"><text:span text:style-name="T7">– </text:span>Монитор выключен. – <text:s/>раздалось из угла. Кресло с высокой спинкой повернулось, открыв нашим взорам Дискорда. </text:p>
      <text:p text:style-name="P110">Он был одет в брюки-карго, заправленные в берцы и футболку цвета хаки. Длинный шрам проходил <text:soft-page-break/>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10">Он приподнял панамку, дурашливо здороваясь.</text:p>
      <text:p text:style-name="P110"><text:span text:style-name="T7">– </text:span>Оп-па! – пробормотала Эпплджек. – Нежданчик!</text:p>
      <text:p text:style-name="P110"><text:span text:style-name="T7">– </text:span>Ты, я вижу, времени не терял, – моя рука под прикрытием стола медленно тянулась к тяжёлой фарфоровой кружке, стоящей на краю.</text:p>
      <text:p text:style-name="P91"><text:span text:style-name="T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91"><text:span text:style-name="T7">– </text:span>А почему ты вообще решил искать нас тут? – спросила Эпплджек. – Приехал бы домой. Мы б тебя чаем напоили.</text:p>
      <text:p text:style-name="P91"><text:span text:style-name="T7">– </text:span>Видишь ли, дорогая Эй-Джей, я с самого начала знал, где находится наша уважаемая принцесса, а времени в обрез, так что...</text:p>
      <text:p text:style-name="P98">В проёме дверей появилась Флаттершай.</text:p>
      <text:p text:style-name="P91"><text:span text:style-name="T7">– </text:span>С кем это вы тут разговариваете?</text:p>
      <text:list xml:id="list3792945590138492080" text:style-name="L7">
        <text:list-header>
          <text:p text:style-name="P138">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98">Оглушённый Дискорд попытался было отъехать на кресле в сторону, но я припёр его стулом к стенке.</text:p>
      <text:p text:style-name="P91">– Жанна, Флатти, хватайте ноут и на выход! Я с ним разберусь! Не теряйте вре...!</text:p>
      <text:p text:style-name="P91">– ТЫ ИДИО...!!!</text:p>
      <text:p text:style-name="P91">Дискорд <text:s/>зорал одновременно со мной, прикрываясь от меня руками, когда раздался оглушительный</text:p>
      <text:p text:style-name="P91">...</text:p>
      <text:p text:style-name="P92">БАХ!!!</text:p>
      <text:p text:style-name="P91">…</text:p>
      <text:p text:style-name="P91">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0">На лице Дискорда появилось удивлённо-мечтательное выражение и он вырубился.</text:p>
      <text:p text:style-name="P110"/>
      <text:h text:style-name="P144" text:outline-level="2">Селестия</text:h>
      <text:p text:style-name="P110"/>
      <text:p text:style-name="P9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0">Включенный монитор показал схематическое изображение Селестиии, </text:p>
      <text:p text:style-name="P111">&gt;\<text:span text:style-name="T1">Привет, Селестия. Это Макс. Как себя чувствуешь?</text:span></text:p>
      <text:p text:style-name="P111">&lt;\<text:span text:style-name="T1">Макс? МАКС??? МА-А-А-АКС!!! НАКОНЕЦ-ТО! КАК Я РАДА ТЕБЯ СЛЫШАТЬ! </text:span></text:p>
      <text:p text:style-name="P111">&gt;\<text:span text:style-name="T1">Я рад, что нашёл тебя, Тия.</text:span></text:p>
      <text:p text:style-name="P11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11">&gt;\<text:span text:style-name="T1">Тия, я сейчас подключу микрофон и колонки, и мы сможем общаться более удобно.</text:span></text:p>
      <text:p text:style-name="P110">…</text:p>
      <text:p text:style-name="P110"><text:soft-page-break/>– Привет опять. Как ты меня слышишь?</text:p>
      <text:p text:style-name="P11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11">– <text:span text:style-name="T1">Могу себе представить. Как-то раз я провёл три часа камере сенсорной депривации. Мне не понравилось.</text:span></text:p>
      <text:p text:style-name="P110">– Эммм... Ваше Высочество, вы в порядке? Мы так рады, что наконец-то нашли Вас! – вклинилась в разговор Эпплджек.</text:p>
      <text:p text:style-name="P110">– Кто тут? Макс, кто ещё с тобой?</text:p>
      <text:p text:style-name="P111"><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11">– <text:span text:style-name="T1">Девочки? Я рада вас слышать. А Твайлайт нет рядом?</text:span></text:p>
      <text:p text:style-name="P11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10">При этих словах Дискорд замычал и задёргался. Эпплджек нахмурилась и проверила верёвки, привязывающие его к спинке стула.</text:p>
      <text:p text:style-name="P11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10">– Ноутбук — так называется место, где я нахожусь сейчас? А кто это мычит?</text:p>
      <text:p text:style-name="P110">–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10">– О, духи предков, но зачем??? Почему у него кляп во рту?</text:p>
      <text:p text:style-name="P110">– Мы связали его. Он нас предал. И тебя. И Эквестрию. Всех.</text:p>
      <text:p text:style-name="P110">При этих словах Эпплджек и Флаттершай непонимающе уставились на меня, а Дискорд протестующе замычал.</text:p>
      <text:p text:style-name="P110">Я начал рассказывать о своих догадках, и непонимающее выражение на лицах девушек сменилось удивлением.</text:p>
      <text:p text:style-name="P11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10">– А зачем тогда ты приложила его книгой? – непонимающе уставился я на неё.</text:p>
      <text:p text:style-name="P110">– Потому что ты напал на него. Я и подумала — тебе виднее. И подсобила.</text:p>
      <text:p text:style-name="P110">Флаттершай отрицающе мотнула головой.</text:p>
      <text:p text:style-name="P110">– Не может Дискорд быть предателем. Он мой друг.</text:p>
      <text:p text:style-name="P110">Дискорд благодарственно замычал и закивал головой.</text:p>
      <text:p text:style-name="P11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10">Дискорд завёл глаза на лоб и обречённо завыл.</text:p>
      <text:p text:style-name="P110">– Макс, постой. Дай мне поговорить с ним. – сказала Селестия. – Не могу поверить, что Дискорд на такое пошёл.</text:p>
      <text:p text:style-name="P110">– Ну хорошо. Поговори. Послушаем, что он скажет.</text:p>
      <text:p text:style-name="P110">Я красноречиво покачал кулак перед его носом и вытащил кляп.</text:p>
      <text:p text:style-name="P110">...</text:p>
      <text:p text:style-name="P99"><text:soft-page-break/>– Ффы, тьфу, пффф, пфу! <text:span text:style-name="T7">&lt;</text:span><text:span text:style-name="T22">Вот дискорд! Я, то бишь!</text:span><text:span text:style-name="T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0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7">— </text:span><text:span text:style-name="T1">получишь кляп обратно.</text:span></text:p>
      <text:p text:style-name="P99">– Это я-то устраиваю цирк?!! ДА ТЫ НА СЕБЯ ПОСМОТРИ, КЛОУН!!! На людей кидаешься, чашками бросаешься, вон, мне нос разбил! Дерёшься...</text:p>
      <text:p text:style-name="P99">Я угрожающе поднёс тряпку к лицу Дискорда.</text:p>
      <text:p text:style-name="P99">– Ещё одно слово в таком тоне, и ты заткнёшься, а мы уйдём в Эквестрию без тебя!</text:p>
      <text:p text:style-name="P9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9">Дискорд демонстративно закрыл рот и посвистывая уставился в потолок.</text:p>
      <text:p text:style-name="P99">Разговор зашёл в тупик.</text:p>
      <text:p text:style-name="P102"/>
      <text:p text:style-name="P103">На мониторе высветился текст:</text:p>
      <text:p text:style-name="P10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03"/>
      <text:p text:style-name="P103">Из колонок послышался лёгкий шорох.</text:p>
      <text:p text:style-name="P99">– Дик, сейчас не время для ссор. – голос Селестии был мягким, но настойчивым. – Мы в одной лодке.</text:p>
      <text:p text:style-name="P99">– Тебе легко говорить! Тебе не разбивали нос и не оскорбляли угрозами!</text:p>
      <text:p text:style-name="P99">– Ты должен понимать, что у Макса были все основания так себя вести. Твоё поведение вызвало подозрения у него, ведь он мало тебя знает. </text:p>
      <text:p text:style-name="P99">К уговорам Селестии присоединилась Флаттершай.</text:p>
      <text:p text:style-name="P99">– Дискорд, миленький, прости его. Макс хороший. Он просто не знал, что ты тоже хороший...</text:p>
      <text:p text:style-name="P99">У Дискорда покраснели уши и он засмущался и заворчал.</text:p>
      <text:p text:style-name="P9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9">Я пропустил «дятла» мимо ушей.</text:p>
      <text:p text:style-name="P10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00">***</text:p>
      <text:p text:style-name="P9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9"><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9">Потому разбрасываться такой возможностью не стоит. Если уж тебе повезло оказаться в новом мире — исследуй его сполна!..</text:p>
      <text:p text:style-name="P100">***</text:p>
      <text:p text:style-name="P105">&lt;<text:span text:style-name="T23">сюда можно вставить похождения Дискорда — вторая неопубликованная глава. Первая — секс с Селестией</text:span>&gt;</text:p>
      <text:p text:style-name="P100">***</text:p>
      <text:p text:style-name="P103">– Развяжите мне, наконец, руки! Или хотя бы одну. Плечами жестикулировать неудобно.... </text:p>
      <text:p text:style-name="P103">Я развязал Дискорду левую руку.</text:p>
      <text:p text:style-name="P10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03">Дискорд принялся разминать затёкшее запястье.</text:p>
      <text:p text:style-name="P10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03">– Какое письмо, Корди? – вскинулась до этого зачарованно слушавшая Дискорда Флаттершай.</text:p>
      <text:p text:style-name="P103">– Ну ваше же! Вы с Эпплджек написали мне о своих мытарствах тут. Вежливо так написали, спасибо...</text:p>
      <text:p text:style-name="P103">Флаттершай покрылась пунцовыми пятнами.</text:p>
      <text:p text:style-name="P103">– Я... Мы... – тут она совсем стушевалась.</text:p>
      <text:p text:style-name="P103">– Так а почему ты сказал, что никто не уйдёт в Эквестрию? – наконец перебила Дискорда скучавшая до этого Эпплджек.</text:p>
      <text:p text:style-name="P103">Дискорд уставился на неё долгим взглядом, а потом хлопнул себя по лбу.</text:p>
      <text:p text:style-name="P10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7">&lt;</text:span><text:span text:style-name="T16">упомянуть, что Дискорд учился играть на гитаре в Эквестрии — брал уроки у Рэйнбоу</text:span><text:span text:style-name="T7">&gt;</text:span>).<text:span text:style-name="T7"> </text:span>То есть, эквестрийские три месяца немного короче местных...<text:span text:style-name="T7">&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7">&gt;</text:span></text:p>
      <text:p text:style-name="P103">– И что? – продолжила его мысль Эпплджек.</text:p>
      <text:p text:style-name="P103">– Эквестрийские <text:span text:style-name="T7">&lt;</text:span><text:span text:style-name="T22">три месяца</text:span><text:span text:style-name="T7">&gt;</text:span> КО-РО-ЧЕ местных. – с нажимом повторил Дискорд. – По моим подсчётам, на два дня.</text:p>
      <text:p text:style-name="P103">– И?!! – до меня уже дошло, но Эпплджек продолжала тупить.</text:p>
      <text:p text:style-name="P103">– Короче, времени у нас осталось что-то около пятнадцати минут. Или около того. – заявил Дискорд, <text:soft-page-break/>поднеся к глазам запястье с массивными часами.</text:p>
      <text:p text:style-name="P103">– СКОЛЬКО??? – воскликнули хором я и девушки.</text:p>
      <text:p text:style-name="P103">Дискорд открыл было рот, но его слова заглушил звонок в дверь.</text:p>
      <text:p text:style-name="P103">– ОТКРОЙТЕ, ПОЛИЦИЯ! Вам даётся полминуты, чтобы открыть дверь. Через тридцать секунд дверь будет выбита!</text:p>
      <text:p text:style-name="P10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03">Блядь!</text:p>
      <text:p text:style-name="P103">– На крышу, живо!!! Через окно на кухне! – зашипел Дискорд, отчаянно дёргая узлы свободной рукой.</text:p>
      <text:p text:style-name="P103">Эпплджек, одной рукой сгребя в охапку ноутбук, второй увлекая Флаттершай, кинулась на кухню.</text:p>
      <text:p text:style-name="P103">– А толку? Куда мы с крыши денемся? – спросил я растерянно. Дискорд только раздражённо зарычал в ответ.</text:p>
      <text:p text:style-name="P99">Дверь содрогнулась от мощного удара. Послышался стук падающей штукатурки. Я сломя голову кинулся на кухню.</text:p>
      <text:p text:style-name="P99">– Развяжи меня, идиот!!! – гаркнул вдогонку Дискорд.</text:p>
      <text:p text:style-name="P9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9">– Давай на крышу! Я догоню! – рявкнул он, освобождая вторую руку.</text:p>
      <text:p text:style-name="P99">От второго удара дверная коробка крякнула и наполовину въехала в коридор. </text:p>
      <text:p text:style-name="P99">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9">Верёвка в кухонном окне дёргалась от движений лезущих по ней Флатти и Эпплджек. Я словил её рукой и стал на подоконник.</text:p>
      <text:p text:style-name="P99">Чёрт!</text:p>
      <text:p text:style-name="P9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9">Но нет, триста тысяч чертей, раз девушки смогли – я тоже смогу!</text:p>
      <text:p text:style-name="P9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9">Я успел сократить расстояние до Эпплджек наполовину, когда девушки нашли решение.</text:p>
      <text:p text:style-name="P9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99">Я выдохнул.</text:p>
      <text:p text:style-name="P9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9">Чёрт! Чёрт! Чёрт! Чёрт!</text:p>
      <text:p text:style-name="P99">Бля!!!...</text:p>
      <text:p text:style-name="P99">Верёвка закончилась, а вместе с ней прекратилась и боль в сожжёных суставах. Наконец-то у меня появилось время для паники. Я обнял ноги<text:span text:style-name="T7"> </text:span>Эпплджек покрепче, закрыл глаза и приготовился...</text:p>
      <text:p text:style-name="P99"/>
      <text:h text:style-name="P144" text:outline-level="2">Назад, в Эквестрию</text:h>
      <text:p text:style-name="P99"/>
      <text:p text:style-name="P99">Долго паниковать не пришлось. </text:p>
      <text:p text:style-name="P99">Я почувствовал сильный рывок за шиворот и захват поперёк груди. </text:p>
      <text:p text:style-name="P99">– ОТПУСТИ ДЕВЧОНКУ!!! – загрохотало мне в ухо. Я открыл глаза.</text:p>
      <text:p text:style-name="P9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9">Я чуть поднял глаза и уставился в чешуйчатую морду дракона.</text:p>
      <text:p text:style-name="P99">– Отпусти Эпплджек. Я её держу. – повторил Дискорд. – Мне сбалансироваться надо. Вы не такие уж и лёгкие.</text:p>
      <text:p text:style-name="P9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9">Наконец это ему удалось, и дальнейший подъём на крышу происходил в молчании.</text:p>
      <text:p text:style-name="P9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9">Флаттершай оторвала заплаканное лицо от моей ветровки.</text:p>
      <text:p text:style-name="P99">– Да-да, ты прав, Корди. Я готова.</text:p>
      <text:p text:style-name="P99"><text:soft-page-break/>На длинной шее Дискорда разместились Эпплджек и Флаттершай. Я, для сохранения баланса, разместился позади крыльев.</text:p>
      <text:p text:style-name="P99">Дискорд расправил крылья и начал короткую пробежку к краю.</text:p>
      <text:p text:style-name="P10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9">И мы полетели навстречу закату.</text:p>
      <text:p text:style-name="P9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9">Впереди по курсу увеличивалась громада моей высотки. Дискорд летел прямо на разрыв в ограждении, который я проделал <text:span text:style-name="T7">&lt;</text:span><text:span text:style-name="T22">полгода</text:span><text:span text:style-name="T7">&gt;</text:span> назад своим проходом в Эквестрию.</text:p>
      <text:p text:style-name="P9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9">– Пристегните ремни! – проревел Дискорд, резко ускоряясь. – Будет весело!!!</text:p>
      <text:p text:style-name="P9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9">– ЙУУУУУУУХХХУУУУУ!!! – заорал Дискорд, сложил крылья и врезался в шар.</text:p>
      <text:p text:style-name="P104">&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39" text:outline-level="1">Беседа за столиком в ночи</text:h>
      <text:p text:style-name="P76">Из-за заинтересованности Эквуса в Максе, тому не приходится прилагать усилий для 34 — на что ему указывает Анакорн</text:p>
      <text:p text:style-name="P7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7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74"><text:span text:style-name="T1">Внезапно в</text:span> зрачке звёздного аликорна зажглась икорка. Она стремительно приближалась ко мне и в <text:soft-page-break/>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7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7">е</text:span><text:span text:style-name="T1">еся</text:span> <text:span text:style-name="T1">в пустоте кресло </text:span>.</text:p>
      <text:p text:style-name="P74"><text:span text:style-name="T1">– </text:span>Анакорн. <text:span text:style-name="T1">– о</text:span>трекомендовался он. <text:span text:style-name="T7">– </text:span><text:span text:style-name="T1">Демиург.</text:span></text:p>
      <text:p text:style-name="P74"><text:span text:style-name="T1">– </text:span>П-привет. Макс. <text:span text:style-name="T1">– в</text:span> смятении представился я.</text:p>
      <text:p text:style-name="P7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9"/>
      <text:p text:style-name="P74"><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9"/>
      <text:p text:style-name="P7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74"><text:span text:style-name="T1">Юноша</text:span> закинул ногу за ногу и пытливо смотрел на меня, играя карандашём .</text:p>
      <text:p text:style-name="P74">Я совсем запутался.</text:p>
      <text:p text:style-name="P74"><text:span text:style-name="T1">– </text:span>Какая проблема? Какое решение? Кто ты <text:span text:style-name="T1">вообще</text:span>?</text:p>
      <text:p text:style-name="P74"><text:span text:style-name="T7">– </text:span><text:span text:style-name="T1">Хорошо, с</text:span>ейчас объясню, <text:span text:style-name="T1">– </text:span>кивнул <text:span text:style-name="T1">Анакорн</text:span>. <text:span text:style-name="T7">– </text:span><text:span text:style-name="T1">Понимаю, ты пока не вполне в теме от шока...</text:span></text:p>
      <text:p text:style-name="P7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7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9">– Стоп, не торопись. – у меня голова пошла кругом от информации. – Я ничего не понял. Какие-такие проблемы? Какие варианты? Зачем его поддерживать?</text:p>
      <text:p text:style-name="P79">Анакорн недовольно поморщился, но продолжил.</text:p>
      <text:p text:style-name="P7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9">Анакорн встал с кресла и начал прохаживаться перед возникшей над столиком голограммой <text:soft-page-break/>звёздного неба. Карандаш, который он мусолил в руке, превратился в указку.</text:p>
      <text:p text:style-name="P7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9">На голограмме появилась солнечная система Эквуса. Почему-то в центре системы был сам Эквус. Вокруг него вращались солнце и луна.</text:p>
      <text:p text:style-name="P79">Анакорн плюхнулся обратно в кресло и схватился за голову. Потом, немного успокоившись, продолжил.</text:p>
      <text:p text:style-name="P7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9">Анакорн отпил из стакана и продолжил.</text:p>
      <text:p text:style-name="P7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7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7">&lt;</text:span><text:span text:style-name="T23">привязать к реальным событиям, описанным выше</text:span><text:span text:style-name="T7">&gt;</text:span><text:span text:style-name="T1">. А из таких посёлков Эквестрия состоит на 80% </text:span><text:span text:style-name="T7">&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9">Анакорн постучал по столику указкой. Солнечная система увеличилась, оставив в поле зрения только шар Эквуса.</text:p>
      <text:p text:style-name="P7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81">Ко мне наконец-то пришло понимание ситуации.</text:p>
      <text:p text:style-name="P8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9">Анакорн смутился.</text:p>
      <text:p text:style-name="P7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9">(<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79"><text:span text:style-name="T20">– Сам ты раздолбай! – произнёс, наконец, Свирл</text:span>)</text:p>
      <text:p text:style-name="P79">… И создали вы его достаточно топорно — видишь, он трещит по швам.</text:p>
      <text:p text:style-name="P79">– Хмм. То есть, это брони создали Эквус?</text:p>
      <text:p text:style-name="P79">–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9">Я вспомнил события последнего года <text:span text:style-name="T7">&lt;</text:span>упомянуть в эпизоде на Терре, что МЛП-сериал закрылся год назад<text:span text:style-name="T7">&gt;</text:span></text:p>
      <text:p text:style-name="P7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9">Анакорн с такой силой сжал карандаш, что он хрустнул.</text:p>
      <text:p text:style-name="P7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79"/>
      <text:p text:style-name="P79"/>
      <text:p text:style-name="P7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76">– </text:p>
      <text:p text:style-name="P79"><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81">– Верни Рэйнбоу!!!</text:p>
      <text:p text:style-name="P81">Обломки карандаша выпали из кулака Анакорна на столик.</text:p>
      <text:p text:style-name="P81">– Э-э-э… м-м-м… ну-у-у... Нельзя сказать, что это совсем невыполнимо… Но, прямо скажу, задачка не для студента!</text:p>
      <text:p text:style-name="P81">– А ты студент?</text:p>
      <text:p text:style-name="P8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8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8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8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8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8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81">– Нет. Плата остаётся неизменной. Тут мы квиты. У меня тоже мало шансов помочь тебе — я не имею ни малейшего понятия, как это сделать.</text:p>
      <text:p text:style-name="P81">Ставшие почти прозрачными стены комнаты снова обрели материальность. Анакорн пожал плечами и протянул мне руку через столик.</text:p>
      <text:p text:style-name="P8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8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8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81">Я задумался.</text:p>
      <text:p text:style-name="P8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81">Анакорн почесал в затылке.</text:p>
      <text:p text:style-name="P81">– А кьютимарки? Как, <text:span text:style-name="T7">&lt;</text:span><text:span text:style-name="T27">чёрт</text:span><text:span text:style-name="T7">&gt;</text:span> меня побери, объяснить кьютимарки?</text:p>
      <text:p text:style-name="P81">– А кьютимарки ты сам даришь пони, когда распознаёшь их жизненное предназначение.</text:p>
      <text:p text:style-name="P8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81">Я пожал плечами.</text:p>
      <text:p text:style-name="P81">– А по-другому я не могу объяснить их появление. К сожалению.</text:p>
      <text:p text:style-name="P11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12">– Хорошо. Уболтал. Кьютимарки беру на себя. Так и знал, что мне самое трудное достанется!</text:p>
      <text:p text:style-name="P11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12">Анакорн проследил мой взгляд.</text:p>
      <text:p text:style-name="P112">– Нечего так смотреть. Если я стану применять магию вместо ловкости, теряется весь смысл упражнения... О, глянь-ка на Эквус!</text:p>
      <text:p text:style-name="P11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1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12"/>
      <text:p text:style-name="P114">Да, т<text:span text:style-name="T44">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16">&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15"/>
      <text:p text:style-name="P11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14"/>
      <text:p text:style-name="P114"/>
      <text:p text:style-name="P112">Я опять задумался. В голове было пусто. Хотя, если подумать с точки зрения программиста, можно... <text:soft-page-break/>Наверное можно, раз все предыдущее прокатило...</text:p>
      <text:p text:style-name="P113">–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13">– Не понял? Это как? Как ты совместишь разрушенную магическими войнами Эквестрию с романтически-сексуальным раем для попаданцев?</text:p>
      <text:p text:style-name="P113"><text:span text:style-name="T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13">Анакорн долго мусолил карандаш, а потом вдруг заржал.</text:p>
      <text:p text:style-name="P113"><text:span text:style-name="T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13"><text:span text:style-name="T7">– </text:span>Я ничего никому не назначаю. Ты просил меня придумать отмазку для объяснения различий в фэндоме — я придумал. Не нравится — ну, извиняй.</text:p>
      <text:p text:style-name="P113">Анакорн примирительно похлопал меня по плечу.</text:p>
      <text:p text:style-name="P113"><text:span text:style-name="T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13">Я подозрительно посмотрел на Анакорна.</text:p>
      <text:p text:style-name="P113"><text:span text:style-name="T7">– </text:span>Какой ещё, нафиг, «мой фанфик»? Я никакого фанфика не писал. И не собираюсь, вообще-то.</text:p>
      <text:p text:style-name="P113">Анакорн ехидно ухмыльнулся и откинулся в кресле, переплетя пальцы за затылком.</text:p>
      <text:p text:style-name="P113"><text:span text:style-name="T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12"><text:span text:style-name="T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12"><text:span text:style-name="T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12"><text:span text:style-name="T7">– </text:span>Факн щит<text:note text:id="ftn13" text:note-class="footnote"><text:note-citation>13</text:note-citation><text:note-body><text:p text:style-name="P10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12">Анакорн развёл руками.</text:p>
      <text:p text:style-name="P112"><text:span text:style-name="T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1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text:soft-page-break/>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1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12">Анакорн, глядя на мои терзания, понимающе кивнул и продолжил.</text:p>
      <text:p text:style-name="P79">– Эквусу позарез нужна помощь. И он надеется получить эту помощь от тебя. Видишь, он из кожи вон лезет, чтобы тебе понравиться.</text:p>
      <text:p text:style-name="P76">Он старался тебя рассмешить и показать себя с лучшей стороны. К сожалению, надлого его не хватило — к твоему прибытию он был на грани...</text:p>
      <text:p text:style-name="P79">Тебе не приходилось заботиться о жилье и питании, ты нравишься кобылкам...</text:p>
      <text:p text:style-name="P79">– Гм! Я бы попросил тебя не касаться моих отношений с Рэйнбоу!</text:p>
      <text:p text:style-name="P7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9">У меня сердце буквально ухнуло куда-то вниз, в область желудка.</text:p>
      <text:p text:style-name="P7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7">&lt;&gt;</text:span></text:p>
      <text:p text:style-name="P7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9">– Та ладно, не утешай. Я не маленький ребёнок. Долг платежом красен. Сделаю то, что ты хочешь. Как сумею.</text:p>
      <text:p text:style-name="P7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9">Анакорн наблюдал за мной без улыбки. По его нейтральному выражению лица невозможно было догадаться, о чём он думает.</text:p>
      <text:p text:style-name="P79">– Ну вот и отлично. Рад, что мы наконец-то пришли к сделке.</text:p>
      <text:p text:style-name="P8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82">– Пора закругляться. Ты начинаешь сгорать. Надо утрясти последние детали, пока ещё есть пару минут.</text:p>
      <text:p text:style-name="P79">– Валяй. Я тебя внимательно слушаю.</text:p>
      <text:p text:style-name="P7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79">– А я разве сплю?</text:p>
      <text:p text:style-name="P79">– Сейчас — нет. Но как только мы закроем сделку — проснёшься. Потому что нет иного способа <text:soft-page-break/>вернуть тебя в реальный мир.</text:p>
      <text:p text:style-name="P79">– Эээ, постой. А как я в Эквестрию и обратно возвращался?</text:p>
      <text:p text:style-name="P7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9">Так вот, возвращать тебя обратно в твой мир я не буду. </text:p>
      <text:p text:style-name="P79">Во-первых, может возникнуть временная <text:span text:style-name="T7">&lt;</text:span><text:span text:style-name="T22">парадокс</text:span><text:span text:style-name="T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7"> </text:span>Если вернуть тебя обратно — рано или поздно он тебя убьёт. Скорее рано, чем поздно.</text:p>
      <text:p text:style-name="P7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9">– Ты ещё увидишь пару снов на прощание. Удачи!</text:p>
      <text:p text:style-name="P79"/>
      <text:p text:style-name="P83">&lt;<text:span text:style-name="T1">- Но если миры Эквестрии станут существовать — появятся и те из них, в которых тьма страданий, постапокалипсис.</text:span></text:p>
      <text:p text:style-name="P83"><text:span text:style-name="T1">- И это лучше, чем не существовать, поверь</text:span>&gt;</text:p>
      <text:p text:style-name="P80">***</text:p>
      <text:p text:style-name="P80"/>
      <text:p text:style-name="P79">&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9"/>
      <text:p text:style-name="P79">– Привет, Макс. – образ Селестии снова реял передо мной, как <text:span text:style-name="T7">&lt;</text:span><text:span text:style-name="T22">полгода</text:span><text:span text:style-name="T7">&gt;</text:span> назад. – Я хочу поблагодарить тебя за всё.</text:p>
      <text:p text:style-name="P79">– Пожалста. – ответил я безучастно. – Всегда рад. Только Вам не нужно было ТАК распинаться, чтобы заручиться моей помощью.</text:p>
      <text:p text:style-name="P79">Селестия на мгновение смутилась, но продолжила.</text:p>
      <text:p text:style-name="P79">&lt;<text:span text:style-name="T22"> - Ты морочила мне яйца, чтобы заинтересовать? Всё, как Свирл указал?</text:span></text:p>
      <text:p text:style-name="P7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76">Я покачал головой.</text:p>
      <text:p text:style-name="P79"><text:soft-page-break/><text:span text:style-name="T22">–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9">– <text:s text:c="2"/>За благополучие Эквестрии я бы и не ТАК разопнулась.<text:span text:style-name="T7">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8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8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9">Селестия кивнула, соглашаясь, и образ её начал меркнуть.</text:p>
      <text:p text:style-name="P104">– <text:span text:style-name="T1">Окей. Будь счастлив и... спасибо тебе за всё, Макс.</text:span></text:p>
      <text:p text:style-name="P99">…</text:p>
      <text:p text:style-name="P10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9">Он нахлобучил на себя невесть откуда взявшуюся двууголку.</text:p>
      <text:p text:style-name="P99">– Как вам это нравится, господа?! Дискорд — спаситель Эквестрии! А ведь звучит!!! Разрешите откланяться!..</text:p>
      <text:p text:style-name="P99"/>
      <text:list xml:id="list8592127286858841193" text:style-name="L8">
        <text:list-header>
          <text:p text:style-name="P136">(<text:span text:style-name="T31">Луна — как повелительница снов, слышала разговор Макса с Анакорном</text:span>)</text:p>
          <text:p text:style-name="P137"/>
        </text:list-header>
      </text:list>
      <text:p text:style-name="P100">***</text:p>
      <text:p text:style-name="P74"><text:span text:style-name="T1">–</text:span> Ты?..</text:p>
      <text:p text:style-name="P74"><text:span text:style-name="T1">–</text:span> Ты??!</text:p>
      <text:p text:style-name="P74"><text:span text:style-name="T1">–</text:span> Ты мне снишься??</text:p>
      <text:p text:style-name="P74"><text:span text:style-name="T1">–</text:span> Это ты мне снишься!!</text:p>
      <text:p text:style-name="P74"><text:span text:style-name="T1">–</text:span> Неважно… Пусть мы друг-другу снимся… Ты как, Дэш?</text:p>
      <text:p text:style-name="P7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74"><text:span text:style-name="T1">–</text:span> И я в порядке. Вот, возвращаюсь в свой мир. Ну, не совсем в свой. Почти в свой.</text:p>
      <text:p text:style-name="P74"><text:soft-page-break/><text:span text:style-name="T1">–</text:span> Навсегда?</text:p>
      <text:p text:style-name="P74"><text:span text:style-name="T1">–</text:span> Скорее всего, да.</text:p>
      <text:p text:style-name="P74"><text:span text:style-name="T1">–</text:span> Это плохо. Я хотела тебе сказать…</text:p>
      <text:p text:style-name="P74"><text:span text:style-name="T1">–</text:span> Не надо, Дэш. Не стоит терзать себя. Мне тоже очень хотелось остаться. Но так надо. Мне очень жаль…</text:p>
      <text:p text:style-name="P7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7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7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7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7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74"><text:span text:style-name="T1">–</text:span> И тебя, и Твайлайт, и Рэрити, и Селестию, и всех-всех-всех… Таковы правила.</text:p>
      <text:p text:style-name="P74"><text:span text:style-name="T7">– </text:span>Дискорд!.. Почему всё так паршиво… Я даже не могу уткнуться носом тебе в грудь. Я прохожу сквозь тебя, <text:span text:style-name="T7">–</text:span> всхлипнула сквозь зубы Рэйнбоу.</text:p>
      <text:p text:style-name="P74">Я опустил руку на шею Дэш и ощутил теплоту и лёгкое покалывание в пустоте.</text:p>
      <text:p text:style-name="P74"><text:span text:style-name="T7">–</text:span> Мне кажется, Дэш, <text:span text:style-name="T1">м</text:span>ы найдём способ связаться. Рано или поздно.</text:p>
      <text:p text:style-name="P74"><text:span text:style-name="T1">–</text:span> И лучше рано, чем поздно! Я не люблю ждать!</text:p>
      <text:p text:style-name="P74"><text:span text:style-name="T1">–</text:span> Да, Дэш. <text:span text:style-name="T1">–</text:span> её образ начал таять. <text:span text:style-name="T1">–</text:span> Да, я помню. Я всё ещё помню…</text:p>
      <text:p text:style-name="P74"/>
      <text:h text:style-name="P144" text:outline-level="2">Земля</text:h>
      <text:p text:style-name="P77">Музыкальная тема из бегущего по лезвию бритвы — <text:span text:style-name="T7">Mission impossible</text:span></text:p>
      <text:p text:style-name="P78">&lt;Ужас возвращения из тёплого волшебного мира друзей в холодную скучную реальность.&gt;</text:p>
      <text:p text:style-name="P7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7">двенадцати приползу</text:span>. Надоело. <text:span text:style-name="T1">Закисать на работе — вредно для мозгов.</text:span> Надо отдохнуть. <text:span text:style-name="T7">Взят</text:span><text:span text:style-name="T1">ь, наконец, </text:span><text:s/>отпуск. <text:span text:style-name="T1">И пошло оно всё к ебеням!</text:span></text:p>
      <text:p text:style-name="P72"><text:span text:style-name="T1">Я нашарил ногами тапки и пошёл в ванную. Проходя мимо стола, зацепился взглядом за</text:span> эскиз <text:span text:style-name="T1">рисунка</text:span>.</text:p>
      <text:p text:style-name="P7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7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7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text:soft-page-break/>карандаше... Вот так всегда. Фак!</text:p>
      <text:p text:style-name="P73">Доставая из стола ключи от машины, опять наткнулся взглядом на эскиз.</text:p>
      <text:p text:style-name="P7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73">Назову-ка я фантазию «Последний фанфик».</text:p>
      <text:p text:style-name="P73"/>
      <text:p text:style-name="P73"/>
      <text:p text:style-name="P73"/>
      <text:p text:style-name="P74"/>
      <text:p text:style-name="P74"/>
      <text:p text:style-name="P74"/>
      <text:p text:style-name="P7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74"/>
      <text:p text:style-name="P7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74"/>
      <text:p text:style-name="P74"/>
      <text:p text:style-name="P74"/>
      <text:p text:style-name="P74"/>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7">&lt;</text:span><text:span text:style-name="T23">Живая лошадь — не кошка, ухаживать за ней сложнее</text:span><text:span text:style-name="T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text:soft-page-break/>забраться на неё, просто уперев руки ей в спину и подпрыгнув.</text:p>
      <text:p text:style-name="P2"><text:span text:style-name="T7">–</text:span> Держись! <text:span text:style-name="T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7">&lt;</text:span><text:span text:style-name="T22">взгляд</text:span><text:span text:style-name="T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7">—</text:span> выглядело по-дурацки, но тем-не-менее <text:span text:style-name="T7">—</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8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8-11T13:08:43.529000000</dc:date>
    <meta:editing-duration>P77DT8H9M21S</meta:editing-duration>
    <meta:editing-cycles>3948</meta:editing-cycles>
    <meta:generator>LibreOffice/5.1.0.3$Windows_x86 LibreOffice_project/5e3e00a007d9b3b6efb6797a8b8e57b51ab1f737</meta:generator>
    <meta:document-statistic meta:table-count="0" meta:image-count="0" meta:object-count="0" meta:page-count="151" meta:paragraph-count="3091" meta:word-count="69749" meta:character-count="463743" meta:non-whitespace-character-count="393712"/>
  </office:meta>
</office:document-meta>
</file>